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1.6543in"/>
    </style:style>
    <style:style style:name="co11" style:family="table-column">
      <style:table-column-properties fo:break-before="auto" style:column-width="2.7902in"/>
    </style:style>
    <style:style style:name="co12" style:family="table-column">
      <style:table-column-properties fo:break-before="auto" style:column-width="3.3161in"/>
    </style:style>
    <style:style style:name="co13" style:family="table-column">
      <style:table-column-properties fo:break-before="auto" style:column-width="1.7398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0.4319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0.796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terate</text:p>
          </table:table-cell>
          <table:table-cell office:value-type="string" calcext:value-type="string">
            <text:p>nfg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vector in convex hull</text:p>
          </table:table-cell>
          <table:table-cell office:value-type="string" calcext:value-type="string">
            <text:p>proj gradi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nal messag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149194212011654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316187505327816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063531530969882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231753068256346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073674053057732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314866169461096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407326908448946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139705470218429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208060896288679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161310464031223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424979016877677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459069855812772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000733339600434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255879680541564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430433929618809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185541397684681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299172297571354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423932621950055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257037427146510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135910175870427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308245457841026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497141339127240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495324153982362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047365818894374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429535588062681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085301621695650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325169014570403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525435578943360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165375304153090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521804068131650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379028222579558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294819823908611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480165484102627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255311095693720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136417357828743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6.9450282702034896E-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305.93347810144" calcext:value-type="float">
            <text:p>9305.9334781014</text:p>
          </table:table-cell>
          <table:table-cell office:value-type="float" office:value="0.00394844567769041" calcext:value-type="float">
            <text:p>0.0039484457</text:p>
          </table:table-cell>
          <table:table-cell office:value-type="float" office:value="0.000400049399019053" calcext:value-type="float">
            <text:p>0.0004000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9305.93347810103" calcext:value-type="float">
            <text:p>9305.933478101</text:p>
          </table:table-cell>
          <table:table-cell/>
          <table:table-cell office:value-type="float" office:value="0.0000356736524480539" calcext:value-type="float">
            <text:p>3.56736524480539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305.93347810703" calcext:value-type="float">
            <text:p>9305.933478107</text:p>
          </table:table-cell>
          <table:table-cell office:value-type="float" office:value="0.00538509396968954" calcext:value-type="float">
            <text:p>0.005385094</text:p>
          </table:table-cell>
          <table:table-cell office:value-type="float" office:value="0.00275913009792461" calcext:value-type="float">
            <text:p>0.0027591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305.93347810103" calcext:value-type="float">
            <text:p>9305.933478101</text:p>
          </table:table-cell>
          <table:table-cell/>
          <table:table-cell office:value-type="float" office:value="0.000000433746677686031" calcext:value-type="float">
            <text:p>4.33746677686031E-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305.93347810705" calcext:value-type="float">
            <text:p>9305.9334781071</text:p>
          </table:table-cell>
          <table:table-cell office:value-type="float" office:value="0.0054025012510629" calcext:value-type="float">
            <text:p>0.0054025013</text:p>
          </table:table-cell>
          <table:table-cell office:value-type="float" office:value="0.00276339823531302" calcext:value-type="float">
            <text:p>0.0027633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305.93347810103" calcext:value-type="float">
            <text:p>9305.933478101</text:p>
          </table:table-cell>
          <table:table-cell/>
          <table:table-cell office:value-type="float" office:value="0.000000433746677686031" calcext:value-type="float">
            <text:p>4.33746677686031E-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33.986100072917" calcext:value-type="float">
            <text:p>233.9861000729</text:p>
          </table:table-cell>
          <table:table-cell office:value-type="float" office:value="0.0000000793296989209935" calcext:value-type="float">
            <text:p>7.93296989209935E-008</text:p>
          </table:table-cell>
          <table:table-cell office:value-type="float" office:value="4.96574312692174" calcext:value-type="float">
            <text:p>4.965743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87.768984502619" calcext:value-type="float">
            <text:p>387.7689845026</text:p>
          </table:table-cell>
          <table:table-cell/>
          <table:table-cell office:value-type="float" office:value="96.6013709324379" calcext:value-type="float">
            <text:p>96.6013709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33.985758182453" calcext:value-type="float">
            <text:p>233.9857581825</text:p>
          </table:table-cell>
          <table:table-cell office:value-type="float" office:value="0.0000000322127362561986" calcext:value-type="float">
            <text:p>3.22127362561986E-008</text:p>
          </table:table-cell>
          <table:table-cell office:value-type="float" office:value="4.96938809354949" calcext:value-type="float">
            <text:p>4.9693880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87.768984502619" calcext:value-type="float">
            <text:p>387.7689845026</text:p>
          </table:table-cell>
          <table:table-cell/>
          <table:table-cell office:value-type="float" office:value="96.6013709324379" calcext:value-type="float">
            <text:p>96.6013709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33.985754701502" calcext:value-type="float">
            <text:p>233.9857547015</text:p>
          </table:table-cell>
          <table:table-cell office:value-type="float" office:value="0.0000000322049624745802" calcext:value-type="float">
            <text:p>3.22049624745802E-008</text:p>
          </table:table-cell>
          <table:table-cell office:value-type="float" office:value="4.96762318687561" calcext:value-type="float">
            <text:p>4.9676231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87.768984502619" calcext:value-type="float">
            <text:p>387.7689845026</text:p>
          </table:table-cell>
          <table:table-cell/>
          <table:table-cell office:value-type="float" office:value="96.6013709324379" calcext:value-type="float">
            <text:p>96.6013709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82.372173373489" calcext:value-type="float">
            <text:p>182.3721733735</text:p>
          </table:table-cell>
          <table:table-cell office:value-type="float" office:value="0.00000000440743264107368" calcext:value-type="float">
            <text:p>4.40743264107368E-009</text:p>
          </table:table-cell>
          <table:table-cell office:value-type="float" office:value="7.08142522288994" calcext:value-type="float">
            <text:p>7.0814252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83.748857461858" calcext:value-type="float">
            <text:p>283.7488574619</text:p>
          </table:table-cell>
          <table:table-cell/>
          <table:table-cell office:value-type="float" office:value="96.8349640493679" calcext:value-type="float">
            <text:p>96.8349640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82.369297314727" calcext:value-type="float">
            <text:p>182.3692973147</text:p>
          </table:table-cell>
          <table:table-cell office:value-type="float" office:value="0.00000000427104041023085" calcext:value-type="float">
            <text:p>4.27104041023085E-009</text:p>
          </table:table-cell>
          <table:table-cell office:value-type="float" office:value="6.94203563746793" calcext:value-type="float">
            <text:p>6.9420356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83.748857461858" calcext:value-type="float">
            <text:p>283.7488574619</text:p>
          </table:table-cell>
          <table:table-cell/>
          <table:table-cell office:value-type="float" office:value="96.8349640493679" calcext:value-type="float">
            <text:p>96.8349640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82.369214829821" calcext:value-type="float">
            <text:p>182.3692148298</text:p>
          </table:table-cell>
          <table:table-cell office:value-type="float" office:value="0.00000000423649648695346" calcext:value-type="float">
            <text:p>4.23649648695346E-009</text:p>
          </table:table-cell>
          <table:table-cell office:value-type="float" office:value="6.92307973733372" calcext:value-type="float">
            <text:p>6.923079737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83.748857461858" calcext:value-type="float">
            <text:p>283.7488574619</text:p>
          </table:table-cell>
          <table:table-cell/>
          <table:table-cell office:value-type="float" office:value="96.8349640493679" calcext:value-type="float">
            <text:p>96.8349640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78.287035180957" calcext:value-type="float">
            <text:p>178.287035181</text:p>
          </table:table-cell>
          <table:table-cell office:value-type="float" office:value="0.00000000385721588003207" calcext:value-type="float">
            <text:p>3.85721588003207E-009</text:p>
          </table:table-cell>
          <table:table-cell office:value-type="float" office:value="5.29557087035692" calcext:value-type="float">
            <text:p>5.2955708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5.565905253182" calcext:value-type="float">
            <text:p>275.5659052532</text:p>
          </table:table-cell>
          <table:table-cell/>
          <table:table-cell office:value-type="float" office:value="96.8367879233941" calcext:value-type="float">
            <text:p>96.8367879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78.284077418088" calcext:value-type="float">
            <text:p>178.2840774181</text:p>
          </table:table-cell>
          <table:table-cell office:value-type="float" office:value="0.00000000458798754543466" calcext:value-type="float">
            <text:p>4.58798754543466E-009</text:p>
          </table:table-cell>
          <table:table-cell office:value-type="float" office:value="7.2970692857478" calcext:value-type="float">
            <text:p>7.297069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5.565905253182" calcext:value-type="float">
            <text:p>275.5659052532</text:p>
          </table:table-cell>
          <table:table-cell/>
          <table:table-cell office:value-type="float" office:value="96.8367879233941" calcext:value-type="float">
            <text:p>96.8367879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78.285420727695" calcext:value-type="float">
            <text:p>178.2854207277</text:p>
          </table:table-cell>
          <table:table-cell office:value-type="float" office:value="0.00000000386162568588588" calcext:value-type="float">
            <text:p>3.86162568588588E-009</text:p>
          </table:table-cell>
          <table:table-cell office:value-type="float" office:value="7.29940804044835" calcext:value-type="float">
            <text:p>7.299408040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5.565905253182" calcext:value-type="float">
            <text:p>275.5659052532</text:p>
          </table:table-cell>
          <table:table-cell/>
          <table:table-cell office:value-type="float" office:value="96.8367879233941" calcext:value-type="float">
            <text:p>96.8367879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77.884415909607" calcext:value-type="float">
            <text:p>177.8844159096</text:p>
          </table:table-cell>
          <table:table-cell office:value-type="float" office:value="0.0000000047710613237939" calcext:value-type="float">
            <text:p>4.7710613237939E-009</text:p>
          </table:table-cell>
          <table:table-cell office:value-type="float" office:value="7.32118302661353" calcext:value-type="float">
            <text:p>7.3211830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767565918681" calcext:value-type="float">
            <text:p>274.7675659187</text:p>
          </table:table-cell>
          <table:table-cell/>
          <table:table-cell office:value-type="float" office:value="96.8366163351714" calcext:value-type="float">
            <text:p>96.8366163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77.886642962914" calcext:value-type="float">
            <text:p>177.8866429629</text:p>
          </table:table-cell>
          <table:table-cell office:value-type="float" office:value="0.0000000101249884032484" calcext:value-type="float">
            <text:p>1.01249884032484E-008</text:p>
          </table:table-cell>
          <table:table-cell office:value-type="float" office:value="7.32098990346175" calcext:value-type="float">
            <text:p>7.320989903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767565918681" calcext:value-type="float">
            <text:p>274.7675659187</text:p>
          </table:table-cell>
          <table:table-cell/>
          <table:table-cell office:value-type="float" office:value="96.8366163351714" calcext:value-type="float">
            <text:p>96.8366163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77.884862997367" calcext:value-type="float">
            <text:p>177.8848629974</text:p>
          </table:table-cell>
          <table:table-cell office:value-type="float" office:value="0.00000000381288156603432" calcext:value-type="float">
            <text:p>3.81288156603432E-009</text:p>
          </table:table-cell>
          <table:table-cell office:value-type="float" office:value="5.32210237402242" calcext:value-type="float">
            <text:p>5.32210237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767565918681" calcext:value-type="float">
            <text:p>274.7675659187</text:p>
          </table:table-cell>
          <table:table-cell/>
          <table:table-cell office:value-type="float" office:value="96.8366163351714" calcext:value-type="float">
            <text:p>96.8366163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77.843551738112" calcext:value-type="float">
            <text:p>177.8435517381</text:p>
          </table:table-cell>
          <table:table-cell office:value-type="float" office:value="0.0000000265811541666494" calcext:value-type="float">
            <text:p>2.65811541666494E-008</text:p>
          </table:table-cell>
          <table:table-cell office:value-type="float" office:value="5.32393844857392" calcext:value-type="float">
            <text:p>5.3239384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87913148309" calcext:value-type="float">
            <text:p>274.6879131483</text:p>
          </table:table-cell>
          <table:table-cell/>
          <table:table-cell office:value-type="float" office:value="96.8365992253144" calcext:value-type="float">
            <text:p>96.8365992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77.842605437805" calcext:value-type="float">
            <text:p>177.8426054378</text:p>
          </table:table-cell>
          <table:table-cell office:value-type="float" office:value="0.0000000210771422537448" calcext:value-type="float">
            <text:p>2.10771422537448E-008</text:p>
          </table:table-cell>
          <table:table-cell office:value-type="float" office:value="5.32423651123203" calcext:value-type="float">
            <text:p>5.3242365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87913148309" calcext:value-type="float">
            <text:p>274.6879131483</text:p>
          </table:table-cell>
          <table:table-cell/>
          <table:table-cell office:value-type="float" office:value="96.8365992253144" calcext:value-type="float">
            <text:p>96.8365992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77.842606230916" calcext:value-type="float">
            <text:p>177.8426062309</text:p>
          </table:table-cell>
          <table:table-cell office:value-type="float" office:value="0.0000000210771378128527" calcext:value-type="float">
            <text:p>2.10771378128527E-008</text:p>
          </table:table-cell>
          <table:table-cell office:value-type="float" office:value="5.32423693067899" calcext:value-type="float">
            <text:p>5.3242369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87913148309" calcext:value-type="float">
            <text:p>274.6879131483</text:p>
          </table:table-cell>
          <table:table-cell/>
          <table:table-cell office:value-type="float" office:value="96.8365992253144" calcext:value-type="float">
            <text:p>96.8365992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453199336" calcext:value-type="float">
            <text:p>177.8524531993</text:p>
          </table:table-cell>
          <table:table-cell office:value-type="float" office:value="0.00000000380559406210068" calcext:value-type="float">
            <text:p>3.80559406210068E-009</text:p>
          </table:table-cell>
          <table:table-cell office:value-type="float" office:value="5.32600468709089" calcext:value-type="float">
            <text:p>5.3260046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949680042" calcext:value-type="float">
            <text:p>274.67994968</text:p>
          </table:table-cell>
          <table:table-cell/>
          <table:table-cell office:value-type="float" office:value="96.8365975148178" calcext:value-type="float">
            <text:p>96.8365975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77.839265855916" calcext:value-type="float">
            <text:p>177.8392658559</text:p>
          </table:table-cell>
          <table:table-cell office:value-type="float" office:value="0.00000000477188999425948" calcext:value-type="float">
            <text:p>4.77188999425948E-009</text:p>
          </table:table-cell>
          <table:table-cell office:value-type="float" office:value="7.324222658703" calcext:value-type="float">
            <text:p>7.3242226587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949680042" calcext:value-type="float">
            <text:p>274.67994968</text:p>
          </table:table-cell>
          <table:table-cell/>
          <table:table-cell office:value-type="float" office:value="96.8365975148178" calcext:value-type="float">
            <text:p>96.8365975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77.839716871128" calcext:value-type="float">
            <text:p>177.8397168711</text:p>
          </table:table-cell>
          <table:table-cell office:value-type="float" office:value="0.0000000140918001712009" calcext:value-type="float">
            <text:p>1.40918001712009E-008</text:p>
          </table:table-cell>
          <table:table-cell office:value-type="float" office:value="5.32509906283102" calcext:value-type="float">
            <text:p>5.3250990628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949680042" calcext:value-type="float">
            <text:p>274.67994968</text:p>
          </table:table-cell>
          <table:table-cell/>
          <table:table-cell office:value-type="float" office:value="96.8365975148178" calcext:value-type="float">
            <text:p>96.8365975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121706356" calcext:value-type="float">
            <text:p>177.8521217064</text:p>
          </table:table-cell>
          <table:table-cell office:value-type="float" office:value="0.00000000380550302381266" calcext:value-type="float">
            <text:p>3.80550302381266E-009</text:p>
          </table:table-cell>
          <table:table-cell office:value-type="float" office:value="5.32606041918211" calcext:value-type="float">
            <text:p>5.3260604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1533513" calcext:value-type="float">
            <text:p>274.6791533513</text:p>
          </table:table-cell>
          <table:table-cell/>
          <table:table-cell office:value-type="float" office:value="96.836597343773" calcext:value-type="float">
            <text:p>96.8365973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77.838774315223" calcext:value-type="float">
            <text:p>177.8387743152</text:p>
          </table:table-cell>
          <table:table-cell office:value-type="float" office:value="0.00000000477186890002201" calcext:value-type="float">
            <text:p>4.77186890002201E-009</text:p>
          </table:table-cell>
          <table:table-cell office:value-type="float" office:value="7.32427689388964" calcext:value-type="float">
            <text:p>7.3242768939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1533513" calcext:value-type="float">
            <text:p>274.6791533513</text:p>
          </table:table-cell>
          <table:table-cell/>
          <table:table-cell office:value-type="float" office:value="96.836597343773" calcext:value-type="float">
            <text:p>96.8365973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77.839388767698" calcext:value-type="float">
            <text:p>177.8393887677</text:p>
          </table:table-cell>
          <table:table-cell office:value-type="float" office:value="0.000000014091489308754" calcext:value-type="float">
            <text:p>1.4091489308754E-008</text:p>
          </table:table-cell>
          <table:table-cell office:value-type="float" office:value="5.32516071347418" calcext:value-type="float">
            <text:p>5.325160713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1533513" calcext:value-type="float">
            <text:p>274.6791533513</text:p>
          </table:table-cell>
          <table:table-cell/>
          <table:table-cell office:value-type="float" office:value="96.836597343773" calcext:value-type="float">
            <text:p>96.8365973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08861215" calcext:value-type="float">
            <text:p>177.8520886122</text:p>
          </table:table-cell>
          <table:table-cell office:value-type="float" office:value="0.00000000380549458611767" calcext:value-type="float">
            <text:p>3.80549458611767E-009</text:p>
          </table:table-cell>
          <table:table-cell office:value-type="float" office:value="5.32606600114933" calcext:value-type="float">
            <text:p>5.3260660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73718606" calcext:value-type="float">
            <text:p>274.6790737186</text:p>
          </table:table-cell>
          <table:table-cell/>
          <table:table-cell office:value-type="float" office:value="96.8365973266686" calcext:value-type="float">
            <text:p>96.8365973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77.838720872002" calcext:value-type="float">
            <text:p>177.838720872</text:p>
          </table:table-cell>
          <table:table-cell office:value-type="float" office:value="0.00000000477186401504071" calcext:value-type="float">
            <text:p>4.77186401504071E-009</text:p>
          </table:table-cell>
          <table:table-cell office:value-type="float" office:value="7.32428354361912" calcext:value-type="float">
            <text:p>7.3242835436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73718606" calcext:value-type="float">
            <text:p>274.6790737186</text:p>
          </table:table-cell>
          <table:table-cell/>
          <table:table-cell office:value-type="float" office:value="96.8365973266686" calcext:value-type="float">
            <text:p>96.8365973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77.83935601528" calcext:value-type="float">
            <text:p>177.8393560153</text:p>
          </table:table-cell>
          <table:table-cell office:value-type="float" office:value="0.0000000140914586665986" calcext:value-type="float">
            <text:p>1.40914586665986E-008</text:p>
          </table:table-cell>
          <table:table-cell office:value-type="float" office:value="5.32516687244795" calcext:value-type="float">
            <text:p>5.325166872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73718606" calcext:value-type="float">
            <text:p>274.6790737186</text:p>
          </table:table-cell>
          <table:table-cell/>
          <table:table-cell office:value-type="float" office:value="96.8365973266686" calcext:value-type="float">
            <text:p>96.8365973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085303316" calcext:value-type="float">
            <text:p>177.8520853033</text:p>
          </table:table-cell>
          <table:table-cell office:value-type="float" office:value="0.00000000380549369793925" calcext:value-type="float">
            <text:p>3.80549369793925E-009</text:p>
          </table:table-cell>
          <table:table-cell office:value-type="float" office:value="5.32606655944711" calcext:value-type="float">
            <text:p>5.3260665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5755339" calcext:value-type="float">
            <text:p>274.6790657553</text:p>
          </table:table-cell>
          <table:table-cell/>
          <table:table-cell office:value-type="float" office:value="96.8365973249582" calcext:value-type="float">
            <text:p>96.836597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77.83871590953" calcext:value-type="float">
            <text:p>177.8387159095</text:p>
          </table:table-cell>
          <table:table-cell office:value-type="float" office:value="0.0000000047718635709515" calcext:value-type="float">
            <text:p>4.7718635709515E-009</text:p>
          </table:table-cell>
          <table:table-cell office:value-type="float" office:value="7.32428410517539" calcext:value-type="float">
            <text:p>7.324284105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5755339" calcext:value-type="float">
            <text:p>274.6790657553</text:p>
          </table:table-cell>
          <table:table-cell/>
          <table:table-cell office:value-type="float" office:value="96.8365973249582" calcext:value-type="float">
            <text:p>96.836597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77.839352740655" calcext:value-type="float">
            <text:p>177.8393527407</text:p>
          </table:table-cell>
          <table:table-cell office:value-type="float" office:value="0.0000000140914555579741" calcext:value-type="float">
            <text:p>1.40914555579741E-008</text:p>
          </table:table-cell>
          <table:table-cell office:value-type="float" office:value="5.32516748830285" calcext:value-type="float">
            <text:p>5.325167488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5755339" calcext:value-type="float">
            <text:p>274.6790657553</text:p>
          </table:table-cell>
          <table:table-cell/>
          <table:table-cell office:value-type="float" office:value="96.8365973249582" calcext:value-type="float">
            <text:p>96.836597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084972369" calcext:value-type="float">
            <text:p>177.8520849724</text:p>
          </table:table-cell>
          <table:table-cell office:value-type="float" office:value="0.00000000380549369793925" calcext:value-type="float">
            <text:p>3.80549369793925E-009</text:p>
          </table:table-cell>
          <table:table-cell office:value-type="float" office:value="5.32606661525204" calcext:value-type="float">
            <text:p>5.3260666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959012" calcext:value-type="float">
            <text:p>274.679064959</text:p>
          </table:table-cell>
          <table:table-cell/>
          <table:table-cell office:value-type="float" office:value="96.8365973247871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177.83871924031" calcext:value-type="float">
            <text:p>177.8387192403</text:p>
          </table:table-cell>
          <table:table-cell office:value-type="float" office:value="0.00000000477186645753136" calcext:value-type="float">
            <text:p>4.77186645753136E-009</text:p>
          </table:table-cell>
          <table:table-cell office:value-type="float" office:value="7.32428311631507" calcext:value-type="float">
            <text:p>7.324283116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959012" calcext:value-type="float">
            <text:p>274.679064959</text:p>
          </table:table-cell>
          <table:table-cell/>
          <table:table-cell office:value-type="float" office:value="96.8365973247871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77.839352413149" calcext:value-type="float">
            <text:p>177.8393524132</text:p>
          </table:table-cell>
          <table:table-cell office:value-type="float" office:value="0.0000000140914546697957" calcext:value-type="float">
            <text:p>1.40914546697957E-008</text:p>
          </table:table-cell>
          <table:table-cell office:value-type="float" office:value="5.32516754986948" calcext:value-type="float">
            <text:p>5.3251675499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959012" calcext:value-type="float">
            <text:p>274.679064959</text:p>
          </table:table-cell>
          <table:table-cell/>
          <table:table-cell office:value-type="float" office:value="96.8365973247871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084939321" calcext:value-type="float">
            <text:p>177.8520849393</text:p>
          </table:table-cell>
          <table:table-cell office:value-type="float" office:value="0.00000000380549369793925" calcext:value-type="float">
            <text:p>3.80549369793925E-009</text:p>
          </table:table-cell>
          <table:table-cell office:value-type="float" office:value="5.32606662084989" calcext:value-type="float">
            <text:p>5.3260666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87938" calcext:value-type="float">
            <text:p>274.6790648794</text:p>
          </table:table-cell>
          <table:table-cell/>
          <table:table-cell office:value-type="float" office:value="96.83659732477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77.838711542388" calcext:value-type="float">
            <text:p>177.8387115424</text:p>
          </table:table-cell>
          <table:table-cell office:value-type="float" office:value="0.00000000477186135050545" calcext:value-type="float">
            <text:p>4.77186135050545E-009</text:p>
          </table:table-cell>
          <table:table-cell office:value-type="float" office:value="7.32428521040514" calcext:value-type="float">
            <text:p>7.324285210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87938" calcext:value-type="float">
            <text:p>274.6790648794</text:p>
          </table:table-cell>
          <table:table-cell/>
          <table:table-cell office:value-type="float" office:value="96.83659732477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56679" calcext:value-type="float">
            <text:p>1056679</text:p>
          </table:table-cell>
          <table:table-cell office:value-type="float" office:value="177.840809940641" calcext:value-type="float">
            <text:p>177.8408099406</text:p>
          </table:table-cell>
          <table:table-cell table:style-name="ce1" office:value-type="string" calcext:value-type="string">
            <text:p>6.9282009607124792E-310</text:p>
          </table:table-cell>
          <table:table-cell office:value-type="float" office:value="5.32571495117331" calcext:value-type="float">
            <text:p>5.3257149512</text:p>
          </table:table-cell>
          <table:table-cell office:value-type="float" office:value="56.4766616821289" calcext:value-type="float">
            <text:p>56.476661682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87938" calcext:value-type="float">
            <text:p>274.6790648794</text:p>
          </table:table-cell>
          <table:table-cell/>
          <table:table-cell office:value-type="float" office:value="96.83659732477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531.1434970872" calcext:value-type="float">
            <text:p>18531.1434970872</text:p>
          </table:table-cell>
          <table:table-cell office:value-type="float" office:value="0.0043648892059022" calcext:value-type="float">
            <text:p>0.0043648892</text:p>
          </table:table-cell>
          <table:table-cell office:value-type="float" office:value="0.005001387834767" calcext:value-type="float">
            <text:p>0.0050013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8531.143497015" calcext:value-type="float">
            <text:p>18531.143497015</text:p>
          </table:table-cell>
          <table:table-cell/>
          <table:table-cell office:value-type="float" office:value="0.000000057989026913674" calcext:value-type="float">
            <text:p>0.000000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531.143497017" calcext:value-type="float">
            <text:p>18531.143497017</text:p>
          </table:table-cell>
          <table:table-cell office:value-type="float" office:value="0.00252635472750015" calcext:value-type="float">
            <text:p>0.0025263547</text:p>
          </table:table-cell>
          <table:table-cell office:value-type="float" office:value="0.000734260011057586" calcext:value-type="float">
            <text:p>0.00073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531.1434970151" calcext:value-type="float">
            <text:p>18531.1434970151</text:p>
          </table:table-cell>
          <table:table-cell/>
          <table:table-cell office:value-type="float" office:value="0.00000357279762397411" calcext:value-type="float">
            <text:p>3.57279762397411E-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531.1434970166" calcext:value-type="float">
            <text:p>18531.1434970166</text:p>
          </table:table-cell>
          <table:table-cell office:value-type="float" office:value="0.00249340099212029" calcext:value-type="float">
            <text:p>0.002493401</text:p>
          </table:table-cell>
          <table:table-cell office:value-type="float" office:value="0.000760630259009076" calcext:value-type="float">
            <text:p>0.0007606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531.1434970151" calcext:value-type="float">
            <text:p>18531.1434970151</text:p>
          </table:table-cell>
          <table:table-cell/>
          <table:table-cell office:value-type="float" office:value="0.00000357279762397411" calcext:value-type="float">
            <text:p>3.57279762397411E-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398.006519815923" calcext:value-type="float">
            <text:p>398.0065198159</text:p>
          </table:table-cell>
          <table:table-cell office:value-type="float" office:value="0.0000000957063777927477" calcext:value-type="float">
            <text:p>9.57063777927477E-008</text:p>
          </table:table-cell>
          <table:table-cell office:value-type="float" office:value="6.13593547900849" calcext:value-type="float">
            <text:p>6.135935479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40.043637333676" calcext:value-type="float">
            <text:p>540.0436373337</text:p>
          </table:table-cell>
          <table:table-cell/>
          <table:table-cell office:value-type="float" office:value="96.8199696033815" calcext:value-type="float">
            <text:p>96.8199696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86.970662001585" calcext:value-type="float">
            <text:p>386.9706620016</text:p>
          </table:table-cell>
          <table:table-cell office:value-type="float" office:value="0.0000000801161012944008" calcext:value-type="float">
            <text:p>8.01161012944008E-008</text:p>
          </table:table-cell>
          <table:table-cell office:value-type="float" office:value="1.95607449177174" calcext:value-type="float">
            <text:p>1.9560744918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40.043637333676" calcext:value-type="float">
            <text:p>540.0436373337</text:p>
          </table:table-cell>
          <table:table-cell/>
          <table:table-cell office:value-type="float" office:value="96.8199696033815" calcext:value-type="float">
            <text:p>96.8199696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  <table:table-cell office:value-type="float" office:value="386.97015858727" calcext:value-type="float">
            <text:p>386.9701585873</text:p>
          </table:table-cell>
          <table:table-cell office:value-type="float" office:value="0.000005703217413212" calcext:value-type="float">
            <text:p>5.703217413212E-006</text:p>
          </table:table-cell>
          <table:table-cell office:value-type="float" office:value="4.30826413925682" calcext:value-type="float">
            <text:p>4.3082641393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40.043637333676" calcext:value-type="float">
            <text:p>540.0436373337</text:p>
          </table:table-cell>
          <table:table-cell/>
          <table:table-cell office:value-type="float" office:value="96.8199696033815" calcext:value-type="float">
            <text:p>96.8199696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290.429232571499" calcext:value-type="float">
            <text:p>290.4292325715</text:p>
          </table:table-cell>
          <table:table-cell office:value-type="float" office:value="0.00000138201166740332" calcext:value-type="float">
            <text:p>0.000001382</text:p>
          </table:table-cell>
          <table:table-cell office:value-type="float" office:value="7.02507079392339" calcext:value-type="float">
            <text:p>7.0250707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85.349070204574" calcext:value-type="float">
            <text:p>385.3490702046</text:p>
          </table:table-cell>
          <table:table-cell/>
          <table:table-cell office:value-type="float" office:value="96.8116899095726" calcext:value-type="float">
            <text:p>96.811689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283.74557338799" calcext:value-type="float">
            <text:p>283.745573388</text:p>
          </table:table-cell>
          <table:table-cell office:value-type="float" office:value="0.000456956635426815" calcext:value-type="float">
            <text:p>0.0004569566</text:p>
          </table:table-cell>
          <table:table-cell office:value-type="float" office:value="7.13032665148921" calcext:value-type="float">
            <text:p>7.130326651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85.349070204574" calcext:value-type="float">
            <text:p>385.3490702046</text:p>
          </table:table-cell>
          <table:table-cell/>
          <table:table-cell office:value-type="float" office:value="96.8116899095726" calcext:value-type="float">
            <text:p>96.811689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2014" calcext:value-type="float">
            <text:p>2014</text:p>
          </table:table-cell>
          <table:table-cell office:value-type="float" office:value="294.887397658405" calcext:value-type="float">
            <text:p>294.8873976584</text:p>
          </table:table-cell>
          <table:table-cell table:style-name="ce1" office:value-type="string" calcext:value-type="string">
            <text:p>6.9017069385906103E-310</text:p>
          </table:table-cell>
          <table:table-cell office:value-type="float" office:value="5.36286372286511" calcext:value-type="float">
            <text:p>5.3628637229</text:p>
          </table:table-cell>
          <table:table-cell office:value-type="float" office:value="0.106665998697281" calcext:value-type="float">
            <text:p>0.106665998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85.349070204574" calcext:value-type="float">
            <text:p>385.3490702046</text:p>
          </table:table-cell>
          <table:table-cell/>
          <table:table-cell office:value-type="float" office:value="96.8116899095726" calcext:value-type="float">
            <text:p>96.811689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275.563899775201" calcext:value-type="float">
            <text:p>275.5638997752</text:p>
          </table:table-cell>
          <table:table-cell office:value-type="float" office:value="0.000000521026856865965" calcext:value-type="float">
            <text:p>0.000000521</text:p>
          </table:table-cell>
          <table:table-cell office:value-type="float" office:value="5.27712922421959" calcext:value-type="float">
            <text:p>5.2771292242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3.123417380302" calcext:value-type="float">
            <text:p>373.1234173803</text:p>
          </table:table-cell>
          <table:table-cell/>
          <table:table-cell office:value-type="float" office:value="96.8088985982181" calcext:value-type="float">
            <text:p>96.8088985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75.568837016475" calcext:value-type="float">
            <text:p>275.5688370165</text:p>
          </table:table-cell>
          <table:table-cell office:value-type="float" office:value="0.00232662450290083" calcext:value-type="float">
            <text:p>0.0023266245</text:p>
          </table:table-cell>
          <table:table-cell office:value-type="float" office:value="5.29232802498654" calcext:value-type="float">
            <text:p>5.29232802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3.123417380302" calcext:value-type="float">
            <text:p>373.1234173803</text:p>
          </table:table-cell>
          <table:table-cell/>
          <table:table-cell office:value-type="float" office:value="96.8088985982181" calcext:value-type="float">
            <text:p>96.8088985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office:value-type="float" office:value="275.568524509101" calcext:value-type="float">
            <text:p>275.5685245091</text:p>
          </table:table-cell>
          <table:table-cell office:value-type="float" office:value="0.000000112203235931873" calcext:value-type="float">
            <text:p>1.12203235931873E-007</text:p>
          </table:table-cell>
          <table:table-cell office:value-type="float" office:value="5.29121935875865" calcext:value-type="float">
            <text:p>5.2912193588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3.123417380302" calcext:value-type="float">
            <text:p>373.1234173803</text:p>
          </table:table-cell>
          <table:table-cell/>
          <table:table-cell office:value-type="float" office:value="96.8088985982181" calcext:value-type="float">
            <text:p>96.8088985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60993" calcext:value-type="float">
            <text:p>1060993</text:p>
          </table:table-cell>
          <table:table-cell office:value-type="float" office:value="274.945362452807" calcext:value-type="float">
            <text:p>274.9453624528</text:p>
          </table:table-cell>
          <table:table-cell table:style-name="ce1" office:value-type="string" calcext:value-type="string">
            <text:p>6.9214121010576724E-310</text:p>
          </table:table-cell>
          <table:table-cell office:value-type="float" office:value="5.38967279732146" calcext:value-type="float">
            <text:p>5.3896727973</text:p>
          </table:table-cell>
          <table:table-cell office:value-type="float" office:value="57.0266609191895" calcext:value-type="float">
            <text:p>57.026660919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928385853188" calcext:value-type="float">
            <text:p>371.9283858532</text:p>
          </table:table-cell>
          <table:table-cell/>
          <table:table-cell office:value-type="float" office:value="96.8086260215575" calcext:value-type="float">
            <text:p>96.8086260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62055" calcext:value-type="float">
            <text:p>1062055</text:p>
          </table:table-cell>
          <table:table-cell office:value-type="float" office:value="282.331447768623" calcext:value-type="float">
            <text:p>282.3314477686</text:p>
          </table:table-cell>
          <table:table-cell table:style-name="ce1" office:value-type="string" calcext:value-type="string">
            <text:p>6.9407025471298899E-310</text:p>
          </table:table-cell>
          <table:table-cell office:value-type="float" office:value="7.65280786800926" calcext:value-type="float">
            <text:p>7.652807868</text:p>
          </table:table-cell>
          <table:table-cell office:value-type="float" office:value="58.1333274841309" calcext:value-type="float">
            <text:p>58.133327484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928385853188" calcext:value-type="float">
            <text:p>371.9283858532</text:p>
          </table:table-cell>
          <table:table-cell/>
          <table:table-cell office:value-type="float" office:value="96.8086260215575" calcext:value-type="float">
            <text:p>96.8086260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62055" calcext:value-type="float">
            <text:p>1062055</text:p>
          </table:table-cell>
          <table:table-cell office:value-type="float" office:value="282.195322488082" calcext:value-type="float">
            <text:p>282.1953224881</text:p>
          </table:table-cell>
          <table:table-cell table:style-name="ce1" office:value-type="string" calcext:value-type="string">
            <text:p>6.9425232539051277E-310</text:p>
          </table:table-cell>
          <table:table-cell office:value-type="float" office:value="7.61258534494726" calcext:value-type="float">
            <text:p>7.6125853449</text:p>
          </table:table-cell>
          <table:table-cell office:value-type="float" office:value="56.6433258056641" calcext:value-type="float">
            <text:p>56.643325805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928385853188" calcext:value-type="float">
            <text:p>371.9283858532</text:p>
          </table:table-cell>
          <table:table-cell/>
          <table:table-cell office:value-type="float" office:value="96.8086260215575" calcext:value-type="float">
            <text:p>96.8086260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274.684345850671" calcext:value-type="float">
            <text:p>274.6843458507</text:p>
          </table:table-cell>
          <table:table-cell office:value-type="float" office:value="0.00000474069671874106" calcext:value-type="float">
            <text:p>4.74069671874106E-006</text:p>
          </table:table-cell>
          <table:table-cell office:value-type="float" office:value="7.32398228344964" calcext:value-type="float">
            <text:p>7.3239822834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809153817184" calcext:value-type="float">
            <text:p>371.8091538172</text:p>
          </table:table-cell>
          <table:table-cell/>
          <table:table-cell office:value-type="float" office:value="96.8085988292575" calcext:value-type="float">
            <text:p>96.8085988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4" calcext:value-type="float">
            <text:p>2014</text:p>
          </table:table-cell>
          <table:table-cell office:value-type="float" office:value="278.730530080506" calcext:value-type="float">
            <text:p>278.7305300805</text:p>
          </table:table-cell>
          <table:table-cell table:style-name="ce1" office:value-type="string" calcext:value-type="string">
            <text:p>6.9209099238942310E-310</text:p>
          </table:table-cell>
          <table:table-cell office:value-type="float" office:value="7.02051152702369" calcext:value-type="float">
            <text:p>7.020511527</text:p>
          </table:table-cell>
          <table:table-cell office:value-type="float" office:value="0.0333320014178753" calcext:value-type="float">
            <text:p>0.033332001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809153817184" calcext:value-type="float">
            <text:p>371.8091538172</text:p>
          </table:table-cell>
          <table:table-cell/>
          <table:table-cell office:value-type="float" office:value="96.8085988292575" calcext:value-type="float">
            <text:p>96.8085988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4" calcext:value-type="float">
            <text:p>2014</text:p>
          </table:table-cell>
          <table:table-cell office:value-type="float" office:value="283.052188383599" calcext:value-type="float">
            <text:p>283.0521883836</text:p>
          </table:table-cell>
          <table:table-cell table:style-name="ce1" office:value-type="string" calcext:value-type="string">
            <text:p>6.9019269635877253E-310</text:p>
          </table:table-cell>
          <table:table-cell office:value-type="float" office:value="6.56634246483541" calcext:value-type="float">
            <text:p>6.5663424648</text:p>
          </table:table-cell>
          <table:table-cell office:value-type="float" office:value="0.0466650016605854" calcext:value-type="float">
            <text:p>0.046665001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809153817184" calcext:value-type="float">
            <text:p>371.8091538172</text:p>
          </table:table-cell>
          <table:table-cell/>
          <table:table-cell office:value-type="float" office:value="96.8085988292575" calcext:value-type="float">
            <text:p>96.8085988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0.518526524178" calcext:value-type="float">
            <text:p>280.5185265242</text:p>
          </table:table-cell>
          <table:table-cell table:style-name="ce1" office:value-type="string" calcext:value-type="string">
            <text:p>6.9491420855145068E-310</text:p>
          </table:table-cell>
          <table:table-cell office:value-type="float" office:value="6.31635619138615" calcext:value-type="float">
            <text:p>6.3163561914</text:p>
          </table:table-cell>
          <table:table-cell office:value-type="float" office:value="0.0666659995913506" calcext:value-type="float">
            <text:p>0.066665999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723332058" calcext:value-type="float">
            <text:p>371.7972333206</text:p>
          </table:table-cell>
          <table:table-cell/>
          <table:table-cell office:value-type="float" office:value="96.808596110681" calcext:value-type="float">
            <text:p>96.808596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3.348839074742" calcext:value-type="float">
            <text:p>283.3488390747</text:p>
          </table:table-cell>
          <table:table-cell table:style-name="ce1" office:value-type="string" calcext:value-type="string">
            <text:p>6.9187445806016612E-310</text:p>
          </table:table-cell>
          <table:table-cell office:value-type="float" office:value="6.46535470910093" calcext:value-type="float">
            <text:p>6.4653547091</text:p>
          </table:table-cell>
          <table:table-cell office:value-type="float" office:value="0.113332003355026" calcext:value-type="float">
            <text:p>0.113332003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723332058" calcext:value-type="float">
            <text:p>371.7972333206</text:p>
          </table:table-cell>
          <table:table-cell/>
          <table:table-cell office:value-type="float" office:value="96.808596110681" calcext:value-type="float">
            <text:p>96.808596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3.445088119863" calcext:value-type="float">
            <text:p>283.4450881199</text:p>
          </table:table-cell>
          <table:table-cell table:style-name="ce1" office:value-type="string" calcext:value-type="string">
            <text:p>6.9443338758092404E-310</text:p>
          </table:table-cell>
          <table:table-cell office:value-type="float" office:value="6.25135431629189" calcext:value-type="float">
            <text:p>6.2513543163</text:p>
          </table:table-cell>
          <table:table-cell office:value-type="float" office:value="0.129998996853828" calcext:value-type="float">
            <text:p>0.129998996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723332058" calcext:value-type="float">
            <text:p>371.7972333206</text:p>
          </table:table-cell>
          <table:table-cell/>
          <table:table-cell office:value-type="float" office:value="96.808596110681" calcext:value-type="float">
            <text:p>96.808596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7" calcext:value-type="float">
            <text:p>2017</text:p>
          </table:table-cell>
          <table:table-cell office:value-type="float" office:value="276.418548579897" calcext:value-type="float">
            <text:p>276.4185485799</text:p>
          </table:table-cell>
          <table:table-cell table:style-name="ce1" office:value-type="string" calcext:value-type="string">
            <text:p>6.9239829456571638E-310</text:p>
          </table:table-cell>
          <table:table-cell office:value-type="float" office:value="7.08372703140946" calcext:value-type="float">
            <text:p>7.0837270314</text:p>
          </table:table-cell>
          <table:table-cell office:value-type="float" office:value="0.0333329997956753" calcext:value-type="float">
            <text:p>0.033332999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6041297985" calcext:value-type="float">
            <text:p>371.796041298</text:p>
          </table:table-cell>
          <table:table-cell/>
          <table:table-cell office:value-type="float" office:value="96.8085958388299" calcext:value-type="float">
            <text:p>96.8085958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2.502293464943" calcext:value-type="float">
            <text:p>282.5022934649</text:p>
          </table:table-cell>
          <table:table-cell table:style-name="ce1" office:value-type="string" calcext:value-type="string">
            <text:p>6.9086655458070109E-310</text:p>
          </table:table-cell>
          <table:table-cell office:value-type="float" office:value="6.32086977236871" calcext:value-type="float">
            <text:p>6.3208697724</text:p>
          </table:table-cell>
          <table:table-cell office:value-type="float" office:value="0.0899989977478981" calcext:value-type="float">
            <text:p>0.089998997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6041297985" calcext:value-type="float">
            <text:p>371.796041298</text:p>
          </table:table-cell>
          <table:table-cell/>
          <table:table-cell office:value-type="float" office:value="96.8085958388299" calcext:value-type="float">
            <text:p>96.8085958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3.483174509308" calcext:value-type="float">
            <text:p>283.4831745093</text:p>
          </table:table-cell>
          <table:table-cell table:style-name="ce1" office:value-type="string" calcext:value-type="string">
            <text:p>6.9489261900650938E-310</text:p>
          </table:table-cell>
          <table:table-cell office:value-type="float" office:value="6.25365801779135" calcext:value-type="float">
            <text:p>6.2536580178</text:p>
          </table:table-cell>
          <table:table-cell office:value-type="float" office:value="0.126665994524956" calcext:value-type="float">
            <text:p>0.126665994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6041297985" calcext:value-type="float">
            <text:p>371.796041298</text:p>
          </table:table-cell>
          <table:table-cell/>
          <table:table-cell office:value-type="float" office:value="96.8085958388299" calcext:value-type="float">
            <text:p>96.8085958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725" calcext:value-type="float">
            <text:p>725</text:p>
          </table:table-cell>
          <table:table-cell office:value-type="float" office:value="1491" calcext:value-type="float">
            <text:p>1491</text:p>
          </table:table-cell>
          <table:table-cell office:value-type="float" office:value="274.676934424442" calcext:value-type="float">
            <text:p>274.6769344244</text:p>
          </table:table-cell>
          <table:table-cell office:value-type="float" office:value="0.000126350140912143" calcext:value-type="float">
            <text:p>0.0001263501</text:p>
          </table:table-cell>
          <table:table-cell office:value-type="float" office:value="5.32485055100964" calcext:value-type="float">
            <text:p>5.324850551</text:p>
          </table:table-cell>
          <table:table-cell office:value-type="float" office:value="0.01999899931252" calcext:value-type="float">
            <text:p>0.019998999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22095996" calcext:value-type="float">
            <text:p>371.795922096</text:p>
          </table:table-cell>
          <table:table-cell/>
          <table:table-cell office:value-type="float" office:value="96.8085958116448" calcext:value-type="float">
            <text:p>96.808595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1.806752239433" calcext:value-type="float">
            <text:p>281.8067522394</text:p>
          </table:table-cell>
          <table:table-cell table:style-name="ce1" office:value-type="string" calcext:value-type="string">
            <text:p>6.9400967781394932E-310</text:p>
          </table:table-cell>
          <table:table-cell office:value-type="float" office:value="6.27149958433999" calcext:value-type="float">
            <text:p>6.2714995843</text:p>
          </table:table-cell>
          <table:table-cell office:value-type="float" office:value="0.0633329972624779" calcext:value-type="float">
            <text:p>0.063332997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22095996" calcext:value-type="float">
            <text:p>371.795922096</text:p>
          </table:table-cell>
          <table:table-cell/>
          <table:table-cell office:value-type="float" office:value="96.8085958116448" calcext:value-type="float">
            <text:p>96.808595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57758" calcext:value-type="float">
            <text:p>1057758</text:p>
          </table:table-cell>
          <table:table-cell office:value-type="float" office:value="286.755374083877" calcext:value-type="float">
            <text:p>286.7553740839</text:p>
          </table:table-cell>
          <table:table-cell table:style-name="ce1" office:value-type="string" calcext:value-type="string">
            <text:p>6.9140760480006663E-310</text:p>
          </table:table-cell>
          <table:table-cell office:value-type="float" office:value="8.6911316783333" calcext:value-type="float">
            <text:p>8.6911316783</text:p>
          </table:table-cell>
          <table:table-cell office:value-type="float" office:value="56.9166603088379" calcext:value-type="float">
            <text:p>56.916660308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22095996" calcext:value-type="float">
            <text:p>371.795922096</text:p>
          </table:table-cell>
          <table:table-cell/>
          <table:table-cell office:value-type="float" office:value="96.8085958116448" calcext:value-type="float">
            <text:p>96.808595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687" calcext:value-type="float">
            <text:p>687</text:p>
          </table:table-cell>
          <table:table-cell office:value-type="float" office:value="1402" calcext:value-type="float">
            <text:p>1402</text:p>
          </table:table-cell>
          <table:table-cell office:value-type="float" office:value="274.676841480315" calcext:value-type="float">
            <text:p>274.6768414803</text:p>
          </table:table-cell>
          <table:table-cell office:value-type="float" office:value="0.00000128718609187109" calcext:value-type="float">
            <text:p>1.28718609187109E-006</text:p>
          </table:table-cell>
          <table:table-cell office:value-type="float" office:value="5.32479538021693" calcext:value-type="float">
            <text:p>5.3247953802</text:p>
          </table:table-cell>
          <table:table-cell office:value-type="float" office:value="0.01999899931252" calcext:value-type="float">
            <text:p>0.019998999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101758" calcext:value-type="float">
            <text:p>371.7959101758</text:p>
          </table:table-cell>
          <table:table-cell/>
          <table:table-cell office:value-type="float" office:value="96.8085958089263" calcext:value-type="float">
            <text:p>96.808595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0.864613764312" calcext:value-type="float">
            <text:p>280.8646137643</text:p>
          </table:table-cell>
          <table:table-cell table:style-name="ce1" office:value-type="string" calcext:value-type="string">
            <text:p>6.9170891461935706E-310</text:p>
          </table:table-cell>
          <table:table-cell office:value-type="float" office:value="6.20292842021679" calcext:value-type="float">
            <text:p>6.2029284202</text:p>
          </table:table-cell>
          <table:table-cell office:value-type="float" office:value="0.0666659995913506" calcext:value-type="float">
            <text:p>0.066665999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101758" calcext:value-type="float">
            <text:p>371.7959101758</text:p>
          </table:table-cell>
          <table:table-cell/>
          <table:table-cell office:value-type="float" office:value="96.8085958089263" calcext:value-type="float">
            <text:p>96.808595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57758" calcext:value-type="float">
            <text:p>1057758</text:p>
          </table:table-cell>
          <table:table-cell office:value-type="float" office:value="286.755736975253" calcext:value-type="float">
            <text:p>286.7557369753</text:p>
          </table:table-cell>
          <table:table-cell table:style-name="ce1" office:value-type="string" calcext:value-type="string">
            <text:p>6.9527278201907808E-310</text:p>
          </table:table-cell>
          <table:table-cell office:value-type="float" office:value="8.69120865475478" calcext:value-type="float">
            <text:p>8.6912086548</text:p>
          </table:table-cell>
          <table:table-cell office:value-type="float" office:value="55.5966606140137" calcext:value-type="float">
            <text:p>55.59666061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101758" calcext:value-type="float">
            <text:p>371.7959101758</text:p>
          </table:table-cell>
          <table:table-cell/>
          <table:table-cell office:value-type="float" office:value="96.8085958089263" calcext:value-type="float">
            <text:p>96.808595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678" calcext:value-type="float">
            <text:p>678</text:p>
          </table:table-cell>
          <table:table-cell office:value-type="float" office:value="1397" calcext:value-type="float">
            <text:p>1397</text:p>
          </table:table-cell>
          <table:table-cell office:value-type="float" office:value="274.676565505434" calcext:value-type="float">
            <text:p>274.6765655054</text:p>
          </table:table-cell>
          <table:table-cell office:value-type="float" office:value="0.0000000654213289453598" calcext:value-type="float">
            <text:p>6.54213289453598E-008</text:p>
          </table:table-cell>
          <table:table-cell office:value-type="float" office:value="7.32452299307329" calcext:value-type="float">
            <text:p>7.3245229931</text:p>
          </table:table-cell>
          <table:table-cell office:value-type="float" office:value="0.0266660004854202" calcext:value-type="float">
            <text:p>0.026666000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983781" calcext:value-type="float">
            <text:p>371.7959089838</text:p>
          </table:table-cell>
          <table:table-cell/>
          <table:table-cell office:value-type="float" office:value="96.8085958086544" calcext:value-type="float">
            <text:p>96.8085958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0.744075751411" calcext:value-type="float">
            <text:p>280.7440757514</text:p>
          </table:table-cell>
          <table:table-cell table:style-name="ce1" office:value-type="string" calcext:value-type="string">
            <text:p>6.9480465387293467E-310</text:p>
          </table:table-cell>
          <table:table-cell office:value-type="float" office:value="6.22761810802655" calcext:value-type="float">
            <text:p>6.227618108</text:p>
          </table:table-cell>
          <table:table-cell office:value-type="float" office:value="0.0666650012135506" calcext:value-type="float">
            <text:p>0.066665001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983781" calcext:value-type="float">
            <text:p>371.7959089838</text:p>
          </table:table-cell>
          <table:table-cell/>
          <table:table-cell office:value-type="float" office:value="96.8085958086544" calcext:value-type="float">
            <text:p>96.8085958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57758" calcext:value-type="float">
            <text:p>1057758</text:p>
          </table:table-cell>
          <table:table-cell office:value-type="float" office:value="286.755773294849" calcext:value-type="float">
            <text:p>286.7557732949</text:p>
          </table:table-cell>
          <table:table-cell table:style-name="ce1" office:value-type="string" calcext:value-type="string">
            <text:p>6.9032103762592512E-310</text:p>
          </table:table-cell>
          <table:table-cell office:value-type="float" office:value="8.6912163586417" calcext:value-type="float">
            <text:p>8.6912163586</text:p>
          </table:table-cell>
          <table:table-cell office:value-type="float" office:value="57.4466590881348" calcext:value-type="float">
            <text:p>57.446659088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983781" calcext:value-type="float">
            <text:p>371.7959089838</text:p>
          </table:table-cell>
          <table:table-cell/>
          <table:table-cell office:value-type="float" office:value="96.8085958086544" calcext:value-type="float">
            <text:p>96.8085958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1383" calcext:value-type="float">
            <text:p>1383</text:p>
          </table:table-cell>
          <table:table-cell office:value-type="float" office:value="274.675978510099" calcext:value-type="float">
            <text:p>274.6759785101</text:p>
          </table:table-cell>
          <table:table-cell office:value-type="float" office:value="0.00000000137391089356903" calcext:value-type="float">
            <text:p>1.37391089356903E-009</text:p>
          </table:table-cell>
          <table:table-cell office:value-type="float" office:value="7.32455270728717" calcext:value-type="float">
            <text:p>7.3245527073</text:p>
          </table:table-cell>
          <table:table-cell office:value-type="float" office:value="0.01999899931252" calcext:value-type="float">
            <text:p>0.019998999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864579" calcext:value-type="float">
            <text:p>371.7959088646</text:p>
          </table:table-cell>
          <table:table-cell/>
          <table:table-cell office:value-type="float" office:value="96.8085958086273" calcext:value-type="float">
            <text:p>96.8085958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0.731703397013" calcext:value-type="float">
            <text:p>280.731703397</text:p>
          </table:table-cell>
          <table:table-cell table:style-name="ce1" office:value-type="string" calcext:value-type="string">
            <text:p>6.9280868347545783E-310</text:p>
          </table:table-cell>
          <table:table-cell office:value-type="float" office:value="6.23015024404163" calcext:value-type="float">
            <text:p>6.230150244</text:p>
          </table:table-cell>
          <table:table-cell office:value-type="float" office:value="0.076664999127388" calcext:value-type="float">
            <text:p>0.076664999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864579" calcext:value-type="float">
            <text:p>371.7959088646</text:p>
          </table:table-cell>
          <table:table-cell/>
          <table:table-cell office:value-type="float" office:value="96.8085958086273" calcext:value-type="float">
            <text:p>96.8085958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57758" calcext:value-type="float">
            <text:p>1057758</text:p>
          </table:table-cell>
          <table:table-cell office:value-type="float" office:value="286.755776927153" calcext:value-type="float">
            <text:p>286.7557769272</text:p>
          </table:table-cell>
          <table:table-cell table:style-name="ce1" office:value-type="string" calcext:value-type="string">
            <text:p>6.9062237071768372E-310</text:p>
          </table:table-cell>
          <table:table-cell office:value-type="float" office:value="8.69121712909955" calcext:value-type="float">
            <text:p>8.6912171291</text:p>
          </table:table-cell>
          <table:table-cell office:value-type="float" office:value="56.8499946594238" calcext:value-type="float">
            <text:p>56.849994659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864579" calcext:value-type="float">
            <text:p>371.7959088646</text:p>
          </table:table-cell>
          <table:table-cell/>
          <table:table-cell office:value-type="float" office:value="96.8085958086273" calcext:value-type="float">
            <text:p>96.8085958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7756.3535159291" calcext:value-type="float">
            <text:p>27756.3535159291</text:p>
          </table:table-cell>
          <table:table-cell office:value-type="float" office:value="0.00188296737215927" calcext:value-type="float">
            <text:p>0.0018829674</text:p>
          </table:table-cell>
          <table:table-cell office:value-type="float" office:value="0.0000887863120908605" calcext:value-type="float">
            <text:p>8.87863120908605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756.3535159291" calcext:value-type="float">
            <text:p>27756.3535159291</text:p>
          </table:table-cell>
          <table:table-cell/>
          <table:table-cell office:value-type="float" office:value="0.0000000214263735642817" calcext:value-type="float">
            <text:p>2.14263735642817E-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7756.3535159458" calcext:value-type="float">
            <text:p>27756.3535159458</text:p>
          </table:table-cell>
          <table:table-cell office:value-type="float" office:value="0.0048902601063182" calcext:value-type="float">
            <text:p>0.0048902601</text:p>
          </table:table-cell>
          <table:table-cell office:value-type="float" office:value="0.00284976644326562" calcext:value-type="float">
            <text:p>0.0028497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756.3535159291" calcext:value-type="float">
            <text:p>27756.3535159291</text:p>
          </table:table-cell>
          <table:table-cell/>
          <table:table-cell office:value-type="float" office:value="0.0000000207683115149848" calcext:value-type="float">
            <text:p>2.07683115149848E-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7756.3535159528" calcext:value-type="float">
            <text:p>27756.3535159528</text:p>
          </table:table-cell>
          <table:table-cell office:value-type="float" office:value="0.00643534339955607" calcext:value-type="float">
            <text:p>0.0064353434</text:p>
          </table:table-cell>
          <table:table-cell office:value-type="float" office:value="0.00431839116566835" calcext:value-type="float">
            <text:p>0.004318391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756.3535159291" calcext:value-type="float">
            <text:p>27756.3535159291</text:p>
          </table:table-cell>
          <table:table-cell/>
          <table:table-cell office:value-type="float" office:value="0.00000260729177625763" calcext:value-type="float">
            <text:p>2.60729177625763E-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539.957752540308" calcext:value-type="float">
            <text:p>539.9577525403</text:p>
          </table:table-cell>
          <table:table-cell office:value-type="float" office:value="0.0000953688192770288" calcext:value-type="float">
            <text:p>9.53688192770288E-005</text:p>
          </table:table-cell>
          <table:table-cell office:value-type="float" office:value="5.47045386236267" calcext:value-type="float">
            <text:p>5.4704538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95.431227521469" calcext:value-type="float">
            <text:p>695.4312275215</text:p>
          </table:table-cell>
          <table:table-cell/>
          <table:table-cell office:value-type="float" office:value="96.6465590608376" calcext:value-type="float">
            <text:p>96.6465590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550.982549321376" calcext:value-type="float">
            <text:p>550.9825493214</text:p>
          </table:table-cell>
          <table:table-cell office:value-type="float" office:value="0.0072259786220705" calcext:value-type="float">
            <text:p>0.0072259786</text:p>
          </table:table-cell>
          <table:table-cell office:value-type="float" office:value="5.16218751695659" calcext:value-type="float">
            <text:p>5.162187517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95.431227521469" calcext:value-type="float">
            <text:p>695.4312275215</text:p>
          </table:table-cell>
          <table:table-cell/>
          <table:table-cell office:value-type="float" office:value="96.6465590608376" calcext:value-type="float">
            <text:p>96.6465590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539.955462785052" calcext:value-type="float">
            <text:p>539.9554627851</text:p>
          </table:table-cell>
          <table:table-cell office:value-type="float" office:value="0.00000124202762011699" calcext:value-type="float">
            <text:p>0.000001242</text:p>
          </table:table-cell>
          <table:table-cell office:value-type="float" office:value="4.38003127352199" calcext:value-type="float">
            <text:p>4.3800312735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95.431227521469" calcext:value-type="float">
            <text:p>695.4312275215</text:p>
          </table:table-cell>
          <table:table-cell/>
          <table:table-cell office:value-type="float" office:value="96.6465590608376" calcext:value-type="float">
            <text:p>96.6465590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984737" calcext:value-type="float">
            <text:p>984737</text:p>
          </table:table-cell>
          <table:table-cell office:value-type="float" office:value="487.421828752789" calcext:value-type="float">
            <text:p>487.4218287528</text:p>
          </table:table-cell>
          <table:table-cell table:style-name="ce1" office:value-type="string" calcext:value-type="string">
            <text:p>6.9339610394601692E-310</text:p>
          </table:table-cell>
          <table:table-cell office:value-type="float" office:value="5.70657638385011" calcext:value-type="float">
            <text:p>5.7065763839</text:p>
          </table:table-cell>
          <table:table-cell office:value-type="float" office:value="53.1266593933106" calcext:value-type="float">
            <text:p>53.126659393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87.053952658607" calcext:value-type="float">
            <text:p>487.0539526586</text:p>
          </table:table-cell>
          <table:table-cell/>
          <table:table-cell office:value-type="float" office:value="96.7981324000911" calcext:value-type="float">
            <text:p>96.7981324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391.799619625252" calcext:value-type="float">
            <text:p>391.7996196253</text:p>
          </table:table-cell>
          <table:table-cell office:value-type="float" office:value="0.000859801970302502" calcext:value-type="float">
            <text:p>0.000859802</text:p>
          </table:table-cell>
          <table:table-cell office:value-type="float" office:value="7.08416845572073" calcext:value-type="float">
            <text:p>7.0841684557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87.053952658607" calcext:value-type="float">
            <text:p>487.0539526586</text:p>
          </table:table-cell>
          <table:table-cell/>
          <table:table-cell office:value-type="float" office:value="96.7981324000911" calcext:value-type="float">
            <text:p>96.7981324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151" calcext:value-type="float">
            <text:p>151</text:p>
          </table:table-cell>
          <table:table-cell office:value-type="float" office:value="355" calcext:value-type="float">
            <text:p>355</text:p>
          </table:table-cell>
          <table:table-cell office:value-type="float" office:value="385.114532417157" calcext:value-type="float">
            <text:p>385.1145324172</text:p>
          </table:table-cell>
          <table:table-cell office:value-type="float" office:value="0.000362008426968276" calcext:value-type="float">
            <text:p>0.0003620084</text:p>
          </table:table-cell>
          <table:table-cell office:value-type="float" office:value="7.12004876477692" calcext:value-type="float">
            <text:p>7.1200487648</text:p>
          </table:table-cell>
          <table:table-cell office:value-type="float" office:value="0.0233330000191927" calcext:value-type="float">
            <text:p>0.02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87.053952658607" calcext:value-type="float">
            <text:p>487.0539526586</text:p>
          </table:table-cell>
          <table:table-cell/>
          <table:table-cell office:value-type="float" office:value="96.7981324000911" calcext:value-type="float">
            <text:p>96.7981324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25428" calcext:value-type="float">
            <text:p>25428</text:p>
          </table:table-cell>
          <table:table-cell office:value-type="float" office:value="471.045123828024" calcext:value-type="float">
            <text:p>471.045123828</text:p>
          </table:table-cell>
          <table:table-cell table:style-name="ce1" office:value-type="string" calcext:value-type="string">
            <text:p>6.9421551136115171E-310</text:p>
          </table:table-cell>
          <table:table-cell office:value-type="float" office:value="5.11387899518602" calcext:value-type="float">
            <text:p>5.1138789952</text:p>
          </table:table-cell>
          <table:table-cell office:value-type="float" office:value="1.27999901771545" calcext:value-type="float">
            <text:p>1.279999017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70.146122948159" calcext:value-type="float">
            <text:p>470.1461229482</text:p>
          </table:table-cell>
          <table:table-cell/>
          <table:table-cell office:value-type="float" office:value="96.8363898482284" calcext:value-type="float">
            <text:p>96.8363898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56" calcext:value-type="float">
            <text:p>56</text:p>
          </table:table-cell>
          <table:table-cell office:value-type="float" office:value="141" calcext:value-type="float">
            <text:p>141</text:p>
          </table:table-cell>
          <table:table-cell office:value-type="float" office:value="372.847442824686" calcext:value-type="float">
            <text:p>372.8474428247</text:p>
          </table:table-cell>
          <table:table-cell office:value-type="float" office:value="0.00472238459555119" calcext:value-type="float">
            <text:p>0.0047223846</text:p>
          </table:table-cell>
          <table:table-cell office:value-type="float" office:value="7.29371835797418" calcext:value-type="float">
            <text:p>7.293718358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70.146122948159" calcext:value-type="float">
            <text:p>470.1461229482</text:p>
          </table:table-cell>
          <table:table-cell/>
          <table:table-cell office:value-type="float" office:value="96.8363898482284" calcext:value-type="float">
            <text:p>96.8363898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49" calcext:value-type="float">
            <text:p>49</text:p>
          </table:table-cell>
          <table:table-cell office:value-type="float" office:value="139" calcext:value-type="float">
            <text:p>139</text:p>
          </table:table-cell>
          <table:table-cell office:value-type="float" office:value="372.85414549706" calcext:value-type="float">
            <text:p>372.8541454971</text:p>
          </table:table-cell>
          <table:table-cell office:value-type="float" office:value="0.00584467360966056" calcext:value-type="float">
            <text:p>0.0058446736</text:p>
          </table:table-cell>
          <table:table-cell office:value-type="float" office:value="5.29873380055627" calcext:value-type="float">
            <text:p>5.2987338006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70.146122948159" calcext:value-type="float">
            <text:p>470.1461229482</text:p>
          </table:table-cell>
          <table:table-cell/>
          <table:table-cell office:value-type="float" office:value="96.8363898482284" calcext:value-type="float">
            <text:p>96.8363898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371.647961456189" calcext:value-type="float">
            <text:p>371.6479614562</text:p>
          </table:table-cell>
          <table:table-cell office:value-type="float" office:value="0.00411131002403804" calcext:value-type="float">
            <text:p>0.00411131</text:p>
          </table:table-cell>
          <table:table-cell office:value-type="float" office:value="7.32108128357503" calcext:value-type="float">
            <text:p>7.3210812836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551988245965" calcext:value-type="float">
            <text:p>468.551988246</text:p>
          </table:table-cell>
          <table:table-cell/>
          <table:table-cell office:value-type="float" office:value="96.8361241186278" calcext:value-type="float">
            <text:p>96.836124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371.647305462731" calcext:value-type="float">
            <text:p>371.6473054627</text:p>
          </table:table-cell>
          <table:table-cell office:value-type="float" office:value="0.00000194078628264058" calcext:value-type="float">
            <text:p>1.94078628264058E-006</text:p>
          </table:table-cell>
          <table:table-cell office:value-type="float" office:value="7.32092877195423" calcext:value-type="float">
            <text:p>7.32092877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551988245965" calcext:value-type="float">
            <text:p>468.551988246</text:p>
          </table:table-cell>
          <table:table-cell/>
          <table:table-cell office:value-type="float" office:value="96.8361241186278" calcext:value-type="float">
            <text:p>96.836124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371.651599065262" calcext:value-type="float">
            <text:p>371.6515990653</text:p>
          </table:table-cell>
          <table:table-cell office:value-type="float" office:value="0.0075074519793225" calcext:value-type="float">
            <text:p>0.007507452</text:p>
          </table:table-cell>
          <table:table-cell office:value-type="float" office:value="7.3209894062757" calcext:value-type="float">
            <text:p>7.3209894063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551988245965" calcext:value-type="float">
            <text:p>468.551988246</text:p>
          </table:table-cell>
          <table:table-cell/>
          <table:table-cell office:value-type="float" office:value="96.8361241186278" calcext:value-type="float">
            <text:p>96.836124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02987" calcext:value-type="float">
            <text:p>1002987</text:p>
          </table:table-cell>
          <table:table-cell office:value-type="float" office:value="469.241268661586" calcext:value-type="float">
            <text:p>469.2412686616</text:p>
          </table:table-cell>
          <table:table-cell table:style-name="ce1" office:value-type="string" calcext:value-type="string">
            <text:p>6.9025812291639041E-310</text:p>
          </table:table-cell>
          <table:table-cell office:value-type="float" office:value="7.3226142043273" calcext:value-type="float">
            <text:p>7.3226142043</text:p>
          </table:table-cell>
          <table:table-cell office:value-type="float" office:value="54.2266616821289" calcext:value-type="float">
            <text:p>54.226661682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92937880171" calcext:value-type="float">
            <text:p>468.3929378802</text:p>
          </table:table-cell>
          <table:table-cell/>
          <table:table-cell office:value-type="float" office:value="96.836097602624" calcext:value-type="float">
            <text:p>96.8360976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30" calcext:value-type="float">
            <text:p>130</text:p>
          </table:table-cell>
          <table:table-cell office:value-type="float" office:value="317" calcext:value-type="float">
            <text:p>317</text:p>
          </table:table-cell>
          <table:table-cell office:value-type="float" office:value="371.52679448592" calcext:value-type="float">
            <text:p>371.5267944859</text:p>
          </table:table-cell>
          <table:table-cell office:value-type="float" office:value="0.0096420496691509" calcext:value-type="float">
            <text:p>0.0096420497</text:p>
          </table:table-cell>
          <table:table-cell office:value-type="float" office:value="7.32399413361134" calcext:value-type="float">
            <text:p>7.3239941336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92937880171" calcext:value-type="float">
            <text:p>468.3929378802</text:p>
          </table:table-cell>
          <table:table-cell/>
          <table:table-cell office:value-type="float" office:value="96.836097602624" calcext:value-type="float">
            <text:p>96.8360976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8" calcext:value-type="float">
            <text:p>2018</text:p>
          </table:table-cell>
          <table:table-cell office:value-type="float" office:value="439.139913350461" calcext:value-type="float">
            <text:p>439.1399133505</text:p>
          </table:table-cell>
          <table:table-cell table:style-name="ce1" office:value-type="string" calcext:value-type="string">
            <text:p>6.9347105620817858E-310</text:p>
          </table:table-cell>
          <table:table-cell office:value-type="float" office:value="7.27955011824019" calcext:value-type="float">
            <text:p>7.2795501182</text:p>
          </table:table-cell>
          <table:table-cell office:value-type="float" office:value="0.0466660000383854" calcext:value-type="float">
            <text:p>0.04666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92937880171" calcext:value-type="float">
            <text:p>468.3929378802</text:p>
          </table:table-cell>
          <table:table-cell/>
          <table:table-cell office:value-type="float" office:value="96.836097602624" calcext:value-type="float">
            <text:p>96.8360976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90" calcext:value-type="float">
            <text:p>90</text:p>
          </table:table-cell>
          <table:table-cell office:value-type="float" office:value="268" calcext:value-type="float">
            <text:p>268</text:p>
          </table:table-cell>
          <table:table-cell office:value-type="float" office:value="371.51497518663" calcext:value-type="float">
            <text:p>371.5149751866</text:p>
          </table:table-cell>
          <table:table-cell office:value-type="float" office:value="0.00685969740180182" calcext:value-type="float">
            <text:p>0.0068596974</text:p>
          </table:table-cell>
          <table:table-cell office:value-type="float" office:value="7.32448875343235" calcext:value-type="float">
            <text:p>7.3244887534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7036468609" calcext:value-type="float">
            <text:p>468.3770364686</text:p>
          </table:table-cell>
          <table:table-cell/>
          <table:table-cell office:value-type="float" office:value="96.8360949515933" calcext:value-type="float">
            <text:p>96.8360949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49" calcext:value-type="float">
            <text:p>49</text:p>
          </table:table-cell>
          <table:table-cell office:value-type="float" office:value="123" calcext:value-type="float">
            <text:p>123</text:p>
          </table:table-cell>
          <table:table-cell office:value-type="float" office:value="371.516818833603" calcext:value-type="float">
            <text:p>371.5168188336</text:p>
          </table:table-cell>
          <table:table-cell office:value-type="float" office:value="0.0046885625617749" calcext:value-type="float">
            <text:p>0.0046885626</text:p>
          </table:table-cell>
          <table:table-cell office:value-type="float" office:value="7.32449226439713" calcext:value-type="float">
            <text:p>7.324492264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7036468609" calcext:value-type="float">
            <text:p>468.3770364686</text:p>
          </table:table-cell>
          <table:table-cell/>
          <table:table-cell office:value-type="float" office:value="96.8360949515933" calcext:value-type="float">
            <text:p>96.8360949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440" calcext:value-type="float">
            <text:p>440</text:p>
          </table:table-cell>
          <table:table-cell office:value-type="float" office:value="931" calcext:value-type="float">
            <text:p>931</text:p>
          </table:table-cell>
          <table:table-cell office:value-type="float" office:value="371.516924753003" calcext:value-type="float">
            <text:p>371.516924753</text:p>
          </table:table-cell>
          <table:table-cell office:value-type="float" office:value="0.0000000141263493055935" calcext:value-type="float">
            <text:p>1.41263493055935E-008</text:p>
          </table:table-cell>
          <table:table-cell office:value-type="float" office:value="7.32442285803403" calcext:value-type="float">
            <text:p>7.324422858</text:p>
          </table:table-cell>
          <table:table-cell office:value-type="float" office:value="0.0266660004854202" calcext:value-type="float">
            <text:p>0.026666000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7036468609" calcext:value-type="float">
            <text:p>468.3770364686</text:p>
          </table:table-cell>
          <table:table-cell/>
          <table:table-cell office:value-type="float" office:value="96.8360949515933" calcext:value-type="float">
            <text:p>96.8360949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office:value-type="float" office:value="371.515605341517" calcext:value-type="float">
            <text:p>371.5156053415</text:p>
          </table:table-cell>
          <table:table-cell office:value-type="float" office:value="0.00356825018283338" calcext:value-type="float">
            <text:p>0.0035682502</text:p>
          </table:table-cell>
          <table:table-cell office:value-type="float" office:value="5.32510176724472" calcext:value-type="float">
            <text:p>5.325101767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446363698" calcext:value-type="float">
            <text:p>468.3754463637</text:p>
          </table:table-cell>
          <table:table-cell/>
          <table:table-cell office:value-type="float" office:value="96.836094686496" calcext:value-type="float">
            <text:p>96.8360946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371.519877004484" calcext:value-type="float">
            <text:p>371.5198770045</text:p>
          </table:table-cell>
          <table:table-cell office:value-type="float" office:value="0.00549099765452101" calcext:value-type="float">
            <text:p>0.0054909977</text:p>
          </table:table-cell>
          <table:table-cell office:value-type="float" office:value="5.32656598386536" calcext:value-type="float">
            <text:p>5.3265659839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446363698" calcext:value-type="float">
            <text:p>468.3754463637</text:p>
          </table:table-cell>
          <table:table-cell/>
          <table:table-cell office:value-type="float" office:value="96.836094686496" calcext:value-type="float">
            <text:p>96.8360946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371.515642883826" calcext:value-type="float">
            <text:p>371.5156428838</text:p>
          </table:table-cell>
          <table:table-cell office:value-type="float" office:value="0.0000942078350778356" calcext:value-type="float">
            <text:p>9.42078350778356E-005</text:p>
          </table:table-cell>
          <table:table-cell office:value-type="float" office:value="7.32450617973984" calcext:value-type="float">
            <text:p>7.3245061797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446363698" calcext:value-type="float">
            <text:p>468.3754463637</text:p>
          </table:table-cell>
          <table:table-cell/>
          <table:table-cell office:value-type="float" office:value="96.836094686496" calcext:value-type="float">
            <text:p>96.8360946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07283" calcext:value-type="float">
            <text:p>1007283</text:p>
          </table:table-cell>
          <table:table-cell office:value-type="float" office:value="469.223595221046" calcext:value-type="float">
            <text:p>469.223595221</text:p>
          </table:table-cell>
          <table:table-cell table:style-name="ce1" office:value-type="string" calcext:value-type="string">
            <text:p>6.9042687334378877E-310</text:p>
          </table:table-cell>
          <table:table-cell office:value-type="float" office:value="5.32455338076466" calcext:value-type="float">
            <text:p>5.3245533808</text:p>
          </table:table-cell>
          <table:table-cell office:value-type="float" office:value="54.0233268737793" calcext:value-type="float">
            <text:p>54.023326873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87353569" calcext:value-type="float">
            <text:p>468.3752873536</text:p>
          </table:table-cell>
          <table:table-cell/>
          <table:table-cell office:value-type="float" office:value="96.8360946599863" calcext:value-type="float">
            <text:p>96.83609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57" calcext:value-type="float">
            <text:p>57</text:p>
          </table:table-cell>
          <table:table-cell office:value-type="float" office:value="152" calcext:value-type="float">
            <text:p>152</text:p>
          </table:table-cell>
          <table:table-cell office:value-type="float" office:value="377.838362571386" calcext:value-type="float">
            <text:p>377.8383625714</text:p>
          </table:table-cell>
          <table:table-cell office:value-type="float" office:value="0.00435054343111355" calcext:value-type="float">
            <text:p>0.0043505434</text:p>
          </table:table-cell>
          <table:table-cell office:value-type="float" office:value="5.32464952353283" calcext:value-type="float">
            <text:p>5.3246495235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87353569" calcext:value-type="float">
            <text:p>468.3752873536</text:p>
          </table:table-cell>
          <table:table-cell/>
          <table:table-cell office:value-type="float" office:value="96.8360946599863" calcext:value-type="float">
            <text:p>96.83609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41638" calcext:value-type="float">
            <text:p>1041638</text:p>
          </table:table-cell>
          <table:table-cell office:value-type="float" office:value="375.571515046504" calcext:value-type="float">
            <text:p>375.5715150465</text:p>
          </table:table-cell>
          <table:table-cell table:style-name="ce1" office:value-type="string" calcext:value-type="string">
            <text:p>6.9072764747133551E-310</text:p>
          </table:table-cell>
          <table:table-cell office:value-type="float" office:value="7.23356223647202" calcext:value-type="float">
            <text:p>7.2335622365</text:p>
          </table:table-cell>
          <table:table-cell office:value-type="float" office:value="55.8233261108398" calcext:value-type="float">
            <text:p>55.823326110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87353569" calcext:value-type="float">
            <text:p>468.3752873536</text:p>
          </table:table-cell>
          <table:table-cell/>
          <table:table-cell office:value-type="float" office:value="96.8360946599863" calcext:value-type="float">
            <text:p>96.83609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77" calcext:value-type="float">
            <text:p>77</text:p>
          </table:table-cell>
          <table:table-cell office:value-type="float" office:value="237" calcext:value-type="float">
            <text:p>237</text:p>
          </table:table-cell>
          <table:table-cell office:value-type="float" office:value="371.513530066509" calcext:value-type="float">
            <text:p>371.5135300665</text:p>
          </table:table-cell>
          <table:table-cell office:value-type="float" office:value="0.00573943808323601" calcext:value-type="float">
            <text:p>0.0057394381</text:p>
          </table:table-cell>
          <table:table-cell office:value-type="float" office:value="7.32455515691455" calcext:value-type="float">
            <text:p>7.3245551569</text:p>
          </table:table-cell>
          <table:table-cell office:value-type="float" office:value="0.01999899931252" calcext:value-type="float">
            <text:p>0.019998999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7145256" calcext:value-type="float">
            <text:p>468.3752714526</text:p>
          </table:table-cell>
          <table:table-cell/>
          <table:table-cell office:value-type="float" office:value="96.8360946573353" calcext:value-type="float">
            <text:p>96.8360946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52" calcext:value-type="float">
            <text:p>52</text:p>
          </table:table-cell>
          <table:table-cell office:value-type="float" office:value="143" calcext:value-type="float">
            <text:p>143</text:p>
          </table:table-cell>
          <table:table-cell office:value-type="float" office:value="377.841112179737" calcext:value-type="float">
            <text:p>377.8411121797</text:p>
          </table:table-cell>
          <table:table-cell office:value-type="float" office:value="0.00000000840519539691098" calcext:value-type="float">
            <text:p>8.40519539691098E-009</text:p>
          </table:table-cell>
          <table:table-cell office:value-type="float" office:value="7.32445028576389" calcext:value-type="float">
            <text:p>7.3244502858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7145256" calcext:value-type="float">
            <text:p>468.3752714526</text:p>
          </table:table-cell>
          <table:table-cell/>
          <table:table-cell office:value-type="float" office:value="96.8360946573353" calcext:value-type="float">
            <text:p>96.8360946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41638" calcext:value-type="float">
            <text:p>1041638</text:p>
          </table:table-cell>
          <table:table-cell office:value-type="float" office:value="375.571503408223" calcext:value-type="float">
            <text:p>375.5715034082</text:p>
          </table:table-cell>
          <table:table-cell table:style-name="ce1" office:value-type="string" calcext:value-type="string">
            <text:p>6.9064480748165149E-310</text:p>
          </table:table-cell>
          <table:table-cell office:value-type="float" office:value="7.23356201470015" calcext:value-type="float">
            <text:p>7.2335620147</text:p>
          </table:table-cell>
          <table:table-cell office:value-type="float" office:value="55.983325958252" calcext:value-type="float">
            <text:p>55.983325958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7145256" calcext:value-type="float">
            <text:p>468.3752714526</text:p>
          </table:table-cell>
          <table:table-cell/>
          <table:table-cell office:value-type="float" office:value="96.8360946573353" calcext:value-type="float">
            <text:p>96.8360946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97620" calcext:value-type="float">
            <text:p>997620</text:p>
          </table:table-cell>
          <table:table-cell office:value-type="float" office:value="469.223579072832" calcext:value-type="float">
            <text:p>469.2235790728</text:p>
          </table:table-cell>
          <table:table-cell table:style-name="ce1" office:value-type="string" calcext:value-type="string">
            <text:p>6.9284025130361980E-310</text:p>
          </table:table-cell>
          <table:table-cell office:value-type="float" office:value="7.32455530183754" calcext:value-type="float">
            <text:p>7.3245553018</text:p>
          </table:table-cell>
          <table:table-cell office:value-type="float" office:value="54.8566589355469" calcext:value-type="float">
            <text:p>54.856658935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69862459" calcext:value-type="float">
            <text:p>468.3752698625</text:p>
          </table:table-cell>
          <table:table-cell/>
          <table:table-cell office:value-type="float" office:value="96.8360946570702" calcext:value-type="float">
            <text:p>96.8360946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office:value-type="float" office:value="377.837799259271" calcext:value-type="float">
            <text:p>377.8377992593</text:p>
          </table:table-cell>
          <table:table-cell office:value-type="float" office:value="0.0000731855387364471" calcext:value-type="float">
            <text:p>7.31855387364471E-005</text:p>
          </table:table-cell>
          <table:table-cell office:value-type="float" office:value="5.32457157773437" calcext:value-type="float">
            <text:p>5.3245715777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69862459" calcext:value-type="float">
            <text:p>468.3752698625</text:p>
          </table:table-cell>
          <table:table-cell/>
          <table:table-cell office:value-type="float" office:value="96.8360946570702" calcext:value-type="float">
            <text:p>96.8360946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371.515530505964" calcext:value-type="float">
            <text:p>371.515530506</text:p>
          </table:table-cell>
          <table:table-cell office:value-type="float" office:value="0.0000940004109411227" calcext:value-type="float">
            <text:p>9.40004109411227E-005</text:p>
          </table:table-cell>
          <table:table-cell office:value-type="float" office:value="7.32450904473703" calcext:value-type="float">
            <text:p>7.3245090447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69862459" calcext:value-type="float">
            <text:p>468.3752698625</text:p>
          </table:table-cell>
          <table:table-cell/>
          <table:table-cell office:value-type="float" office:value="96.8360946570702" calcext:value-type="float">
            <text:p>96.8360946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8752" calcext:value-type="float">
            <text:p>998752</text:p>
          </table:table-cell>
          <table:table-cell office:value-type="float" office:value="469.223578908972" calcext:value-type="float">
            <text:p>469.223578909</text:p>
          </table:table-cell>
          <table:table-cell table:style-name="ce1" office:value-type="string" calcext:value-type="string">
            <text:p>6.9101865806995058E-310</text:p>
          </table:table-cell>
          <table:table-cell office:value-type="float" office:value="5.32455531835335" calcext:value-type="float">
            <text:p>5.3245553184</text:p>
          </table:table-cell>
          <table:table-cell office:value-type="float" office:value="54.2766609191895" calcext:value-type="float">
            <text:p>54.276660919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69703449" calcext:value-type="float">
            <text:p>468.3752697034</text:p>
          </table:table-cell>
          <table:table-cell/>
          <table:table-cell office:value-type="float" office:value="96.8360946570437" calcext:value-type="float">
            <text:p>96.836094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377.83775469586" calcext:value-type="float">
            <text:p>377.8377546959</text:p>
          </table:table-cell>
          <table:table-cell office:value-type="float" office:value="0.00972004729592184" calcext:value-type="float">
            <text:p>0.0097200473</text:p>
          </table:table-cell>
          <table:table-cell office:value-type="float" office:value="7.32455551782951" calcext:value-type="float">
            <text:p>7.3245555178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69703449" calcext:value-type="float">
            <text:p>468.3752697034</text:p>
          </table:table-cell>
          <table:table-cell/>
          <table:table-cell office:value-type="float" office:value="96.8360946570437" calcext:value-type="float">
            <text:p>96.836094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41638" calcext:value-type="float">
            <text:p>1041638</text:p>
          </table:table-cell>
          <table:table-cell office:value-type="float" office:value="375.571502128212" calcext:value-type="float">
            <text:p>375.5715021282</text:p>
          </table:table-cell>
          <table:table-cell table:style-name="ce1" office:value-type="string" calcext:value-type="string">
            <text:p>6.9165697229169909E-310</text:p>
          </table:table-cell>
          <table:table-cell office:value-type="float" office:value="7.23356199034627" calcext:value-type="float">
            <text:p>7.2335619903</text:p>
          </table:table-cell>
          <table:table-cell office:value-type="float" office:value="57.2533264160156" calcext:value-type="float">
            <text:p>57.25332641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69703449" calcext:value-type="float">
            <text:p>468.3752697034</text:p>
          </table:table-cell>
          <table:table-cell/>
          <table:table-cell office:value-type="float" office:value="96.8360946570437" calcext:value-type="float">
            <text:p>96.836094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981.5635348477" calcext:value-type="float">
            <text:p>36981.5635348477</text:p>
          </table:table-cell>
          <table:table-cell office:value-type="float" office:value="0.0037173583566907" calcext:value-type="float">
            <text:p>0.0037173584</text:p>
          </table:table-cell>
          <table:table-cell office:value-type="float" office:value="0.0010556137719675" calcext:value-type="float">
            <text:p>0.0010556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6981.5635348431" calcext:value-type="float">
            <text:p>36981.5635348431</text:p>
          </table:table-cell>
          <table:table-cell/>
          <table:table-cell office:value-type="float" office:value="0.00000536314743726507" calcext:value-type="float">
            <text:p>5.36314743726507E-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6981.5635348688" calcext:value-type="float">
            <text:p>36981.5635348688</text:p>
          </table:table-cell>
          <table:table-cell office:value-type="float" office:value="0.00735849371089085" calcext:value-type="float">
            <text:p>0.0073584937</text:p>
          </table:table-cell>
          <table:table-cell office:value-type="float" office:value="0.00636752548233233" calcext:value-type="float">
            <text:p>0.0063675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6981.5635348431" calcext:value-type="float">
            <text:p>36981.5635348431</text:p>
          </table:table-cell>
          <table:table-cell/>
          <table:table-cell office:value-type="float" office:value="0.00000170055162129756" calcext:value-type="float">
            <text:p>1.70055162129756E-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6981.5635348507" calcext:value-type="float">
            <text:p>36981.5635348507</text:p>
          </table:table-cell>
          <table:table-cell office:value-type="float" office:value="0.00591754503346641" calcext:value-type="float">
            <text:p>0.005917545</text:p>
          </table:table-cell>
          <table:table-cell office:value-type="float" office:value="0.00149792418173433" calcext:value-type="float">
            <text:p>0.0014979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6981.5635348431" calcext:value-type="float">
            <text:p>36981.5635348431</text:p>
          </table:table-cell>
          <table:table-cell/>
          <table:table-cell office:value-type="float" office:value="0.0000000342188855029235" calcext:value-type="float">
            <text:p>3.42188855029235E-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692.940242844278" calcext:value-type="float">
            <text:p>692.9402428443</text:p>
          </table:table-cell>
          <table:table-cell office:value-type="float" office:value="0.0000204963802756035" calcext:value-type="float">
            <text:p>2.04963802756035E-005</text:p>
          </table:table-cell>
          <table:table-cell office:value-type="float" office:value="0.439287490868959" calcext:value-type="float">
            <text:p>0.4392874909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49.525895325924" calcext:value-type="float">
            <text:p>849.5258953259</text:p>
          </table:table-cell>
          <table:table-cell/>
          <table:table-cell office:value-type="float" office:value="96.6387469428178" calcext:value-type="float">
            <text:p>96.6387469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692.940242105888" calcext:value-type="float">
            <text:p>692.9402421059</text:p>
          </table:table-cell>
          <table:table-cell office:value-type="float" office:value="0.00677487000842925" calcext:value-type="float">
            <text:p>0.00677487</text:p>
          </table:table-cell>
          <table:table-cell office:value-type="float" office:value="0.274295157403567" calcext:value-type="float">
            <text:p>0.2742951574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49.525895325924" calcext:value-type="float">
            <text:p>849.5258953259</text:p>
          </table:table-cell>
          <table:table-cell/>
          <table:table-cell office:value-type="float" office:value="96.6387469428178" calcext:value-type="float">
            <text:p>96.6387469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float" office:value="692.940318445994" calcext:value-type="float">
            <text:p>692.940318446</text:p>
          </table:table-cell>
          <table:table-cell office:value-type="float" office:value="0.000201970136761833" calcext:value-type="float">
            <text:p>0.0002019701</text:p>
          </table:table-cell>
          <table:table-cell office:value-type="float" office:value="1.21176553335722" calcext:value-type="float">
            <text:p>1.2117655334</text:p>
          </table:table-cell>
          <table:table-cell office:value-type="float" office:value="0.013332000002265" calcext:value-type="float">
            <text:p>0.01333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49.525895325924" calcext:value-type="float">
            <text:p>849.5258953259</text:p>
          </table:table-cell>
          <table:table-cell/>
          <table:table-cell office:value-type="float" office:value="96.6387469428178" calcext:value-type="float">
            <text:p>96.6387469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973978" calcext:value-type="float">
            <text:p>973978</text:p>
          </table:table-cell>
          <table:table-cell office:value-type="float" office:value="588.905994490151" calcext:value-type="float">
            <text:p>588.9059944902</text:p>
          </table:table-cell>
          <table:table-cell table:style-name="ce1" office:value-type="string" calcext:value-type="string">
            <text:p>6.9496028140073780E-310</text:p>
          </table:table-cell>
          <table:table-cell office:value-type="float" office:value="5.7271640341979" calcext:value-type="float">
            <text:p>5.7271640342</text:p>
          </table:table-cell>
          <table:table-cell office:value-type="float" office:value="53.9699935913086" calcext:value-type="float">
            <text:p>53.969993591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87.868118763629" calcext:value-type="float">
            <text:p>587.8681187636</text:p>
          </table:table-cell>
          <table:table-cell/>
          <table:table-cell office:value-type="float" office:value="96.836484530653" calcext:value-type="float">
            <text:p>96.8364845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110" calcext:value-type="float">
            <text:p>110</text:p>
          </table:table-cell>
          <table:table-cell office:value-type="float" office:value="259" calcext:value-type="float">
            <text:p>259</text:p>
          </table:table-cell>
          <table:table-cell office:value-type="float" office:value="486.475917163633" calcext:value-type="float">
            <text:p>486.4759171636</text:p>
          </table:table-cell>
          <table:table-cell office:value-type="float" office:value="0.00000551395617967067" calcext:value-type="float">
            <text:p>0.000005514</text:p>
          </table:table-cell>
          <table:table-cell office:value-type="float" office:value="6.7475921910272" calcext:value-type="float">
            <text:p>6.747592191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87.868118763629" calcext:value-type="float">
            <text:p>587.8681187636</text:p>
          </table:table-cell>
          <table:table-cell/>
          <table:table-cell office:value-type="float" office:value="96.836484530653" calcext:value-type="float">
            <text:p>96.8364845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63" calcext:value-type="float">
            <text:p>63</text:p>
          </table:table-cell>
          <table:table-cell office:value-type="float" office:value="222" calcext:value-type="float">
            <text:p>222</text:p>
          </table:table-cell>
          <table:table-cell office:value-type="float" office:value="486.476466551979" calcext:value-type="float">
            <text:p>486.476466552</text:p>
          </table:table-cell>
          <table:table-cell office:value-type="float" office:value="0.000200870199133774" calcext:value-type="float">
            <text:p>0.0002008702</text:p>
          </table:table-cell>
          <table:table-cell office:value-type="float" office:value="6.97715284139993" calcext:value-type="float">
            <text:p>6.9771528414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87.868118763629" calcext:value-type="float">
            <text:p>587.8681187636</text:p>
          </table:table-cell>
          <table:table-cell/>
          <table:table-cell office:value-type="float" office:value="96.836484530653" calcext:value-type="float">
            <text:p>96.8364845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969672" calcext:value-type="float">
            <text:p>969672</text:p>
          </table:table-cell>
          <table:table-cell office:value-type="float" office:value="568.423696225911" calcext:value-type="float">
            <text:p>568.4236962259</text:p>
          </table:table-cell>
          <table:table-cell table:style-name="ce1" office:value-type="string" calcext:value-type="string">
            <text:p>6.9018588541799754E-310</text:p>
          </table:table-cell>
          <table:table-cell office:value-type="float" office:value="5.12579852170122" calcext:value-type="float">
            <text:p>5.1257985217</text:p>
          </table:table-cell>
          <table:table-cell office:value-type="float" office:value="54.1533279418945" calcext:value-type="float">
            <text:p>54.153327941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7.492962106881" calcext:value-type="float">
            <text:p>567.4929621069</text:p>
          </table:table-cell>
          <table:table-cell/>
          <table:table-cell office:value-type="float" office:value="96.8335101420841" calcext:value-type="float">
            <text:p>96.8335101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1" calcext:value-type="float">
            <text:p>1.001</text:p>
          </table:table-cell>
          <table:table-cell office:value-type="float" office:value="97" calcext:value-type="float">
            <text:p>97</text:p>
          </table:table-cell>
          <table:table-cell office:value-type="float" office:value="223" calcext:value-type="float">
            <text:p>223</text:p>
          </table:table-cell>
          <table:table-cell office:value-type="float" office:value="470.129635762411" calcext:value-type="float">
            <text:p>470.1296357624</text:p>
          </table:table-cell>
          <table:table-cell office:value-type="float" office:value="0.00554570603305027" calcext:value-type="float">
            <text:p>0.005545706</text:p>
          </table:table-cell>
          <table:table-cell office:value-type="float" office:value="7.28878047324225" calcext:value-type="float">
            <text:p>7.2887804732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7.492962106881" calcext:value-type="float">
            <text:p>567.4929621069</text:p>
          </table:table-cell>
          <table:table-cell/>
          <table:table-cell office:value-type="float" office:value="96.8335101420841" calcext:value-type="float">
            <text:p>96.8335101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1" calcext:value-type="float">
            <text:p>1.001</text:p>
          </table:table-cell>
          <table:table-cell office:value-type="float" office:value="54" calcext:value-type="float">
            <text:p>54</text:p>
          </table:table-cell>
          <table:table-cell office:value-type="float" office:value="145" calcext:value-type="float">
            <text:p>145</text:p>
          </table:table-cell>
          <table:table-cell office:value-type="float" office:value="470.135503678199" calcext:value-type="float">
            <text:p>470.1355036782</text:p>
          </table:table-cell>
          <table:table-cell office:value-type="float" office:value="0.00802635901643144" calcext:value-type="float">
            <text:p>0.008026359</text:p>
          </table:table-cell>
          <table:table-cell office:value-type="float" office:value="7.30098190320075" calcext:value-type="float">
            <text:p>7.3009819032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7.492962106881" calcext:value-type="float">
            <text:p>567.4929621069</text:p>
          </table:table-cell>
          <table:table-cell/>
          <table:table-cell office:value-type="float" office:value="96.8335101420841" calcext:value-type="float">
            <text:p>96.8335101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468.528540521008" calcext:value-type="float">
            <text:p>468.528540521</text:p>
          </table:table-cell>
          <table:table-cell office:value-type="float" office:value="0.000000634799760845762" calcext:value-type="float">
            <text:p>6.34799760845762E-007</text:p>
          </table:table-cell>
          <table:table-cell office:value-type="float" office:value="7.31978097027281" calcext:value-type="float">
            <text:p>7.3197809703</text:p>
          </table:table-cell>
          <table:table-cell office:value-type="float" office:value="0.01999899931252" calcext:value-type="float">
            <text:p>0.019998999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501531961242" calcext:value-type="float">
            <text:p>565.5015319612</text:p>
          </table:table-cell>
          <table:table-cell/>
          <table:table-cell office:value-type="float" office:value="96.8332184785394" calcext:value-type="float">
            <text:p>96.8332184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1" calcext:value-type="float">
            <text:p>1.0001</text:p>
          </table:table-cell>
          <table:table-cell office:value-type="float" office:value="92" calcext:value-type="float">
            <text:p>92</text:p>
          </table:table-cell>
          <table:table-cell office:value-type="float" office:value="238" calcext:value-type="float">
            <text:p>238</text:p>
          </table:table-cell>
          <table:table-cell office:value-type="float" office:value="468.537685699639" calcext:value-type="float">
            <text:p>468.5376856996</text:p>
          </table:table-cell>
          <table:table-cell office:value-type="float" office:value="0.00366773026631925" calcext:value-type="float">
            <text:p>0.0036677303</text:p>
          </table:table-cell>
          <table:table-cell office:value-type="float" office:value="5.32282833998216" calcext:value-type="float">
            <text:p>5.32282834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501531961242" calcext:value-type="float">
            <text:p>565.5015319612</text:p>
          </table:table-cell>
          <table:table-cell/>
          <table:table-cell office:value-type="float" office:value="96.8332184785394" calcext:value-type="float">
            <text:p>96.8332184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1" calcext:value-type="float">
            <text:p>1.0001</text:p>
          </table:table-cell>
          <table:table-cell office:value-type="float" office:value="56" calcext:value-type="float">
            <text:p>56</text:p>
          </table:table-cell>
          <table:table-cell office:value-type="float" office:value="141" calcext:value-type="float">
            <text:p>141</text:p>
          </table:table-cell>
          <table:table-cell office:value-type="float" office:value="468.528326092712" calcext:value-type="float">
            <text:p>468.5283260927</text:p>
          </table:table-cell>
          <table:table-cell office:value-type="float" office:value="0.0094552519247404" calcext:value-type="float">
            <text:p>0.0094552519</text:p>
          </table:table-cell>
          <table:table-cell office:value-type="float" office:value="7.31993159448049" calcext:value-type="float">
            <text:p>7.3199315945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501531961242" calcext:value-type="float">
            <text:p>565.5015319612</text:p>
          </table:table-cell>
          <table:table-cell/>
          <table:table-cell office:value-type="float" office:value="96.8332184785394" calcext:value-type="float">
            <text:p>96.8332184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87990" calcext:value-type="float">
            <text:p>987990</text:p>
          </table:table-cell>
          <table:table-cell office:value-type="float" office:value="566.231125569045" calcext:value-type="float">
            <text:p>566.231125569</text:p>
          </table:table-cell>
          <table:table-cell table:style-name="ce1" office:value-type="string" calcext:value-type="string">
            <text:p>6.9142779071162265E-310</text:p>
          </table:table-cell>
          <table:table-cell office:value-type="float" office:value="7.32274951270966" calcext:value-type="float">
            <text:p>7.3227495127</text:p>
          </table:table-cell>
          <table:table-cell office:value-type="float" office:value="55.7399940490723" calcext:value-type="float">
            <text:p>55.739994049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302842398475" calcext:value-type="float">
            <text:p>565.3028423985</text:p>
          </table:table-cell>
          <table:table-cell/>
          <table:table-cell office:value-type="float" office:value="96.8331893703456" calcext:value-type="float">
            <text:p>96.8331893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468.378484451898" calcext:value-type="float">
            <text:p>468.3784844519</text:p>
          </table:table-cell>
          <table:table-cell office:value-type="float" office:value="0.00341951731409032" calcext:value-type="float">
            <text:p>0.0034195173</text:p>
          </table:table-cell>
          <table:table-cell office:value-type="float" office:value="7.32219433456369" calcext:value-type="float">
            <text:p>7.3221943346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302842398475" calcext:value-type="float">
            <text:p>565.3028423985</text:p>
          </table:table-cell>
          <table:table-cell/>
          <table:table-cell office:value-type="float" office:value="96.8331893703456" calcext:value-type="float">
            <text:p>96.8331893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472" calcext:value-type="float">
            <text:p>472</text:p>
          </table:table-cell>
          <table:table-cell office:value-type="float" office:value="1003" calcext:value-type="float">
            <text:p>1003</text:p>
          </table:table-cell>
          <table:table-cell office:value-type="float" office:value="468.378894477147" calcext:value-type="float">
            <text:p>468.3788944771</text:p>
          </table:table-cell>
          <table:table-cell office:value-type="float" office:value="0.00657435768667964" calcext:value-type="float">
            <text:p>0.0065743577</text:p>
          </table:table-cell>
          <table:table-cell office:value-type="float" office:value="7.32404820369054" calcext:value-type="float">
            <text:p>7.3240482037</text:p>
          </table:table-cell>
          <table:table-cell office:value-type="float" office:value="0.0299989990890026" calcext:value-type="float">
            <text:p>0.0299989991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302842398475" calcext:value-type="float">
            <text:p>565.3028423985</text:p>
          </table:table-cell>
          <table:table-cell/>
          <table:table-cell office:value-type="float" office:value="96.8331893703456" calcext:value-type="float">
            <text:p>96.8331893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80439" calcext:value-type="float">
            <text:p>980439</text:p>
          </table:table-cell>
          <table:table-cell office:value-type="float" office:value="566.211205781694" calcext:value-type="float">
            <text:p>566.2112057817</text:p>
          </table:table-cell>
          <table:table-cell table:style-name="ce1" office:value-type="string" calcext:value-type="string">
            <text:p>6.9386034249372387E-310</text:p>
          </table:table-cell>
          <table:table-cell office:value-type="float" office:value="7.32436630886562" calcext:value-type="float">
            <text:p>7.3243663089</text:p>
          </table:table-cell>
          <table:table-cell office:value-type="float" office:value="54.0733261108398" calcext:value-type="float">
            <text:p>54.073326110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2977969507" calcext:value-type="float">
            <text:p>565.2829779695</text:p>
          </table:table-cell>
          <table:table-cell/>
          <table:table-cell office:value-type="float" office:value="96.8331864601082" calcext:value-type="float">
            <text:p>96.8331864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88" calcext:value-type="float">
            <text:p>88</text:p>
          </table:table-cell>
          <table:table-cell office:value-type="float" office:value="253" calcext:value-type="float">
            <text:p>253</text:p>
          </table:table-cell>
          <table:table-cell office:value-type="float" office:value="468.353462969476" calcext:value-type="float">
            <text:p>468.3534629695</text:p>
          </table:table-cell>
          <table:table-cell office:value-type="float" office:value="0.0040750554959791" calcext:value-type="float">
            <text:p>0.0040750555</text:p>
          </table:table-cell>
          <table:table-cell office:value-type="float" office:value="7.3244091391003" calcext:value-type="float">
            <text:p>7.3244091391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2977969507" calcext:value-type="float">
            <text:p>565.2829779695</text:p>
          </table:table-cell>
          <table:table-cell/>
          <table:table-cell office:value-type="float" office:value="96.8331864601082" calcext:value-type="float">
            <text:p>96.8331864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61" calcext:value-type="float">
            <text:p>61</text:p>
          </table:table-cell>
          <table:table-cell office:value-type="float" office:value="237" calcext:value-type="float">
            <text:p>237</text:p>
          </table:table-cell>
          <table:table-cell office:value-type="float" office:value="468.352744942873" calcext:value-type="float">
            <text:p>468.3527449429</text:p>
          </table:table-cell>
          <table:table-cell office:value-type="float" office:value="0.000135269872694334" calcext:value-type="float">
            <text:p>0.0001352699</text:p>
          </table:table-cell>
          <table:table-cell office:value-type="float" office:value="7.32447541270848" calcext:value-type="float">
            <text:p>7.3244754127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2977969507" calcext:value-type="float">
            <text:p>565.2829779695</text:p>
          </table:table-cell>
          <table:table-cell/>
          <table:table-cell office:value-type="float" office:value="96.8331864601082" calcext:value-type="float">
            <text:p>96.8331864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5059" calcext:value-type="float">
            <text:p>25059</text:p>
          </table:table-cell>
          <table:table-cell office:value-type="float" office:value="566.209158319739" calcext:value-type="float">
            <text:p>566.2091583197</text:p>
          </table:table-cell>
          <table:table-cell table:style-name="ce1" office:value-type="string" calcext:value-type="string">
            <text:p>6.9047554572777178E-310</text:p>
          </table:table-cell>
          <table:table-cell office:value-type="float" office:value="5.32453391466912" calcext:value-type="float">
            <text:p>5.3245339147</text:p>
          </table:table-cell>
          <table:table-cell office:value-type="float" office:value="1.13333201408386" calcext:value-type="float">
            <text:p>1.133332014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991571877" calcext:value-type="float">
            <text:p>565.2809915719</text:p>
          </table:table-cell>
          <table:table-cell/>
          <table:table-cell office:value-type="float" office:value="96.8331861690903" calcext:value-type="float">
            <text:p>96.8331861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4833" calcext:value-type="float">
            <text:p>24833</text:p>
          </table:table-cell>
          <table:table-cell office:value-type="float" office:value="566.211517776892" calcext:value-type="float">
            <text:p>566.2115177769</text:p>
          </table:table-cell>
          <table:table-cell table:style-name="ce1" office:value-type="string" calcext:value-type="string">
            <text:p>6.9386734617100926E-310</text:p>
          </table:table-cell>
          <table:table-cell office:value-type="float" office:value="7.32453502927675" calcext:value-type="float">
            <text:p>7.3245350293</text:p>
          </table:table-cell>
          <table:table-cell office:value-type="float" office:value="1.10333204269409" calcext:value-type="float">
            <text:p>1.103332042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991571877" calcext:value-type="float">
            <text:p>565.2809915719</text:p>
          </table:table-cell>
          <table:table-cell/>
          <table:table-cell office:value-type="float" office:value="96.8331861690903" calcext:value-type="float">
            <text:p>96.8331861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47035" calcext:value-type="float">
            <text:p>1047035</text:p>
          </table:table-cell>
          <table:table-cell office:value-type="float" office:value="474.046878892209" calcext:value-type="float">
            <text:p>474.0468788922</text:p>
          </table:table-cell>
          <table:table-cell table:style-name="ce1" office:value-type="string" calcext:value-type="string">
            <text:p>6.9498271504821852E-310</text:p>
          </table:table-cell>
          <table:table-cell office:value-type="float" office:value="7.22739291146805" calcext:value-type="float">
            <text:p>7.2273929115</text:p>
          </table:table-cell>
          <table:table-cell office:value-type="float" office:value="58.4966583251953" calcext:value-type="float">
            <text:p>58.496658325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991571877" calcext:value-type="float">
            <text:p>565.2809915719</text:p>
          </table:table-cell>
          <table:table-cell/>
          <table:table-cell office:value-type="float" office:value="96.8331861690903" calcext:value-type="float">
            <text:p>96.8331861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80521" calcext:value-type="float">
            <text:p>980521</text:p>
          </table:table-cell>
          <table:table-cell office:value-type="float" office:value="566.208961177196" calcext:value-type="float">
            <text:p>566.2089611772</text:p>
          </table:table-cell>
          <table:table-cell table:style-name="ce1" office:value-type="string" calcext:value-type="string">
            <text:p>6.9090696562298125E-310</text:p>
          </table:table-cell>
          <table:table-cell office:value-type="float" office:value="7.32455340454845" calcext:value-type="float">
            <text:p>7.3245534045</text:p>
          </table:table-cell>
          <table:table-cell office:value-type="float" office:value="53.6299934387207" calcext:value-type="float">
            <text:p>53.629993438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92932566" calcext:value-type="float">
            <text:p>565.2807929326</text:p>
          </table:table-cell>
          <table:table-cell/>
          <table:table-cell office:value-type="float" office:value="96.8331861399886" calcext:value-type="float">
            <text:p>96.83318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84" calcext:value-type="float">
            <text:p>84</text:p>
          </table:table-cell>
          <table:table-cell office:value-type="float" office:value="231" calcext:value-type="float">
            <text:p>231</text:p>
          </table:table-cell>
          <table:table-cell office:value-type="float" office:value="468.353585339017" calcext:value-type="float">
            <text:p>468.353585339</text:p>
          </table:table-cell>
          <table:table-cell office:value-type="float" office:value="0.00412825667051344" calcext:value-type="float">
            <text:p>0.0041282567</text:p>
          </table:table-cell>
          <table:table-cell office:value-type="float" office:value="7.32450675757611" calcext:value-type="float">
            <text:p>7.3245067576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92932566" calcext:value-type="float">
            <text:p>565.2807929326</text:p>
          </table:table-cell>
          <table:table-cell/>
          <table:table-cell office:value-type="float" office:value="96.8331861399886" calcext:value-type="float">
            <text:p>96.83318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47035" calcext:value-type="float">
            <text:p>1047035</text:p>
          </table:table-cell>
          <table:table-cell office:value-type="float" office:value="474.061965519649" calcext:value-type="float">
            <text:p>474.0619655197</text:p>
          </table:table-cell>
          <table:table-cell table:style-name="ce1" office:value-type="string" calcext:value-type="string">
            <text:p>6.9255873160203087E-310</text:p>
          </table:table-cell>
          <table:table-cell office:value-type="float" office:value="7.22677350132349" calcext:value-type="float">
            <text:p>7.2267735013</text:p>
          </table:table-cell>
          <table:table-cell office:value-type="float" office:value="57.0933265686035" calcext:value-type="float">
            <text:p>57.093326568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92932566" calcext:value-type="float">
            <text:p>565.2807929326</text:p>
          </table:table-cell>
          <table:table-cell/>
          <table:table-cell office:value-type="float" office:value="96.8331861399886" calcext:value-type="float">
            <text:p>96.83318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92" calcext:value-type="float">
            <text:p>92</text:p>
          </table:table-cell>
          <table:table-cell office:value-type="float" office:value="299" calcext:value-type="float">
            <text:p>299</text:p>
          </table:table-cell>
          <table:table-cell office:value-type="float" office:value="468.35425336033" calcext:value-type="float">
            <text:p>468.3542533603</text:p>
          </table:table-cell>
          <table:table-cell office:value-type="float" office:value="0.00770538500807867" calcext:value-type="float">
            <text:p>0.007705385</text:p>
          </table:table-cell>
          <table:table-cell office:value-type="float" office:value="5.32564696688989" calcext:value-type="float">
            <text:p>5.3256469669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7306864" calcext:value-type="float">
            <text:p>565.2807730686</text:p>
          </table:table-cell>
          <table:table-cell/>
          <table:table-cell office:value-type="float" office:value="96.8331861370784" calcext:value-type="float">
            <text:p>96.8331861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87" calcext:value-type="float">
            <text:p>87</text:p>
          </table:table-cell>
          <table:table-cell office:value-type="float" office:value="223" calcext:value-type="float">
            <text:p>223</text:p>
          </table:table-cell>
          <table:table-cell office:value-type="float" office:value="468.352498734724" calcext:value-type="float">
            <text:p>468.3524987347</text:p>
          </table:table-cell>
          <table:table-cell office:value-type="float" office:value="0.00733917754817097" calcext:value-type="float">
            <text:p>0.0073391775</text:p>
          </table:table-cell>
          <table:table-cell office:value-type="float" office:value="7.3245219084713" calcext:value-type="float">
            <text:p>7.3245219085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7306864" calcext:value-type="float">
            <text:p>565.2807730686</text:p>
          </table:table-cell>
          <table:table-cell/>
          <table:table-cell office:value-type="float" office:value="96.8331861370784" calcext:value-type="float">
            <text:p>96.8331861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47035" calcext:value-type="float">
            <text:p>1047035</text:p>
          </table:table-cell>
          <table:table-cell office:value-type="float" office:value="474.063438272142" calcext:value-type="float">
            <text:p>474.0634382721</text:p>
          </table:table-cell>
          <table:table-cell table:style-name="ce1" office:value-type="string" calcext:value-type="string">
            <text:p>6.9280029634100522E-310</text:p>
          </table:table-cell>
          <table:table-cell office:value-type="float" office:value="7.22671179526561" calcext:value-type="float">
            <text:p>7.2267117953</text:p>
          </table:table-cell>
          <table:table-cell office:value-type="float" office:value="56.32666015625" calcext:value-type="float">
            <text:p>56.326660156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7306864" calcext:value-type="float">
            <text:p>565.2807730686</text:p>
          </table:table-cell>
          <table:table-cell/>
          <table:table-cell office:value-type="float" office:value="96.8331861370784" calcext:value-type="float">
            <text:p>96.8331861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83646" calcext:value-type="float">
            <text:p>983646</text:p>
          </table:table-cell>
          <table:table-cell office:value-type="float" office:value="566.208939664067" calcext:value-type="float">
            <text:p>566.2089396641</text:p>
          </table:table-cell>
          <table:table-cell table:style-name="ce1" office:value-type="string" calcext:value-type="string">
            <text:p>6.9375045014181300E-310</text:p>
          </table:table-cell>
          <table:table-cell office:value-type="float" office:value="5.32455530050266" calcext:value-type="float">
            <text:p>5.3245553005</text:p>
          </table:table-cell>
          <table:table-cell office:value-type="float" office:value="53.2733268737793" calcext:value-type="float">
            <text:p>53.273326873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71082247" calcext:value-type="float">
            <text:p>565.2807710822</text:p>
          </table:table-cell>
          <table:table-cell/>
          <table:table-cell office:value-type="float" office:value="96.8331861367874" calcext:value-type="float">
            <text:p>96.833186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91" calcext:value-type="float">
            <text:p>91</text:p>
          </table:table-cell>
          <table:table-cell office:value-type="float" office:value="246" calcext:value-type="float">
            <text:p>246</text:p>
          </table:table-cell>
          <table:table-cell office:value-type="float" office:value="468.352161877342" calcext:value-type="float">
            <text:p>468.3521618773</text:p>
          </table:table-cell>
          <table:table-cell office:value-type="float" office:value="0.00292888422289557" calcext:value-type="float">
            <text:p>0.0029288842</text:p>
          </table:table-cell>
          <table:table-cell office:value-type="float" office:value="7.32450924374186" calcext:value-type="float">
            <text:p>7.3245092437</text:p>
          </table:table-cell>
          <table:table-cell office:value-type="float" office:value="0.013332000002265" calcext:value-type="float">
            <text:p>0.01333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71082247" calcext:value-type="float">
            <text:p>565.2807710822</text:p>
          </table:table-cell>
          <table:table-cell/>
          <table:table-cell office:value-type="float" office:value="96.8331861367874" calcext:value-type="float">
            <text:p>96.833186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47035" calcext:value-type="float">
            <text:p>1047035</text:p>
          </table:table-cell>
          <table:table-cell office:value-type="float" office:value="474.06358520388" calcext:value-type="float">
            <text:p>474.0635852039</text:p>
          </table:table-cell>
          <table:table-cell table:style-name="ce1" office:value-type="string" calcext:value-type="string">
            <text:p>6.9134941695142585E-310</text:p>
          </table:table-cell>
          <table:table-cell office:value-type="float" office:value="7.22670562661361" calcext:value-type="float">
            <text:p>7.2267056266</text:p>
          </table:table-cell>
          <table:table-cell office:value-type="float" office:value="58.049991607666" calcext:value-type="float">
            <text:p>58.049991607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71082247" calcext:value-type="float">
            <text:p>565.2807710822</text:p>
          </table:table-cell>
          <table:table-cell/>
          <table:table-cell office:value-type="float" office:value="96.8331861367874" calcext:value-type="float">
            <text:p>96.833186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5674" calcext:value-type="float">
            <text:p>995674</text:p>
          </table:table-cell>
          <table:table-cell office:value-type="float" office:value="566.208939466223" calcext:value-type="float">
            <text:p>566.2089394662</text:p>
          </table:table-cell>
          <table:table-cell table:style-name="ce1" office:value-type="string" calcext:value-type="string">
            <text:p>6.9000639873320831E-310</text:p>
          </table:table-cell>
          <table:table-cell office:value-type="float" office:value="5.3245553184326" calcext:value-type="float">
            <text:p>5.3245553184</text:p>
          </table:table-cell>
          <table:table-cell office:value-type="float" office:value="54.4266624450684" calcext:value-type="float">
            <text:p>54.426662445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70883608" calcext:value-type="float">
            <text:p>565.2807708836</text:p>
          </table:table-cell>
          <table:table-cell/>
          <table:table-cell office:value-type="float" office:value="96.8331861367583" calcext:value-type="float">
            <text:p>96.833186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3" calcext:value-type="float">
            <text:p>233</text:p>
          </table:table-cell>
          <table:table-cell office:value-type="float" office:value="474.678143052843" calcext:value-type="float">
            <text:p>474.6781430528</text:p>
          </table:table-cell>
          <table:table-cell office:value-type="float" office:value="0.0030503629446605" calcext:value-type="float">
            <text:p>0.0030503629</text:p>
          </table:table-cell>
          <table:table-cell office:value-type="float" office:value="7.32467013017837" calcext:value-type="float">
            <text:p>7.3246701302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70883608" calcext:value-type="float">
            <text:p>565.2807708836</text:p>
          </table:table-cell>
          <table:table-cell/>
          <table:table-cell office:value-type="float" office:value="96.8331861367583" calcext:value-type="float">
            <text:p>96.833186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47035" calcext:value-type="float">
            <text:p>1047035</text:p>
          </table:table-cell>
          <table:table-cell office:value-type="float" office:value="474.063599893194" calcext:value-type="float">
            <text:p>474.0635998932</text:p>
          </table:table-cell>
          <table:table-cell table:style-name="ce1" office:value-type="string" calcext:value-type="string">
            <text:p>6.9437129048378888E-310</text:p>
          </table:table-cell>
          <table:table-cell office:value-type="float" office:value="7.22670500981259" calcext:value-type="float">
            <text:p>7.2267050098</text:p>
          </table:table-cell>
          <table:table-cell office:value-type="float" office:value="56.983325958252" calcext:value-type="float">
            <text:p>56.983325958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65.280770883608" calcext:value-type="float">
            <text:p>565.2807708836</text:p>
          </table:table-cell>
          <table:table-cell/>
          <table:table-cell office:value-type="float" office:value="96.8331861367583" calcext:value-type="float">
            <text:p>96.833186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3107.6136294236" calcext:value-type="float">
            <text:p>83107.6136294236</text:p>
          </table:table-cell>
          <table:table-cell office:value-type="float" office:value="0.00379536535340059" calcext:value-type="float">
            <text:p>0.0037953654</text:p>
          </table:table-cell>
          <table:table-cell office:value-type="float" office:value="0.00145688166168156" calcext:value-type="float">
            <text:p>0.0014568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3107.6136294132" calcext:value-type="float">
            <text:p>83107.6136294132</text:p>
          </table:table-cell>
          <table:table-cell/>
          <table:table-cell office:value-type="float" office:value="0.000000078270574022099" calcext:value-type="float">
            <text:p>7.8270574022099E-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3107.6136294244" calcext:value-type="float">
            <text:p>83107.6136294244</text:p>
          </table:table-cell>
          <table:table-cell office:value-type="float" office:value="0.00525998389960237" calcext:value-type="float">
            <text:p>0.0052599839</text:p>
          </table:table-cell>
          <table:table-cell office:value-type="float" office:value="0.00139895246115884" calcext:value-type="float">
            <text:p>0.0013989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83107.6136294131" calcext:value-type="float">
            <text:p>83107.6136294131</text:p>
          </table:table-cell>
          <table:table-cell/>
          <table:table-cell office:value-type="float" office:value="0.0000326243375639024" calcext:value-type="float">
            <text:p>3.26243375639024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3107.6136294247" calcext:value-type="float">
            <text:p>83107.6136294247</text:p>
          </table:table-cell>
          <table:table-cell office:value-type="float" office:value="0.0052000822406243" calcext:value-type="float">
            <text:p>0.0052000822</text:p>
          </table:table-cell>
          <table:table-cell office:value-type="float" office:value="0.00138870231998567" calcext:value-type="float">
            <text:p>0.0013887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3107.6136294131" calcext:value-type="float">
            <text:p>83107.6136294131</text:p>
          </table:table-cell>
          <table:table-cell/>
          <table:table-cell office:value-type="float" office:value="0.00000380408108924257" calcext:value-type="float">
            <text:p>3.80408108924257E-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 office:value-type="float" office:value="1457.86554473823" calcext:value-type="float">
            <text:p>1457.8655447382</text:p>
          </table:table-cell>
          <table:table-cell office:value-type="float" office:value="0.00945834912000422" calcext:value-type="float">
            <text:p>0.0094583491</text:p>
          </table:table-cell>
          <table:table-cell office:value-type="float" office:value="0.274890929706024" calcext:value-type="float">
            <text:p>0.2748909297</text:p>
          </table:table-cell>
          <table:table-cell office:value-type="float" office:value="0.01999899931252" calcext:value-type="float">
            <text:p>0.019998999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616.68750629796" calcext:value-type="float">
            <text:p>1616.687506298</text:p>
          </table:table-cell>
          <table:table-cell/>
          <table:table-cell office:value-type="float" office:value="96.6934035722063" calcext:value-type="float">
            <text:p>96.693403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136" calcext:value-type="float">
            <text:p>136</text:p>
          </table:table-cell>
          <table:table-cell office:value-type="float" office:value="270" calcext:value-type="float">
            <text:p>270</text:p>
          </table:table-cell>
          <table:table-cell office:value-type="float" office:value="1457.86554474054" calcext:value-type="float">
            <text:p>1457.8655447405</text:p>
          </table:table-cell>
          <table:table-cell office:value-type="float" office:value="0.00985523992448312" calcext:value-type="float">
            <text:p>0.0098552399</text:p>
          </table:table-cell>
          <table:table-cell office:value-type="float" office:value="0.0393416583835968" calcext:value-type="float">
            <text:p>0.0393416584</text:p>
          </table:table-cell>
          <table:table-cell office:value-type="float" office:value="0.0266660004854202" calcext:value-type="float">
            <text:p>0.026666000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616.68750629796" calcext:value-type="float">
            <text:p>1616.687506298</text:p>
          </table:table-cell>
          <table:table-cell/>
          <table:table-cell office:value-type="float" office:value="96.6934035722063" calcext:value-type="float">
            <text:p>96.693403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161" calcext:value-type="float">
            <text:p>161</text:p>
          </table:table-cell>
          <table:table-cell office:value-type="float" office:value="325" calcext:value-type="float">
            <text:p>325</text:p>
          </table:table-cell>
          <table:table-cell office:value-type="float" office:value="1457.86554473821" calcext:value-type="float">
            <text:p>1457.8655447382</text:p>
          </table:table-cell>
          <table:table-cell office:value-type="float" office:value="0.00983996280049634" calcext:value-type="float">
            <text:p>0.0098399628</text:p>
          </table:table-cell>
          <table:table-cell office:value-type="float" office:value="0.274421831639488" calcext:value-type="float">
            <text:p>0.2744218316</text:p>
          </table:table-cell>
          <table:table-cell office:value-type="float" office:value="0.0366659983992577" calcext:value-type="float">
            <text:p>0.0366659984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616.68750629796" calcext:value-type="float">
            <text:p>1616.687506298</text:p>
          </table:table-cell>
          <table:table-cell/>
          <table:table-cell office:value-type="float" office:value="96.6934035722063" calcext:value-type="float">
            <text:p>96.693403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920283" calcext:value-type="float">
            <text:p>920283</text:p>
          </table:table-cell>
          <table:table-cell office:value-type="float" office:value="1095.83621985611" calcext:value-type="float">
            <text:p>1095.8362198561</text:p>
          </table:table-cell>
          <table:table-cell table:style-name="ce1" office:value-type="string" calcext:value-type="string">
            <text:p>6.9135829738125620E-310</text:p>
          </table:table-cell>
          <table:table-cell office:value-type="float" office:value="5.71147750899284" calcext:value-type="float">
            <text:p>5.711477509</text:p>
          </table:table-cell>
          <table:table-cell office:value-type="float" office:value="54.0866622924805" calcext:value-type="float">
            <text:p>54.086662292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94.95362752198" calcext:value-type="float">
            <text:p>1094.953627522</text:p>
          </table:table-cell>
          <table:table-cell/>
          <table:table-cell office:value-type="float" office:value="96.8317984099192" calcext:value-type="float">
            <text:p>96.8317984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900974" calcext:value-type="float">
            <text:p>900974</text:p>
          </table:table-cell>
          <table:table-cell office:value-type="float" office:value="1095.83877194293" calcext:value-type="float">
            <text:p>1095.8387719429</text:p>
          </table:table-cell>
          <table:table-cell table:style-name="ce1" office:value-type="string" calcext:value-type="string">
            <text:p>6.9393201155702217E-310</text:p>
          </table:table-cell>
          <table:table-cell office:value-type="float" office:value="5.71147750899284" calcext:value-type="float">
            <text:p>5.711477509</text:p>
          </table:table-cell>
          <table:table-cell office:value-type="float" office:value="53.2766609191895" calcext:value-type="float">
            <text:p>53.276660919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94.95362752198" calcext:value-type="float">
            <text:p>1094.953627522</text:p>
          </table:table-cell>
          <table:table-cell/>
          <table:table-cell office:value-type="float" office:value="96.8317984099192" calcext:value-type="float">
            <text:p>96.8317984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1" calcext:value-type="float">
            <text:p>1.01</text:p>
          </table:table-cell>
          <table:table-cell office:value-type="float" office:value="288" calcext:value-type="float">
            <text:p>288</text:p>
          </table:table-cell>
          <table:table-cell office:value-type="float" office:value="734" calcext:value-type="float">
            <text:p>734</text:p>
          </table:table-cell>
          <table:table-cell office:value-type="float" office:value="993.320683963429" calcext:value-type="float">
            <text:p>993.3206839634</text:p>
          </table:table-cell>
          <table:table-cell office:value-type="float" office:value="0.0030158541672026" calcext:value-type="float">
            <text:p>0.0030158542</text:p>
          </table:table-cell>
          <table:table-cell office:value-type="float" office:value="5.71997089101291" calcext:value-type="float">
            <text:p>5.719970891</text:p>
          </table:table-cell>
          <table:table-cell office:value-type="float" office:value="0.113332003355026" calcext:value-type="float">
            <text:p>0.1133320034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94.95362752198" calcext:value-type="float">
            <text:p>1094.953627522</text:p>
          </table:table-cell>
          <table:table-cell/>
          <table:table-cell office:value-type="float" office:value="96.8317984099192" calcext:value-type="float">
            <text:p>96.8317984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937471" calcext:value-type="float">
            <text:p>937471</text:p>
          </table:table-cell>
          <table:table-cell office:value-type="float" office:value="1054.9343135822" calcext:value-type="float">
            <text:p>1054.9343135822</text:p>
          </table:table-cell>
          <table:table-cell table:style-name="ce1" office:value-type="string" calcext:value-type="string">
            <text:p>6.9363496021490735E-310</text:p>
          </table:table-cell>
          <table:table-cell office:value-type="float" office:value="7.14164946301789" calcext:value-type="float">
            <text:p>7.141649463</text:p>
          </table:table-cell>
          <table:table-cell office:value-type="float" office:value="55.57666015625" calcext:value-type="float">
            <text:p>55.576660156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1" calcext:value-type="float">
            <text:p>1.00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053.86974331687" calcext:value-type="float">
            <text:p>1053.8697433169</text:p>
          </table:table-cell>
          <table:table-cell/>
          <table:table-cell office:value-type="float" office:value="96.8364590983625" calcext:value-type="float">
            <text:p>96.8364590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936397" calcext:value-type="float">
            <text:p>936397</text:p>
          </table:table-cell>
          <table:table-cell office:value-type="float" office:value="1054.93316786965" calcext:value-type="float">
            <text:p>1054.9331678697</text:p>
          </table:table-cell>
          <table:table-cell table:style-name="ce1" office:value-type="string" calcext:value-type="string">
            <text:p>6.9311528606112064E-310</text:p>
          </table:table-cell>
          <table:table-cell office:value-type="float" office:value="7.14276830127063" calcext:value-type="float">
            <text:p>7.1427683013</text:p>
          </table:table-cell>
          <table:table-cell office:value-type="float" office:value="56.0733261108399" calcext:value-type="float">
            <text:p>56.073326110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1" calcext:value-type="float">
            <text:p>1.00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053.86974331687" calcext:value-type="float">
            <text:p>1053.8697433169</text:p>
          </table:table-cell>
          <table:table-cell/>
          <table:table-cell office:value-type="float" office:value="96.8364590983625" calcext:value-type="float">
            <text:p>96.8364590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879563" calcext:value-type="float">
            <text:p>879563</text:p>
          </table:table-cell>
          <table:table-cell office:value-type="float" office:value="1054.93262507856" calcext:value-type="float">
            <text:p>1054.9326250786</text:p>
          </table:table-cell>
          <table:table-cell table:style-name="ce1" office:value-type="string" calcext:value-type="string">
            <text:p>6.9103270776017652E-310</text:p>
          </table:table-cell>
          <table:table-cell office:value-type="float" office:value="7.14502550950378" calcext:value-type="float">
            <text:p>7.1450255095</text:p>
          </table:table-cell>
          <table:table-cell office:value-type="float" office:value="51.3699951171875" calcext:value-type="float">
            <text:p>51.369995117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1" calcext:value-type="float">
            <text:p>1.00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053.86974331687" calcext:value-type="float">
            <text:p>1053.8697433169</text:p>
          </table:table-cell>
          <table:table-cell/>
          <table:table-cell office:value-type="float" office:value="96.8364590983625" calcext:value-type="float">
            <text:p>96.8364590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906297" calcext:value-type="float">
            <text:p>906297</text:p>
          </table:table-cell>
          <table:table-cell office:value-type="float" office:value="1050.93748518084" calcext:value-type="float">
            <text:p>1050.9374851808</text:p>
          </table:table-cell>
          <table:table-cell table:style-name="ce1" office:value-type="string" calcext:value-type="string">
            <text:p>6.9118044792472201E-310</text:p>
          </table:table-cell>
          <table:table-cell office:value-type="float" office:value="7.30552544023956" calcext:value-type="float">
            <text:p>7.3055254402</text:p>
          </table:table-cell>
          <table:table-cell office:value-type="float" office:value="53.2466583251953" calcext:value-type="float">
            <text:p>53.246658325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1" calcext:value-type="float">
            <text:p>1.000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049.81699752856" calcext:value-type="float">
            <text:p>1049.8169975286</text:p>
          </table:table-cell>
          <table:table-cell/>
          <table:table-cell office:value-type="float" office:value="96.8377066360172" calcext:value-type="float">
            <text:p>96.837706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939632" calcext:value-type="float">
            <text:p>939632</text:p>
          </table:table-cell>
          <table:table-cell office:value-type="float" office:value="1050.93832267005" calcext:value-type="float">
            <text:p>1050.9383226701</text:p>
          </table:table-cell>
          <table:table-cell table:style-name="ce1" office:value-type="string" calcext:value-type="string">
            <text:p>6.9323096773292718E-310</text:p>
          </table:table-cell>
          <table:table-cell office:value-type="float" office:value="7.30517261414926" calcext:value-type="float">
            <text:p>7.3051726141</text:p>
          </table:table-cell>
          <table:table-cell office:value-type="float" office:value="54.8999938964844" calcext:value-type="float">
            <text:p>54.899993896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1" calcext:value-type="float">
            <text:p>1.000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049.81699752856" calcext:value-type="float">
            <text:p>1049.8169975286</text:p>
          </table:table-cell>
          <table:table-cell/>
          <table:table-cell office:value-type="float" office:value="96.8377066360172" calcext:value-type="float">
            <text:p>96.837706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725022" calcext:value-type="float">
            <text:p>725022</text:p>
          </table:table-cell>
          <table:table-cell office:value-type="float" office:value="952.938150408152" calcext:value-type="float">
            <text:p>952.9381504082</text:p>
          </table:table-cell>
          <table:table-cell table:style-name="ce1" office:value-type="string" calcext:value-type="string">
            <text:p>6.9530905092628660E-310</text:p>
          </table:table-cell>
          <table:table-cell office:value-type="float" office:value="7.30596248246443" calcext:value-type="float">
            <text:p>7.3059624825</text:p>
          </table:table-cell>
          <table:table-cell office:value-type="float" office:value="42.6266632080078" calcext:value-type="float">
            <text:p>42.62666320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1" calcext:value-type="float">
            <text:p>1.000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049.81699752856" calcext:value-type="float">
            <text:p>1049.8169975286</text:p>
          </table:table-cell>
          <table:table-cell/>
          <table:table-cell office:value-type="float" office:value="96.8377066360172" calcext:value-type="float">
            <text:p>96.837706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96641" calcext:value-type="float">
            <text:p>896641</text:p>
          </table:table-cell>
          <table:table-cell office:value-type="float" office:value="1050.51862568307" calcext:value-type="float">
            <text:p>1050.5186256831</text:p>
          </table:table-cell>
          <table:table-cell table:style-name="ce1" office:value-type="string" calcext:value-type="string">
            <text:p>6.9343051000345061E-310</text:p>
          </table:table-cell>
          <table:table-cell office:value-type="float" office:value="7.32263984014782" calcext:value-type="float">
            <text:p>7.3226398401</text:p>
          </table:table-cell>
          <table:table-cell office:value-type="float" office:value="52.446662902832" calcext:value-type="float">
            <text:p>52.446662902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41789540588" calcext:value-type="float">
            <text:p>1049.4178954059</text:p>
          </table:table-cell>
          <table:table-cell/>
          <table:table-cell office:value-type="float" office:value="96.8377173133734" calcext:value-type="float">
            <text:p>96.8377173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02006" calcext:value-type="float">
            <text:p>902006</text:p>
          </table:table-cell>
          <table:table-cell office:value-type="float" office:value="1050.53002090217" calcext:value-type="float">
            <text:p>1050.5300209022</text:p>
          </table:table-cell>
          <table:table-cell table:style-name="ce1" office:value-type="string" calcext:value-type="string">
            <text:p>6.9208093477744134E-310</text:p>
          </table:table-cell>
          <table:table-cell office:value-type="float" office:value="7.32264958646171" calcext:value-type="float">
            <text:p>7.3226495865</text:p>
          </table:table-cell>
          <table:table-cell office:value-type="float" office:value="53.2466583251953" calcext:value-type="float">
            <text:p>53.246658325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41789540588" calcext:value-type="float">
            <text:p>1049.4178954059</text:p>
          </table:table-cell>
          <table:table-cell/>
          <table:table-cell office:value-type="float" office:value="96.8377173133734" calcext:value-type="float">
            <text:p>96.8377173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23" calcext:value-type="float">
            <text:p>223</text:p>
          </table:table-cell>
          <table:table-cell office:value-type="float" office:value="553" calcext:value-type="float">
            <text:p>553</text:p>
          </table:table-cell>
          <table:table-cell office:value-type="float" office:value="952.579524537459" calcext:value-type="float">
            <text:p>952.5795245375</text:p>
          </table:table-cell>
          <table:table-cell office:value-type="float" office:value="0.00393377278752423" calcext:value-type="float">
            <text:p>0.0039337728</text:p>
          </table:table-cell>
          <table:table-cell office:value-type="float" office:value="7.32402735283806" calcext:value-type="float">
            <text:p>7.3240273528</text:p>
          </table:table-cell>
          <table:table-cell office:value-type="float" office:value="0.0799989998340607" calcext:value-type="float">
            <text:p>0.0799989998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41789540588" calcext:value-type="float">
            <text:p>1049.4178954059</text:p>
          </table:table-cell>
          <table:table-cell/>
          <table:table-cell office:value-type="float" office:value="96.8377173133734" calcext:value-type="float">
            <text:p>96.8377173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3701" calcext:value-type="float">
            <text:p>23701</text:p>
          </table:table-cell>
          <table:table-cell office:value-type="float" office:value="1050.47863205374" calcext:value-type="float">
            <text:p>1050.4786320537</text:p>
          </table:table-cell>
          <table:table-cell table:style-name="ce1" office:value-type="string" calcext:value-type="string">
            <text:p>6.9298491235872942E-310</text:p>
          </table:table-cell>
          <table:table-cell office:value-type="float" office:value="7.32435241284005" calcext:value-type="float">
            <text:p>7.3243524128</text:p>
          </table:table-cell>
          <table:table-cell office:value-type="float" office:value="1.29999899864197" calcext:value-type="float">
            <text:p>1.299998998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818420849" calcext:value-type="float">
            <text:p>1049.3781842085</text:p>
          </table:table-cell>
          <table:table-cell/>
          <table:table-cell office:value-type="float" office:value="96.8377142153123" calcext:value-type="float">
            <text:p>96.8377142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3475" calcext:value-type="float">
            <text:p>23475</text:p>
          </table:table-cell>
          <table:table-cell office:value-type="float" office:value="1050.48937965153" calcext:value-type="float">
            <text:p>1050.4893796515</text:p>
          </table:table-cell>
          <table:table-cell table:style-name="ce1" office:value-type="string" calcext:value-type="string">
            <text:p>6.9371322896568033E-310</text:p>
          </table:table-cell>
          <table:table-cell office:value-type="float" office:value="5.32434126673677" calcext:value-type="float">
            <text:p>5.3243412667</text:p>
          </table:table-cell>
          <table:table-cell office:value-type="float" office:value="1.26999807357788" calcext:value-type="float">
            <text:p>1.269998073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818420849" calcext:value-type="float">
            <text:p>1049.3781842085</text:p>
          </table:table-cell>
          <table:table-cell/>
          <table:table-cell office:value-type="float" office:value="96.8377142153123" calcext:value-type="float">
            <text:p>96.8377142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01060" calcext:value-type="float">
            <text:p>901060</text:p>
          </table:table-cell>
          <table:table-cell office:value-type="float" office:value="1050.48797202094" calcext:value-type="float">
            <text:p>1050.487972021</text:p>
          </table:table-cell>
          <table:table-cell table:style-name="ce1" office:value-type="string" calcext:value-type="string">
            <text:p>6.9274629563436583E-310</text:p>
          </table:table-cell>
          <table:table-cell office:value-type="float" office:value="7.32437301820615" calcext:value-type="float">
            <text:p>7.3243730182</text:p>
          </table:table-cell>
          <table:table-cell office:value-type="float" office:value="52.4766616821289" calcext:value-type="float">
            <text:p>52.476661682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818420849" calcext:value-type="float">
            <text:p>1049.3781842085</text:p>
          </table:table-cell>
          <table:table-cell/>
          <table:table-cell office:value-type="float" office:value="96.8377142153123" calcext:value-type="float">
            <text:p>96.8377142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45038" calcext:value-type="float">
            <text:p>945038</text:p>
          </table:table-cell>
          <table:table-cell office:value-type="float" office:value="1050.47468526119" calcext:value-type="float">
            <text:p>1050.4746852612</text:p>
          </table:table-cell>
          <table:table-cell table:style-name="ce1" office:value-type="string" calcext:value-type="string">
            <text:p>6.9507877256537709E-310</text:p>
          </table:table-cell>
          <table:table-cell office:value-type="float" office:value="7.32453815463623" calcext:value-type="float">
            <text:p>7.3245381546</text:p>
          </table:table-cell>
          <table:table-cell office:value-type="float" office:value="55.419994354248" calcext:value-type="float">
            <text:p>55.419994354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421318049" calcext:value-type="float">
            <text:p>1049.3742131805</text:p>
          </table:table-cell>
          <table:table-cell/>
          <table:table-cell office:value-type="float" office:value="96.8377139055114" calcext:value-type="float">
            <text:p>96.8377139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09544" calcext:value-type="float">
            <text:p>909544</text:p>
          </table:table-cell>
          <table:table-cell office:value-type="float" office:value="1050.48541238504" calcext:value-type="float">
            <text:p>1050.485412385</text:p>
          </table:table-cell>
          <table:table-cell table:style-name="ce1" office:value-type="string" calcext:value-type="string">
            <text:p>6.9474050707846056E-310</text:p>
          </table:table-cell>
          <table:table-cell office:value-type="float" office:value="7.32453590604345" calcext:value-type="float">
            <text:p>7.324535906</text:p>
          </table:table-cell>
          <table:table-cell office:value-type="float" office:value="54.2966613769531" calcext:value-type="float">
            <text:p>54.29666137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421318049" calcext:value-type="float">
            <text:p>1049.3742131805</text:p>
          </table:table-cell>
          <table:table-cell/>
          <table:table-cell office:value-type="float" office:value="96.8377139055114" calcext:value-type="float">
            <text:p>96.8377139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88159" calcext:value-type="float">
            <text:p>888159</text:p>
          </table:table-cell>
          <table:table-cell office:value-type="float" office:value="1050.48394939729" calcext:value-type="float">
            <text:p>1050.4839493973</text:p>
          </table:table-cell>
          <table:table-cell table:style-name="ce1" office:value-type="string" calcext:value-type="string">
            <text:p>6.9520179520336222E-310</text:p>
          </table:table-cell>
          <table:table-cell office:value-type="float" office:value="7.32453708987146" calcext:value-type="float">
            <text:p>7.3245370899</text:p>
          </table:table-cell>
          <table:table-cell office:value-type="float" office:value="51.6399917602539" calcext:value-type="float">
            <text:p>51.639991760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421318049" calcext:value-type="float">
            <text:p>1049.3742131805</text:p>
          </table:table-cell>
          <table:table-cell/>
          <table:table-cell office:value-type="float" office:value="96.8377139055114" calcext:value-type="float">
            <text:p>96.8377139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3561" calcext:value-type="float">
            <text:p>23561</text:p>
          </table:table-cell>
          <table:table-cell office:value-type="float" office:value="1050.47435036303" calcext:value-type="float">
            <text:p>1050.474350363</text:p>
          </table:table-cell>
          <table:table-cell table:style-name="ce1" office:value-type="string" calcext:value-type="string">
            <text:p>6.9012332596774886E-310</text:p>
          </table:table-cell>
          <table:table-cell office:value-type="float" office:value="7.32455329122767" calcext:value-type="float">
            <text:p>7.3245532912</text:p>
          </table:table-cell>
          <table:table-cell office:value-type="float" office:value="1.16666603088379" calcext:value-type="float">
            <text:p>1.166666030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81607861" calcext:value-type="float">
            <text:p>1049.3738160786</text:p>
          </table:table-cell>
          <table:table-cell/>
          <table:table-cell office:value-type="float" office:value="96.8377138745314" calcext:value-type="float">
            <text:p>96.8377138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04164" calcext:value-type="float">
            <text:p>904164</text:p>
          </table:table-cell>
          <table:table-cell office:value-type="float" office:value="1050.48501404588" calcext:value-type="float">
            <text:p>1050.4850140459</text:p>
          </table:table-cell>
          <table:table-cell table:style-name="ce1" office:value-type="string" calcext:value-type="string">
            <text:p>6.9471408072539087E-310</text:p>
          </table:table-cell>
          <table:table-cell office:value-type="float" office:value="7.32455329122767" calcext:value-type="float">
            <text:p>7.3245532912</text:p>
          </table:table-cell>
          <table:table-cell office:value-type="float" office:value="53.1899948120117" calcext:value-type="float">
            <text:p>53.18999481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81607861" calcext:value-type="float">
            <text:p>1049.3738160786</text:p>
          </table:table-cell>
          <table:table-cell/>
          <table:table-cell office:value-type="float" office:value="96.8377138745314" calcext:value-type="float">
            <text:p>96.8377138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67732" calcext:value-type="float">
            <text:p>867732</text:p>
          </table:table-cell>
          <table:table-cell office:value-type="float" office:value="1050.48355856429" calcext:value-type="float">
            <text:p>1050.4835585643</text:p>
          </table:table-cell>
          <table:table-cell table:style-name="ce1" office:value-type="string" calcext:value-type="string">
            <text:p>6.9136221858977553E-310</text:p>
          </table:table-cell>
          <table:table-cell office:value-type="float" office:value="7.32455343685588" calcext:value-type="float">
            <text:p>7.3245534369</text:p>
          </table:table-cell>
          <table:table-cell office:value-type="float" office:value="50.6199951171875" calcext:value-type="float">
            <text:p>50.619995117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81607861" calcext:value-type="float">
            <text:p>1049.3738160786</text:p>
          </table:table-cell>
          <table:table-cell/>
          <table:table-cell office:value-type="float" office:value="96.8377138745314" calcext:value-type="float">
            <text:p>96.8377138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34233" calcext:value-type="float">
            <text:p>934233</text:p>
          </table:table-cell>
          <table:table-cell office:value-type="float" office:value="1050.47431095765" calcext:value-type="float">
            <text:p>1050.4743109577</text:p>
          </table:table-cell>
          <table:table-cell table:style-name="ce1" office:value-type="string" calcext:value-type="string">
            <text:p>6.9207797678602465E-310</text:p>
          </table:table-cell>
          <table:table-cell office:value-type="float" office:value="7.32455514609243" calcext:value-type="float">
            <text:p>7.3245551461</text:p>
          </table:table-cell>
          <table:table-cell office:value-type="float" office:value="55.7733268737793" calcext:value-type="float">
            <text:p>55.773326873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77636843" calcext:value-type="float">
            <text:p>1049.3737763684</text:p>
          </table:table-cell>
          <table:table-cell/>
          <table:table-cell office:value-type="float" office:value="96.8377138714334" calcext:value-type="float">
            <text:p>96.8377138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01001" calcext:value-type="float">
            <text:p>901001</text:p>
          </table:table-cell>
          <table:table-cell office:value-type="float" office:value="1050.48497387294" calcext:value-type="float">
            <text:p>1050.484973873</text:p>
          </table:table-cell>
          <table:table-cell table:style-name="ce1" office:value-type="string" calcext:value-type="string">
            <text:p>6.9230503340762374E-310</text:p>
          </table:table-cell>
          <table:table-cell office:value-type="float" office:value="7.32455512973281" calcext:value-type="float">
            <text:p>7.3245551297</text:p>
          </table:table-cell>
          <table:table-cell office:value-type="float" office:value="53.293327331543" calcext:value-type="float">
            <text:p>53.293327331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77636843" calcext:value-type="float">
            <text:p>1049.3737763684</text:p>
          </table:table-cell>
          <table:table-cell/>
          <table:table-cell office:value-type="float" office:value="96.8377138714334" calcext:value-type="float">
            <text:p>96.8377138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52734" calcext:value-type="float">
            <text:p>852734</text:p>
          </table:table-cell>
          <table:table-cell office:value-type="float" office:value="1050.48351755513" calcext:value-type="float">
            <text:p>1050.4835175551</text:p>
          </table:table-cell>
          <table:table-cell table:style-name="ce1" office:value-type="string" calcext:value-type="string">
            <text:p>6.9410989814832080E-310</text:p>
          </table:table-cell>
          <table:table-cell office:value-type="float" office:value="7.32455512973281" calcext:value-type="float">
            <text:p>7.3245551297</text:p>
          </table:table-cell>
          <table:table-cell office:value-type="float" office:value="49.6599922180176" calcext:value-type="float">
            <text:p>49.65999221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77636843" calcext:value-type="float">
            <text:p>1049.3737763684</text:p>
          </table:table-cell>
          <table:table-cell/>
          <table:table-cell office:value-type="float" office:value="96.8377138714334" calcext:value-type="float">
            <text:p>96.8377138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90292" calcext:value-type="float">
            <text:p>890292</text:p>
          </table:table-cell>
          <table:table-cell office:value-type="float" office:value="1050.47430687232" calcext:value-type="float">
            <text:p>1050.4743068723</text:p>
          </table:table-cell>
          <table:table-cell table:style-name="ce1" office:value-type="string" calcext:value-type="string">
            <text:p>6.9071050725804582E-310</text:p>
          </table:table-cell>
          <table:table-cell office:value-type="float" office:value="7.32455530092243" calcext:value-type="float">
            <text:p>7.3245553009</text:p>
          </table:table-cell>
          <table:table-cell office:value-type="float" office:value="52.6699943542481" calcext:value-type="float">
            <text:p>52.669994354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77239741" calcext:value-type="float">
            <text:p>1049.3737723974</text:p>
          </table:table-cell>
          <table:table-cell/>
          <table:table-cell office:value-type="float" office:value="96.8377138711236" calcext:value-type="float">
            <text:p>96.8377138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07392" calcext:value-type="float">
            <text:p>907392</text:p>
          </table:table-cell>
          <table:table-cell office:value-type="float" office:value="1050.4849699056" calcext:value-type="float">
            <text:p>1050.4849699056</text:p>
          </table:table-cell>
          <table:table-cell table:style-name="ce1" office:value-type="string" calcext:value-type="string">
            <text:p>6.9001418311073501E-310</text:p>
          </table:table-cell>
          <table:table-cell office:value-type="float" office:value="7.32455530231206" calcext:value-type="float">
            <text:p>7.3245553023</text:p>
          </table:table-cell>
          <table:table-cell office:value-type="float" office:value="53.7833251953125" calcext:value-type="float">
            <text:p>53.783325195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77239741" calcext:value-type="float">
            <text:p>1049.3737723974</text:p>
          </table:table-cell>
          <table:table-cell/>
          <table:table-cell office:value-type="float" office:value="96.8377138711236" calcext:value-type="float">
            <text:p>96.8377138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77403" calcext:value-type="float">
            <text:p>877403</text:p>
          </table:table-cell>
          <table:table-cell office:value-type="float" office:value="1050.48351358637" calcext:value-type="float">
            <text:p>1050.4835135864</text:p>
          </table:table-cell>
          <table:table-cell table:style-name="ce1" office:value-type="string" calcext:value-type="string">
            <text:p>6.9287386433652250E-310</text:p>
          </table:table-cell>
          <table:table-cell office:value-type="float" office:value="7.32455530240955" calcext:value-type="float">
            <text:p>7.3245553024</text:p>
          </table:table-cell>
          <table:table-cell office:value-type="float" office:value="52.049991607666" calcext:value-type="float">
            <text:p>52.049991607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77239741" calcext:value-type="float">
            <text:p>1049.3737723974</text:p>
          </table:table-cell>
          <table:table-cell/>
          <table:table-cell office:value-type="float" office:value="96.8377138711236" calcext:value-type="float">
            <text:p>96.8377138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27776" calcext:value-type="float">
            <text:p>927776</text:p>
          </table:table-cell>
          <table:table-cell office:value-type="float" office:value="1050.47430644105" calcext:value-type="float">
            <text:p>1050.4743064411</text:p>
          </table:table-cell>
          <table:table-cell table:style-name="ce1" office:value-type="string" calcext:value-type="string">
            <text:p>6.9121996164133986E-310</text:p>
          </table:table-cell>
          <table:table-cell office:value-type="float" office:value="7.32455531845327" calcext:value-type="float">
            <text:p>7.3245553185</text:p>
          </table:table-cell>
          <table:table-cell office:value-type="float" office:value="55.7199935913086" calcext:value-type="float">
            <text:p>55.719993591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77200031" calcext:value-type="float">
            <text:p>1049.3737720003</text:p>
          </table:table-cell>
          <table:table-cell/>
          <table:table-cell office:value-type="float" office:value="96.8377138710926" calcext:value-type="float">
            <text:p>96.8377138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23506" calcext:value-type="float">
            <text:p>923506</text:p>
          </table:table-cell>
          <table:table-cell office:value-type="float" office:value="1050.48496949993" calcext:value-type="float">
            <text:p>1050.4849694999</text:p>
          </table:table-cell>
          <table:table-cell table:style-name="ce1" office:value-type="string" calcext:value-type="string">
            <text:p>6.9409093594361563E-310</text:p>
          </table:table-cell>
          <table:table-cell office:value-type="float" office:value="7.3245553184648" calcext:value-type="float">
            <text:p>7.3245553185</text:p>
          </table:table-cell>
          <table:table-cell office:value-type="float" office:value="56.9166603088379" calcext:value-type="float">
            <text:p>56.916660308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77200031" calcext:value-type="float">
            <text:p>1049.3737720003</text:p>
          </table:table-cell>
          <table:table-cell/>
          <table:table-cell office:value-type="float" office:value="96.8377138710926" calcext:value-type="float">
            <text:p>96.8377138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83843" calcext:value-type="float">
            <text:p>883843</text:p>
          </table:table-cell>
          <table:table-cell office:value-type="float" office:value="1050.48351318521" calcext:value-type="float">
            <text:p>1050.4835131852</text:p>
          </table:table-cell>
          <table:table-cell table:style-name="ce1" office:value-type="string" calcext:value-type="string">
            <text:p>6.9241653835944724E-310</text:p>
          </table:table-cell>
          <table:table-cell office:value-type="float" office:value="7.32455531850594" calcext:value-type="float">
            <text:p>7.3245553185</text:p>
          </table:table-cell>
          <table:table-cell office:value-type="float" office:value="51.1333274841309" calcext:value-type="float">
            <text:p>51.133327484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49.37377200031" calcext:value-type="float">
            <text:p>1049.3737720003</text:p>
          </table:table-cell>
          <table:table-cell/>
          <table:table-cell office:value-type="float" office:value="96.8377138710926" calcext:value-type="float">
            <text:p>96.8377138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21485.763913135" calcext:value-type="float">
            <text:p>221485.763913135</text:p>
          </table:table-cell>
          <table:table-cell office:value-type="float" office:value="0.00763557699749007" calcext:value-type="float">
            <text:p>0.007635577</text:p>
          </table:table-cell>
          <table:table-cell office:value-type="float" office:value="0.00158454878607017" calcext:value-type="float">
            <text:p>0.0015845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1485.763913123" calcext:value-type="float">
            <text:p>221485.763913123</text:p>
          </table:table-cell>
          <table:table-cell/>
          <table:table-cell office:value-type="float" office:value="0.000000793769459050964" calcext:value-type="float">
            <text:p>7.93769459050964E-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1485.763913146" calcext:value-type="float">
            <text:p>221485.763913146</text:p>
          </table:table-cell>
          <table:table-cell office:value-type="float" office:value="0.00452769749836224" calcext:value-type="float">
            <text:p>0.0045276975</text:p>
          </table:table-cell>
          <table:table-cell office:value-type="float" office:value="0.00280485865440028" calcext:value-type="float">
            <text:p>0.0028048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21485.763913123" calcext:value-type="float">
            <text:p>221485.763913123</text:p>
          </table:table-cell>
          <table:table-cell/>
          <table:table-cell office:value-type="float" office:value="0.0000212628989118002" calcext:value-type="float">
            <text:p>2.12628989118002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1485.763913145" calcext:value-type="float">
            <text:p>221485.763913145</text:p>
          </table:table-cell>
          <table:table-cell office:value-type="float" office:value="0.00445021086439902" calcext:value-type="float">
            <text:p>0.0044502109</text:p>
          </table:table-cell>
          <table:table-cell office:value-type="float" office:value="0.0026629636134885" calcext:value-type="float">
            <text:p>0.0026629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21485.763913123" calcext:value-type="float">
            <text:p>221485.763913123</text:p>
          </table:table-cell>
          <table:table-cell/>
          <table:table-cell office:value-type="float" office:value="0.0000212628989118002" calcext:value-type="float">
            <text:p>2.12628989118002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000</text:p>
          </table:table-cell>
          <table:table-cell office:value-type="float" office:value="871881" calcext:value-type="float">
            <text:p>871881</text:p>
          </table:table-cell>
          <table:table-cell office:value-type="float" office:value="3763.66740633633" calcext:value-type="float">
            <text:p>3763.6674063363</text:p>
          </table:table-cell>
          <table:table-cell table:style-name="ce1" office:value-type="string" calcext:value-type="string">
            <text:p>6.9141026350754250E-310</text:p>
          </table:table-cell>
          <table:table-cell office:value-type="float" office:value="0.275026009567754" calcext:value-type="float">
            <text:p>0.2750260096</text:p>
          </table:table-cell>
          <table:table-cell office:value-type="float" office:value="61.8966598510742" calcext:value-type="float">
            <text:p>61.896659851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922.44891999272" calcext:value-type="float">
            <text:p>3922.4489199927</text:p>
          </table:table-cell>
          <table:table-cell/>
          <table:table-cell office:value-type="float" office:value="96.6869722349211" calcext:value-type="float">
            <text:p>96.6869722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191" calcext:value-type="float">
            <text:p>191</text:p>
          </table:table-cell>
          <table:table-cell office:value-type="float" office:value="337" calcext:value-type="float">
            <text:p>337</text:p>
          </table:table-cell>
          <table:table-cell office:value-type="float" office:value="3763.66740633584" calcext:value-type="float">
            <text:p>3763.6674063358</text:p>
          </table:table-cell>
          <table:table-cell office:value-type="float" office:value="0.00431056121892318" calcext:value-type="float">
            <text:p>0.0043105612</text:p>
          </table:table-cell>
          <table:table-cell office:value-type="float" office:value="0.00111186206865321" calcext:value-type="float">
            <text:p>0.0011118621</text:p>
          </table:table-cell>
          <table:table-cell office:value-type="float" office:value="0.0466660000383854" calcext:value-type="float">
            <text:p>0.04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922.44891999272" calcext:value-type="float">
            <text:p>3922.4489199927</text:p>
          </table:table-cell>
          <table:table-cell/>
          <table:table-cell office:value-type="float" office:value="96.6869722349211" calcext:value-type="float">
            <text:p>96.6869722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205" calcext:value-type="float">
            <text:p>205</text:p>
          </table:table-cell>
          <table:table-cell office:value-type="float" office:value="388" calcext:value-type="float">
            <text:p>388</text:p>
          </table:table-cell>
          <table:table-cell office:value-type="float" office:value="3752.64145263513" calcext:value-type="float">
            <text:p>3752.6414526351</text:p>
          </table:table-cell>
          <table:table-cell office:value-type="float" office:value="0.00772398760759502" calcext:value-type="float">
            <text:p>0.0077239876</text:p>
          </table:table-cell>
          <table:table-cell office:value-type="float" office:value="0.274380193233094" calcext:value-type="float">
            <text:p>0.2743801932</text:p>
          </table:table-cell>
          <table:table-cell office:value-type="float" office:value="0.0633329972624779" calcext:value-type="float">
            <text:p>0.063332997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922.44891999272" calcext:value-type="float">
            <text:p>3922.4489199927</text:p>
          </table:table-cell>
          <table:table-cell/>
          <table:table-cell office:value-type="float" office:value="96.6869722349211" calcext:value-type="float">
            <text:p>96.6869722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810616" calcext:value-type="float">
            <text:p>810616</text:p>
          </table:table-cell>
          <table:table-cell office:value-type="float" office:value="2616.424807894" calcext:value-type="float">
            <text:p>2616.424807894</text:p>
          </table:table-cell>
          <table:table-cell table:style-name="ce1" office:value-type="string" calcext:value-type="string">
            <text:p>6.9316829109062350E-310</text:p>
          </table:table-cell>
          <table:table-cell office:value-type="float" office:value="5.77644796364074" calcext:value-type="float">
            <text:p>5.7764479636</text:p>
          </table:table-cell>
          <table:table-cell office:value-type="float" office:value="57.2099914550781" calcext:value-type="float">
            <text:p>57.209991455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615.44071788623" calcext:value-type="float">
            <text:p>2615.4407178862</text:p>
          </table:table-cell>
          <table:table-cell/>
          <table:table-cell office:value-type="float" office:value="96.8358720976468" calcext:value-type="float">
            <text:p>96.8358720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938543" calcext:value-type="float">
            <text:p>938543</text:p>
          </table:table-cell>
          <table:table-cell office:value-type="float" office:value="2616.41428022218" calcext:value-type="float">
            <text:p>2616.4142802222</text:p>
          </table:table-cell>
          <table:table-cell table:style-name="ce1" office:value-type="string" calcext:value-type="string">
            <text:p>6.9041184082687612E-310</text:p>
          </table:table-cell>
          <table:table-cell office:value-type="float" office:value="5.85080721264342" calcext:value-type="float">
            <text:p>5.8508072126</text:p>
          </table:table-cell>
          <table:table-cell office:value-type="float" office:value="67.3133239746094" calcext:value-type="float">
            <text:p>67.313323974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615.44071788623" calcext:value-type="float">
            <text:p>2615.4407178862</text:p>
          </table:table-cell>
          <table:table-cell/>
          <table:table-cell office:value-type="float" office:value="96.8358720976468" calcext:value-type="float">
            <text:p>96.8358720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856003" calcext:value-type="float">
            <text:p>856003</text:p>
          </table:table-cell>
          <table:table-cell office:value-type="float" office:value="2616.41419580619" calcext:value-type="float">
            <text:p>2616.4141958062</text:p>
          </table:table-cell>
          <table:table-cell table:style-name="ce1" office:value-type="string" calcext:value-type="string">
            <text:p>6.9128941996181940E-310</text:p>
          </table:table-cell>
          <table:table-cell office:value-type="float" office:value="5.63717033644877" calcext:value-type="float">
            <text:p>5.6371703364</text:p>
          </table:table-cell>
          <table:table-cell office:value-type="float" office:value="60.8466606140137" calcext:value-type="float">
            <text:p>60.84666061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615.44071788623" calcext:value-type="float">
            <text:p>2615.4407178862</text:p>
          </table:table-cell>
          <table:table-cell/>
          <table:table-cell office:value-type="float" office:value="96.8358720976468" calcext:value-type="float">
            <text:p>96.8358720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884788" calcext:value-type="float">
            <text:p>884788</text:p>
          </table:table-cell>
          <table:table-cell office:value-type="float" office:value="2514.18567617372" calcext:value-type="float">
            <text:p>2514.1856761737</text:p>
          </table:table-cell>
          <table:table-cell table:style-name="ce1" office:value-type="string" calcext:value-type="string">
            <text:p>6.9300616665870733E-310</text:p>
          </table:table-cell>
          <table:table-cell office:value-type="float" office:value="7.14427284636018" calcext:value-type="float">
            <text:p>7.1442728464</text:p>
          </table:table-cell>
          <table:table-cell office:value-type="float" office:value="63.4733276367188" calcext:value-type="float">
            <text:p>63.473327636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13.14555821716" calcext:value-type="float">
            <text:p>2513.1455582172</text:p>
          </table:table-cell>
          <table:table-cell/>
          <table:table-cell office:value-type="float" office:value="96.8368795695564" calcext:value-type="float">
            <text:p>96.8368795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861139" calcext:value-type="float">
            <text:p>861139</text:p>
          </table:table-cell>
          <table:table-cell office:value-type="float" office:value="2514.18670299455" calcext:value-type="float">
            <text:p>2514.1867029946</text:p>
          </table:table-cell>
          <table:table-cell table:style-name="ce1" office:value-type="string" calcext:value-type="string">
            <text:p>6.9135477405099506E-310</text:p>
          </table:table-cell>
          <table:table-cell office:value-type="float" office:value="7.15285522907519" calcext:value-type="float">
            <text:p>7.1528552291</text:p>
          </table:table-cell>
          <table:table-cell office:value-type="float" office:value="61.3099937438965" calcext:value-type="float">
            <text:p>61.309993743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13.14555821716" calcext:value-type="float">
            <text:p>2513.1455582172</text:p>
          </table:table-cell>
          <table:table-cell/>
          <table:table-cell office:value-type="float" office:value="96.8368795695564" calcext:value-type="float">
            <text:p>96.8368795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848414" calcext:value-type="float">
            <text:p>848414</text:p>
          </table:table-cell>
          <table:table-cell office:value-type="float" office:value="2514.18534348245" calcext:value-type="float">
            <text:p>2514.1853434825</text:p>
          </table:table-cell>
          <table:table-cell table:style-name="ce1" office:value-type="string" calcext:value-type="string">
            <text:p>6.9046906897963988E-310</text:p>
          </table:table-cell>
          <table:table-cell office:value-type="float" office:value="7.1483943197565" calcext:value-type="float">
            <text:p>7.1483943198</text:p>
          </table:table-cell>
          <table:table-cell office:value-type="float" office:value="61.3566589355469" calcext:value-type="float">
            <text:p>61.356658935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13.14555821716" calcext:value-type="float">
            <text:p>2513.1455582172</text:p>
          </table:table-cell>
          <table:table-cell/>
          <table:table-cell office:value-type="float" office:value="96.8368795695564" calcext:value-type="float">
            <text:p>96.8368795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778402" calcext:value-type="float">
            <text:p>778402</text:p>
          </table:table-cell>
          <table:table-cell office:value-type="float" office:value="2504.19824816927" calcext:value-type="float">
            <text:p>2504.1982481693</text:p>
          </table:table-cell>
          <table:table-cell table:style-name="ce1" office:value-type="string" calcext:value-type="string">
            <text:p>6.9196069892645478E-310</text:p>
          </table:table-cell>
          <table:table-cell office:value-type="float" office:value="7.30786064263622" calcext:value-type="float">
            <text:p>7.3078606426</text:p>
          </table:table-cell>
          <table:table-cell office:value-type="float" office:value="56.1599922180176" calcext:value-type="float">
            <text:p>56.15999221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3.2024641655" calcext:value-type="float">
            <text:p>2503.2024641655</text:p>
          </table:table-cell>
          <table:table-cell/>
          <table:table-cell office:value-type="float" office:value="96.8365225746344" calcext:value-type="float">
            <text:p>96.8365225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875129" calcext:value-type="float">
            <text:p>875129</text:p>
          </table:table-cell>
          <table:table-cell office:value-type="float" office:value="2504.19005750387" calcext:value-type="float">
            <text:p>2504.1900575039</text:p>
          </table:table-cell>
          <table:table-cell table:style-name="ce1" office:value-type="string" calcext:value-type="string">
            <text:p>6.9288808405742467E-310</text:p>
          </table:table-cell>
          <table:table-cell office:value-type="float" office:value="7.30618738447376" calcext:value-type="float">
            <text:p>7.3061873845</text:p>
          </table:table-cell>
          <table:table-cell office:value-type="float" office:value="62.4133262634277" calcext:value-type="float">
            <text:p>62.413326263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3.2024641655" calcext:value-type="float">
            <text:p>2503.2024641655</text:p>
          </table:table-cell>
          <table:table-cell/>
          <table:table-cell office:value-type="float" office:value="96.8365225746344" calcext:value-type="float">
            <text:p>96.8365225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830144" calcext:value-type="float">
            <text:p>830144</text:p>
          </table:table-cell>
          <table:table-cell office:value-type="float" office:value="2504.1899998942" calcext:value-type="float">
            <text:p>2504.1899998942</text:p>
          </table:table-cell>
          <table:table-cell table:style-name="ce1" office:value-type="string" calcext:value-type="string">
            <text:p>6.9393409563690323E-310</text:p>
          </table:table-cell>
          <table:table-cell office:value-type="float" office:value="7.30642168305482" calcext:value-type="float">
            <text:p>7.3064216831</text:p>
          </table:table-cell>
          <table:table-cell office:value-type="float" office:value="59.4533271789551" calcext:value-type="float">
            <text:p>59.45332717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3.2024641655" calcext:value-type="float">
            <text:p>2503.2024641655</text:p>
          </table:table-cell>
          <table:table-cell/>
          <table:table-cell office:value-type="float" office:value="96.8365225746344" calcext:value-type="float">
            <text:p>96.8365225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24703" calcext:value-type="float">
            <text:p>724703</text:p>
          </table:table-cell>
          <table:table-cell office:value-type="float" office:value="2503.19633183184" calcext:value-type="float">
            <text:p>2503.1963318318</text:p>
          </table:table-cell>
          <table:table-cell table:style-name="ce1" office:value-type="string" calcext:value-type="string">
            <text:p>6.9403340385241742E-310</text:p>
          </table:table-cell>
          <table:table-cell office:value-type="float" office:value="7.32275485901663" calcext:value-type="float">
            <text:p>7.322754859</text:p>
          </table:table-cell>
          <table:table-cell office:value-type="float" office:value="51.7833251953125" calcext:value-type="float">
            <text:p>51.783325195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21043412231" calcext:value-type="float">
            <text:p>2502.2104341223</text:p>
          </table:table-cell>
          <table:table-cell/>
          <table:table-cell office:value-type="float" office:value="96.8364869308525" calcext:value-type="float">
            <text:p>96.8364869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41869" calcext:value-type="float">
            <text:p>841869</text:p>
          </table:table-cell>
          <table:table-cell office:value-type="float" office:value="2503.18984812394" calcext:value-type="float">
            <text:p>2503.1898481239</text:p>
          </table:table-cell>
          <table:table-cell table:style-name="ce1" office:value-type="string" calcext:value-type="string">
            <text:p>6.9176657410202240E-310</text:p>
          </table:table-cell>
          <table:table-cell office:value-type="float" office:value="7.32270568728788" calcext:value-type="float">
            <text:p>7.3227056873</text:p>
          </table:table-cell>
          <table:table-cell office:value-type="float" office:value="60.5266609191895" calcext:value-type="float">
            <text:p>60.526660919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21043412231" calcext:value-type="float">
            <text:p>2502.2104341223</text:p>
          </table:table-cell>
          <table:table-cell/>
          <table:table-cell office:value-type="float" office:value="96.8364869308525" calcext:value-type="float">
            <text:p>96.8364869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25897" calcext:value-type="float">
            <text:p>825897</text:p>
          </table:table-cell>
          <table:table-cell office:value-type="float" office:value="2503.18699175966" calcext:value-type="float">
            <text:p>2503.1869917597</text:p>
          </table:table-cell>
          <table:table-cell table:style-name="ce1" office:value-type="string" calcext:value-type="string">
            <text:p>6.9431162987241384E-310</text:p>
          </table:table-cell>
          <table:table-cell office:value-type="float" office:value="7.32270568728788" calcext:value-type="float">
            <text:p>7.3227056873</text:p>
          </table:table-cell>
          <table:table-cell office:value-type="float" office:value="59.1333274841309" calcext:value-type="float">
            <text:p>59.133327484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21043412231" calcext:value-type="float">
            <text:p>2502.2104341223</text:p>
          </table:table-cell>
          <table:table-cell/>
          <table:table-cell office:value-type="float" office:value="96.8364869308525" calcext:value-type="float">
            <text:p>96.8364869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83914" calcext:value-type="float">
            <text:p>683914</text:p>
          </table:table-cell>
          <table:table-cell office:value-type="float" office:value="2503.10186575969" calcext:value-type="float">
            <text:p>2503.1018657597</text:p>
          </table:table-cell>
          <table:table-cell table:style-name="ce1" office:value-type="string" calcext:value-type="string">
            <text:p>6.9138495991952254E-310</text:p>
          </table:table-cell>
          <table:table-cell office:value-type="float" office:value="7.32437033108928" calcext:value-type="float">
            <text:p>7.3243703311</text:p>
          </table:table-cell>
          <table:table-cell office:value-type="float" office:value="48.7533264160156" calcext:value-type="float">
            <text:p>48.75332641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1125386716" calcext:value-type="float">
            <text:p>2502.1112538672</text:p>
          </table:table-cell>
          <table:table-cell/>
          <table:table-cell office:value-type="float" office:value="96.8364833670326" calcext:value-type="float">
            <text:p>96.836483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1825" calcext:value-type="float">
            <text:p>21825</text:p>
          </table:table-cell>
          <table:table-cell office:value-type="float" office:value="2503.09042158683" calcext:value-type="float">
            <text:p>2503.0904215868</text:p>
          </table:table-cell>
          <table:table-cell table:style-name="ce1" office:value-type="string" calcext:value-type="string">
            <text:p>6.9498436575426818E-310</text:p>
          </table:table-cell>
          <table:table-cell office:value-type="float" office:value="7.32435241284005" calcext:value-type="float">
            <text:p>7.3243524128</text:p>
          </table:table-cell>
          <table:table-cell office:value-type="float" office:value="1.43999803066254" calcext:value-type="float">
            <text:p>1.439998030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1125386716" calcext:value-type="float">
            <text:p>2502.1112538672</text:p>
          </table:table-cell>
          <table:table-cell/>
          <table:table-cell office:value-type="float" office:value="96.8364833670326" calcext:value-type="float">
            <text:p>96.836483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84961" calcext:value-type="float">
            <text:p>884961</text:p>
          </table:table-cell>
          <table:table-cell office:value-type="float" office:value="2503.0867992298" calcext:value-type="float">
            <text:p>2503.0867992298</text:p>
          </table:table-cell>
          <table:table-cell table:style-name="ce1" office:value-type="string" calcext:value-type="string">
            <text:p>6.9060977331042004E-310</text:p>
          </table:table-cell>
          <table:table-cell office:value-type="float" office:value="7.32437301820615" calcext:value-type="float">
            <text:p>7.3243730182</text:p>
          </table:table-cell>
          <table:table-cell office:value-type="float" office:value="63.0133247375488" calcext:value-type="float">
            <text:p>63.013324737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1125386716" calcext:value-type="float">
            <text:p>2502.1112538672</text:p>
          </table:table-cell>
          <table:table-cell/>
          <table:table-cell office:value-type="float" office:value="96.8364833670326" calcext:value-type="float">
            <text:p>96.836483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09663" calcext:value-type="float">
            <text:p>709663</text:p>
          </table:table-cell>
          <table:table-cell office:value-type="float" office:value="2503.09102890158" calcext:value-type="float">
            <text:p>2503.0910289016</text:p>
          </table:table-cell>
          <table:table-cell table:style-name="ce1" office:value-type="string" calcext:value-type="string">
            <text:p>6.9002520193636347E-310</text:p>
          </table:table-cell>
          <table:table-cell office:value-type="float" office:value="7.32453751597388" calcext:value-type="float">
            <text:p>7.324537516</text:p>
          </table:table-cell>
          <table:table-cell office:value-type="float" office:value="50.5633277893066" calcext:value-type="float">
            <text:p>50.563327789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13360691" calcext:value-type="float">
            <text:p>2502.1013360691</text:p>
          </table:table-cell>
          <table:table-cell/>
          <table:table-cell office:value-type="float" office:value="96.8364830106562" calcext:value-type="float">
            <text:p>96.8364830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16087" calcext:value-type="float">
            <text:p>816087</text:p>
          </table:table-cell>
          <table:table-cell office:value-type="float" office:value="2503.08045630368" calcext:value-type="float">
            <text:p>2503.0804563037</text:p>
          </table:table-cell>
          <table:table-cell table:style-name="ce1" office:value-type="string" calcext:value-type="string">
            <text:p>6.9466892572201191E-310</text:p>
          </table:table-cell>
          <table:table-cell office:value-type="float" office:value="7.32453590604345" calcext:value-type="float">
            <text:p>7.324535906</text:p>
          </table:table-cell>
          <table:table-cell office:value-type="float" office:value="58.0633277893066" calcext:value-type="float">
            <text:p>58.063327789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13360691" calcext:value-type="float">
            <text:p>2502.1013360691</text:p>
          </table:table-cell>
          <table:table-cell/>
          <table:table-cell office:value-type="float" office:value="96.8364830106562" calcext:value-type="float">
            <text:p>96.8364830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1245" calcext:value-type="float">
            <text:p>21245</text:p>
          </table:table-cell>
          <table:table-cell office:value-type="float" office:value="2503.07734877518" calcext:value-type="float">
            <text:p>2503.0773487752</text:p>
          </table:table-cell>
          <table:table-cell table:style-name="ce1" office:value-type="string" calcext:value-type="string">
            <text:p>6.9060795996017317E-310</text:p>
          </table:table-cell>
          <table:table-cell office:value-type="float" office:value="5.32453391466912" calcext:value-type="float">
            <text:p>5.3245339147</text:p>
          </table:table-cell>
          <table:table-cell office:value-type="float" office:value="1.43666505813599" calcext:value-type="float">
            <text:p>1.436665058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13360691" calcext:value-type="float">
            <text:p>2502.1013360691</text:p>
          </table:table-cell>
          <table:table-cell/>
          <table:table-cell office:value-type="float" office:value="96.8364830106562" calcext:value-type="float">
            <text:p>96.8364830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23646" calcext:value-type="float">
            <text:p>723646</text:p>
          </table:table-cell>
          <table:table-cell office:value-type="float" office:value="2503.09006246164" calcext:value-type="float">
            <text:p>2503.0900624617</text:p>
          </table:table-cell>
          <table:table-cell table:style-name="ce1" office:value-type="string" calcext:value-type="string">
            <text:p>6.9011462748814583E-310</text:p>
          </table:table-cell>
          <table:table-cell office:value-type="float" office:value="7.32455341429779" calcext:value-type="float">
            <text:p>7.3245534143</text:p>
          </table:table-cell>
          <table:table-cell office:value-type="float" office:value="51.386661529541" calcext:value-type="float">
            <text:p>51.386661529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34429156" calcext:value-type="float">
            <text:p>2502.1003442916</text:p>
          </table:table-cell>
          <table:table-cell/>
          <table:table-cell office:value-type="float" office:value="96.8364829750186" calcext:value-type="float">
            <text:p>96.836482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14946" calcext:value-type="float">
            <text:p>814946</text:p>
          </table:table-cell>
          <table:table-cell office:value-type="float" office:value="2503.07945373906" calcext:value-type="float">
            <text:p>2503.0794537391</text:p>
          </table:table-cell>
          <table:table-cell table:style-name="ce1" office:value-type="string" calcext:value-type="string">
            <text:p>6.9176700937812512E-310</text:p>
          </table:table-cell>
          <table:table-cell office:value-type="float" office:value="7.32455347403076" calcext:value-type="float">
            <text:p>7.324553474</text:p>
          </table:table-cell>
          <table:table-cell office:value-type="float" office:value="58.4233245849609" calcext:value-type="float">
            <text:p>58.42332458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34429156" calcext:value-type="float">
            <text:p>2502.1003442916</text:p>
          </table:table-cell>
          <table:table-cell/>
          <table:table-cell office:value-type="float" office:value="96.8364829750186" calcext:value-type="float">
            <text:p>96.836482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1825" calcext:value-type="float">
            <text:p>21825</text:p>
          </table:table-cell>
          <table:table-cell office:value-type="float" office:value="2503.07634397918" calcext:value-type="float">
            <text:p>2503.0763439792</text:p>
          </table:table-cell>
          <table:table-cell table:style-name="ce1" office:value-type="string" calcext:value-type="string">
            <text:p>6.9292471639963848E-310</text:p>
          </table:table-cell>
          <table:table-cell office:value-type="float" office:value="5.32455317976693" calcext:value-type="float">
            <text:p>5.3245531798</text:p>
          </table:table-cell>
          <table:table-cell office:value-type="float" office:value="1.36999893188477" calcext:value-type="float">
            <text:p>1.369998931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34429156" calcext:value-type="float">
            <text:p>2502.1003442916</text:p>
          </table:table-cell>
          <table:table-cell/>
          <table:table-cell office:value-type="float" office:value="96.8364829750186" calcext:value-type="float">
            <text:p>96.836482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19363" calcext:value-type="float">
            <text:p>719363</text:p>
          </table:table-cell>
          <table:table-cell office:value-type="float" office:value="2503.08988068058" calcext:value-type="float">
            <text:p>2503.0898806806</text:p>
          </table:table-cell>
          <table:table-cell table:style-name="ce1" office:value-type="string" calcext:value-type="string">
            <text:p>6.9473339288730670E-310</text:p>
          </table:table-cell>
          <table:table-cell office:value-type="float" office:value="7.32455513534461" calcext:value-type="float">
            <text:p>7.3245551353</text:p>
          </table:table-cell>
          <table:table-cell office:value-type="float" office:value="51.9066581726074" calcext:value-type="float">
            <text:p>51.906658172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24511383" calcext:value-type="float">
            <text:p>2502.1002451138</text:p>
          </table:table-cell>
          <table:table-cell/>
          <table:table-cell office:value-type="float" office:value="96.8364829714549" calcext:value-type="float">
            <text:p>96.8364829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51526" calcext:value-type="float">
            <text:p>851526</text:p>
          </table:table-cell>
          <table:table-cell office:value-type="float" office:value="2503.07934590323" calcext:value-type="float">
            <text:p>2503.0793459032</text:p>
          </table:table-cell>
          <table:table-cell table:style-name="ce1" office:value-type="string" calcext:value-type="string">
            <text:p>6.9234800978419003E-310</text:p>
          </table:table-cell>
          <table:table-cell office:value-type="float" office:value="7.32455513534461" calcext:value-type="float">
            <text:p>7.3245551353</text:p>
          </table:table-cell>
          <table:table-cell office:value-type="float" office:value="61.07666015625" calcext:value-type="float">
            <text:p>61.076660156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24511383" calcext:value-type="float">
            <text:p>2502.1002451138</text:p>
          </table:table-cell>
          <table:table-cell/>
          <table:table-cell office:value-type="float" office:value="96.8364829714549" calcext:value-type="float">
            <text:p>96.8364829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06552" calcext:value-type="float">
            <text:p>806552</text:p>
          </table:table-cell>
          <table:table-cell office:value-type="float" office:value="2503.07624141955" calcext:value-type="float">
            <text:p>2503.0762414196</text:p>
          </table:table-cell>
          <table:table-cell table:style-name="ce1" office:value-type="string" calcext:value-type="string">
            <text:p>6.9192382264830057E-310</text:p>
          </table:table-cell>
          <table:table-cell office:value-type="float" office:value="7.32455513534461" calcext:value-type="float">
            <text:p>7.3245551353</text:p>
          </table:table-cell>
          <table:table-cell office:value-type="float" office:value="57.1633262634277" calcext:value-type="float">
            <text:p>57.163326263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24511383" calcext:value-type="float">
            <text:p>2502.1002451138</text:p>
          </table:table-cell>
          <table:table-cell/>
          <table:table-cell office:value-type="float" office:value="96.8364829714549" calcext:value-type="float">
            <text:p>96.8364829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66570" calcext:value-type="float">
            <text:p>766570</text:p>
          </table:table-cell>
          <table:table-cell office:value-type="float" office:value="2503.09000475958" calcext:value-type="float">
            <text:p>2503.0900047596</text:p>
          </table:table-cell>
          <table:table-cell table:style-name="ce1" office:value-type="string" calcext:value-type="string">
            <text:p>6.9456827820630926E-310</text:p>
          </table:table-cell>
          <table:table-cell office:value-type="float" office:value="7.32455530236268" calcext:value-type="float">
            <text:p>7.3245553024</text:p>
          </table:table-cell>
          <table:table-cell office:value-type="float" office:value="54.9299926757813" calcext:value-type="float">
            <text:p>54.929992675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23519606" calcext:value-type="float">
            <text:p>2502.1002351961</text:p>
          </table:table-cell>
          <table:table-cell/>
          <table:table-cell office:value-type="float" office:value="96.8364829710985" calcext:value-type="float">
            <text:p>96.8364829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11692" calcext:value-type="float">
            <text:p>911692</text:p>
          </table:table-cell>
          <table:table-cell office:value-type="float" office:value="2503.07933593066" calcext:value-type="float">
            <text:p>2503.0793359307</text:p>
          </table:table-cell>
          <table:table-cell table:style-name="ce1" office:value-type="string" calcext:value-type="string">
            <text:p>6.9159091047664756E-310</text:p>
          </table:table-cell>
          <table:table-cell office:value-type="float" office:value="7.32455530194032" calcext:value-type="float">
            <text:p>7.3245553019</text:p>
          </table:table-cell>
          <table:table-cell office:value-type="float" office:value="65.2766571044922" calcext:value-type="float">
            <text:p>65.276657104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23519606" calcext:value-type="float">
            <text:p>2502.1002351961</text:p>
          </table:table-cell>
          <table:table-cell/>
          <table:table-cell office:value-type="float" office:value="96.8364829710985" calcext:value-type="float">
            <text:p>96.8364829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1779" calcext:value-type="float">
            <text:p>21779</text:p>
          </table:table-cell>
          <table:table-cell office:value-type="float" office:value="2503.07623156871" calcext:value-type="float">
            <text:p>2503.0762315687</text:p>
          </table:table-cell>
          <table:table-cell table:style-name="ce1" office:value-type="string" calcext:value-type="string">
            <text:p>6.9381268112646946E-310</text:p>
          </table:table-cell>
          <table:table-cell office:value-type="float" office:value="7.32455530004566" calcext:value-type="float">
            <text:p>7.3245553</text:p>
          </table:table-cell>
          <table:table-cell office:value-type="float" office:value="1.36333203315735" calcext:value-type="float">
            <text:p>1.363332033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23519606" calcext:value-type="float">
            <text:p>2502.1002351961</text:p>
          </table:table-cell>
          <table:table-cell/>
          <table:table-cell office:value-type="float" office:value="96.8364829710985" calcext:value-type="float">
            <text:p>96.8364829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26789" calcext:value-type="float">
            <text:p>826789</text:p>
          </table:table-cell>
          <table:table-cell office:value-type="float" office:value="2503.09000931974" calcext:value-type="float">
            <text:p>2503.0900093198</text:p>
          </table:table-cell>
          <table:table-cell table:style-name="ce1" office:value-type="string" calcext:value-type="string">
            <text:p>6.9465623354521040E-310</text:p>
          </table:table-cell>
          <table:table-cell office:value-type="float" office:value="7.32455531848683" calcext:value-type="float">
            <text:p>7.3245553185</text:p>
          </table:table-cell>
          <table:table-cell office:value-type="float" office:value="59.0999946594238" calcext:value-type="float">
            <text:p>59.099994659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23420428" calcext:value-type="float">
            <text:p>2502.1002342043</text:p>
          </table:table-cell>
          <table:table-cell/>
          <table:table-cell office:value-type="float" office:value="96.8364829710628" calcext:value-type="float">
            <text:p>96.8364829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88015" calcext:value-type="float">
            <text:p>888015</text:p>
          </table:table-cell>
          <table:table-cell office:value-type="float" office:value="2503.07933492746" calcext:value-type="float">
            <text:p>2503.0793349275</text:p>
          </table:table-cell>
          <table:table-cell table:style-name="ce1" office:value-type="string" calcext:value-type="string">
            <text:p>6.9526193144327611E-310</text:p>
          </table:table-cell>
          <table:table-cell office:value-type="float" office:value="7.32455531851838" calcext:value-type="float">
            <text:p>7.3245553185</text:p>
          </table:table-cell>
          <table:table-cell office:value-type="float" office:value="64.4466552734375" calcext:value-type="float">
            <text:p>64.446655273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23420428" calcext:value-type="float">
            <text:p>2502.1002342043</text:p>
          </table:table-cell>
          <table:table-cell/>
          <table:table-cell office:value-type="float" office:value="96.8364829710628" calcext:value-type="float">
            <text:p>96.8364829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89248" calcext:value-type="float">
            <text:p>889248</text:p>
          </table:table-cell>
          <table:table-cell office:value-type="float" office:value="2503.07623058202" calcext:value-type="float">
            <text:p>2503.076230582</text:p>
          </table:table-cell>
          <table:table-cell table:style-name="ce1" office:value-type="string" calcext:value-type="string">
            <text:p>6.9235470237940508E-310</text:p>
          </table:table-cell>
          <table:table-cell office:value-type="float" office:value="7.32455531853933" calcext:value-type="float">
            <text:p>7.3245553185</text:p>
          </table:table-cell>
          <table:table-cell office:value-type="float" office:value="63.8833274841309" calcext:value-type="float">
            <text:p>63.883327484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02.10023420428" calcext:value-type="float">
            <text:p>2502.1002342043</text:p>
          </table:table-cell>
          <table:table-cell/>
          <table:table-cell office:value-type="float" office:value="96.8364829710628" calcext:value-type="float">
            <text:p>96.8364829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52116.0143861" calcext:value-type="float">
            <text:p>452116.0143861</text:p>
          </table:table-cell>
          <table:table-cell office:value-type="float" office:value="0.00933178345959345" calcext:value-type="float">
            <text:p>0.0093317835</text:p>
          </table:table-cell>
          <table:table-cell office:value-type="float" office:value="0.00642912291581865" calcext:value-type="float">
            <text:p>0.0064291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52116.014385974" calcext:value-type="float">
            <text:p>452116.014385974</text:p>
          </table:table-cell>
          <table:table-cell/>
          <table:table-cell office:value-type="float" office:value="0.0000251616202433524" calcext:value-type="float">
            <text:p>2.51616202433524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52116.014385979" calcext:value-type="float">
            <text:p>452116.014385979</text:p>
          </table:table-cell>
          <table:table-cell office:value-type="float" office:value="0.00573144096269311" calcext:value-type="float">
            <text:p>0.005731441</text:p>
          </table:table-cell>
          <table:table-cell office:value-type="float" office:value="0.00274182467186179" calcext:value-type="float">
            <text:p>0.0027418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52116.014385974" calcext:value-type="float">
            <text:p>452116.014385974</text:p>
          </table:table-cell>
          <table:table-cell/>
          <table:table-cell office:value-type="float" office:value="0.0000040438114723429" calcext:value-type="float">
            <text:p>4.0438114723429E-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52116.014385979" calcext:value-type="float">
            <text:p>452116.014385979</text:p>
          </table:table-cell>
          <table:table-cell office:value-type="float" office:value="0.00574098900806354" calcext:value-type="float">
            <text:p>0.005740989</text:p>
          </table:table-cell>
          <table:table-cell office:value-type="float" office:value="0.00275752339824464" calcext:value-type="float">
            <text:p>0.0027575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52116.014385974" calcext:value-type="float">
            <text:p>452116.014385974</text:p>
          </table:table-cell>
          <table:table-cell/>
          <table:table-cell office:value-type="float" office:value="0.0000196281256847897" calcext:value-type="float">
            <text:p>1.96281256847897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234" calcext:value-type="float">
            <text:p>234</text:p>
          </table:table-cell>
          <table:table-cell office:value-type="float" office:value="392" calcext:value-type="float">
            <text:p>392</text:p>
          </table:table-cell>
          <table:table-cell office:value-type="float" office:value="7577.26796579672" calcext:value-type="float">
            <text:p>7577.2679657967</text:p>
          </table:table-cell>
          <table:table-cell office:value-type="float" office:value="0.00982787962753269" calcext:value-type="float">
            <text:p>0.0098278796</text:p>
          </table:table-cell>
          <table:table-cell office:value-type="float" office:value="0.274616187348048" calcext:value-type="float">
            <text:p>0.2746161873</text:p>
          </table:table-cell>
          <table:table-cell office:value-type="float" office:value="0.0599990002810955" calcext:value-type="float">
            <text:p>0.059999000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765.4228580477" calcext:value-type="float">
            <text:p>7765.4228580477</text:p>
          </table:table-cell>
          <table:table-cell/>
          <table:table-cell office:value-type="float" office:value="96.684928897187" calcext:value-type="float">
            <text:p>96.6849288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344" calcext:value-type="float">
            <text:p>344</text:p>
          </table:table-cell>
          <table:table-cell office:value-type="float" office:value="572" calcext:value-type="float">
            <text:p>572</text:p>
          </table:table-cell>
          <table:table-cell office:value-type="float" office:value="7599.31987319816" calcext:value-type="float">
            <text:p>7599.3198731982</text:p>
          </table:table-cell>
          <table:table-cell office:value-type="float" office:value="0.00621423779344621" calcext:value-type="float">
            <text:p>0.0062142378</text:p>
          </table:table-cell>
          <table:table-cell office:value-type="float" office:value="0.274570325367137" calcext:value-type="float">
            <text:p>0.2745703254</text:p>
          </table:table-cell>
          <table:table-cell office:value-type="float" office:value="0.0899989977478981" calcext:value-type="float">
            <text:p>0.0899989977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765.4228580477" calcext:value-type="float">
            <text:p>7765.4228580477</text:p>
          </table:table-cell>
          <table:table-cell/>
          <table:table-cell office:value-type="float" office:value="96.684928897187" calcext:value-type="float">
            <text:p>96.6849288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262" calcext:value-type="float">
            <text:p>262</text:p>
          </table:table-cell>
          <table:table-cell office:value-type="float" office:value="519" calcext:value-type="float">
            <text:p>519</text:p>
          </table:table-cell>
          <table:table-cell office:value-type="float" office:value="7577.26796579675" calcext:value-type="float">
            <text:p>7577.2679657968</text:p>
          </table:table-cell>
          <table:table-cell office:value-type="float" office:value="0.00975655521102811" calcext:value-type="float">
            <text:p>0.0097565552</text:p>
          </table:table-cell>
          <table:table-cell office:value-type="float" office:value="0.275041474657415" calcext:value-type="float">
            <text:p>0.2750414747</text:p>
          </table:table-cell>
          <table:table-cell office:value-type="float" office:value="0.106665998697281" calcext:value-type="float">
            <text:p>0.1066659987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765.4228580477" calcext:value-type="float">
            <text:p>7765.4228580477</text:p>
          </table:table-cell>
          <table:table-cell/>
          <table:table-cell office:value-type="float" office:value="96.684928897187" calcext:value-type="float">
            <text:p>96.6849288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527024" calcext:value-type="float">
            <text:p>527024</text:p>
          </table:table-cell>
          <table:table-cell office:value-type="float" office:value="5150.65794275941" calcext:value-type="float">
            <text:p>5150.6579427594</text:p>
          </table:table-cell>
          <table:table-cell table:style-name="ce1" office:value-type="string" calcext:value-type="string">
            <text:p>6.9322475857770551E-310</text:p>
          </table:table-cell>
          <table:table-cell office:value-type="float" office:value="5.95000099180265" calcext:value-type="float">
            <text:p>5.9500009918</text:p>
          </table:table-cell>
          <table:table-cell office:value-type="float" office:value="48.3033294677734" calcext:value-type="float">
            <text:p>48.303329467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149.54478839884" calcext:value-type="float">
            <text:p>5149.5447883988</text:p>
          </table:table-cell>
          <table:table-cell/>
          <table:table-cell office:value-type="float" office:value="96.837315826422" calcext:value-type="float">
            <text:p>96.837315826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768783" calcext:value-type="float">
            <text:p>768783</text:p>
          </table:table-cell>
          <table:table-cell office:value-type="float" office:value="5150.64644462342" calcext:value-type="float">
            <text:p>5150.6464446234</text:p>
          </table:table-cell>
          <table:table-cell table:style-name="ce1" office:value-type="string" calcext:value-type="string">
            <text:p>6.9475276958478865E-310</text:p>
          </table:table-cell>
          <table:table-cell office:value-type="float" office:value="5.70657638385011" calcext:value-type="float">
            <text:p>5.7065763839</text:p>
          </table:table-cell>
          <table:table-cell office:value-type="float" office:value="70.206657409668" calcext:value-type="float">
            <text:p>70.206657409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149.54478839884" calcext:value-type="float">
            <text:p>5149.5447883988</text:p>
          </table:table-cell>
          <table:table-cell/>
          <table:table-cell office:value-type="float" office:value="96.837315826422" calcext:value-type="float">
            <text:p>96.837315826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835536" calcext:value-type="float">
            <text:p>835536</text:p>
          </table:table-cell>
          <table:table-cell office:value-type="float" office:value="5150.64441564265" calcext:value-type="float">
            <text:p>5150.6444156427</text:p>
          </table:table-cell>
          <table:table-cell table:style-name="ce1" office:value-type="string" calcext:value-type="string">
            <text:p>6.9413198669545378E-310</text:p>
          </table:table-cell>
          <table:table-cell office:value-type="float" office:value="5.63717033644877" calcext:value-type="float">
            <text:p>5.6371703364</text:p>
          </table:table-cell>
          <table:table-cell office:value-type="float" office:value="76.1699905395508" calcext:value-type="float">
            <text:p>76.169990539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149.54478839884" calcext:value-type="float">
            <text:p>5149.5447883988</text:p>
          </table:table-cell>
          <table:table-cell/>
          <table:table-cell office:value-type="float" office:value="96.837315826422" calcext:value-type="float">
            <text:p>96.837315826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510954" calcext:value-type="float">
            <text:p>510954</text:p>
          </table:table-cell>
          <table:table-cell office:value-type="float" office:value="4946.21713236838" calcext:value-type="float">
            <text:p>4946.2171323684</text:p>
          </table:table-cell>
          <table:table-cell table:style-name="ce1" office:value-type="string" calcext:value-type="string">
            <text:p>6.9029067786146800E-310</text:p>
          </table:table-cell>
          <table:table-cell office:value-type="float" office:value="7.15083982837617" calcext:value-type="float">
            <text:p>7.1508398284</text:p>
          </table:table-cell>
          <table:table-cell office:value-type="float" office:value="47.2099952697754" calcext:value-type="float">
            <text:p>47.209995269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45.91029435323" calcext:value-type="float">
            <text:p>4945.9102943532</text:p>
          </table:table-cell>
          <table:table-cell/>
          <table:table-cell office:value-type="float" office:value="96.8345072341638" calcext:value-type="float">
            <text:p>96.8345072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745161" calcext:value-type="float">
            <text:p>745161</text:p>
          </table:table-cell>
          <table:table-cell office:value-type="float" office:value="4946.22812322011" calcext:value-type="float">
            <text:p>4946.2281232201</text:p>
          </table:table-cell>
          <table:table-cell table:style-name="ce1" office:value-type="string" calcext:value-type="string">
            <text:p>6.9417572134974421E-310</text:p>
          </table:table-cell>
          <table:table-cell office:value-type="float" office:value="7.1690711761527" calcext:value-type="float">
            <text:p>7.1690711762</text:p>
          </table:table-cell>
          <table:table-cell office:value-type="float" office:value="68.4033279418945" calcext:value-type="float">
            <text:p>68.403327941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45.91029435323" calcext:value-type="float">
            <text:p>4945.9102943532</text:p>
          </table:table-cell>
          <table:table-cell/>
          <table:table-cell office:value-type="float" office:value="96.8345072341638" calcext:value-type="float">
            <text:p>96.8345072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808661" calcext:value-type="float">
            <text:p>808661</text:p>
          </table:table-cell>
          <table:table-cell office:value-type="float" office:value="4946.22051058254" calcext:value-type="float">
            <text:p>4946.2205105825</text:p>
          </table:table-cell>
          <table:table-cell table:style-name="ce1" office:value-type="string" calcext:value-type="string">
            <text:p>6.9179549222814185E-310</text:p>
          </table:table-cell>
          <table:table-cell office:value-type="float" office:value="7.14164946301789" calcext:value-type="float">
            <text:p>7.141649463</text:p>
          </table:table-cell>
          <table:table-cell office:value-type="float" office:value="73.8199920654297" calcext:value-type="float">
            <text:p>73.819992065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45.91029435323" calcext:value-type="float">
            <text:p>4945.9102943532</text:p>
          </table:table-cell>
          <table:table-cell/>
          <table:table-cell office:value-type="float" office:value="96.8345072341638" calcext:value-type="float">
            <text:p>96.8345072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638780" calcext:value-type="float">
            <text:p>638780</text:p>
          </table:table-cell>
          <table:table-cell office:value-type="float" office:value="4926.27790869327" calcext:value-type="float">
            <text:p>4926.2779086933</text:p>
          </table:table-cell>
          <table:table-cell table:style-name="ce1" office:value-type="string" calcext:value-type="string">
            <text:p>6.9036696863457790E-310</text:p>
          </table:table-cell>
          <table:table-cell office:value-type="float" office:value="7.3067394468264" calcext:value-type="float">
            <text:p>7.3067394468</text:p>
          </table:table-cell>
          <table:table-cell office:value-type="float" office:value="58.5699920654297" calcext:value-type="float">
            <text:p>58.569992065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6.03281126032" calcext:value-type="float">
            <text:p>4926.0328112603</text:p>
          </table:table-cell>
          <table:table-cell/>
          <table:table-cell office:value-type="float" office:value="96.8341369031563" calcext:value-type="float">
            <text:p>96.834136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488421" calcext:value-type="float">
            <text:p>488421</text:p>
          </table:table-cell>
          <table:table-cell office:value-type="float" office:value="4926.24734511194" calcext:value-type="float">
            <text:p>4926.2473451119</text:p>
          </table:table-cell>
          <table:table-cell table:style-name="ce1" office:value-type="string" calcext:value-type="string">
            <text:p>6.9080669164051138E-310</text:p>
          </table:table-cell>
          <table:table-cell office:value-type="float" office:value="7.30686956767865" calcext:value-type="float">
            <text:p>7.3068695677</text:p>
          </table:table-cell>
          <table:table-cell office:value-type="float" office:value="45.7066612243652" calcext:value-type="float">
            <text:p>45.706661224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6.03281126032" calcext:value-type="float">
            <text:p>4926.0328112603</text:p>
          </table:table-cell>
          <table:table-cell/>
          <table:table-cell office:value-type="float" office:value="96.8341369031563" calcext:value-type="float">
            <text:p>96.834136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794710" calcext:value-type="float">
            <text:p>794710</text:p>
          </table:table-cell>
          <table:table-cell office:value-type="float" office:value="4926.24624423543" calcext:value-type="float">
            <text:p>4926.2462442354</text:p>
          </table:table-cell>
          <table:table-cell table:style-name="ce1" office:value-type="string" calcext:value-type="string">
            <text:p>6.8988517183934193E-310</text:p>
          </table:table-cell>
          <table:table-cell office:value-type="float" office:value="7.30608490688388" calcext:value-type="float">
            <text:p>7.3060849069</text:p>
          </table:table-cell>
          <table:table-cell office:value-type="float" office:value="71.8799896240234" calcext:value-type="float">
            <text:p>71.87998962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6.03281126032" calcext:value-type="float">
            <text:p>4926.0328112603</text:p>
          </table:table-cell>
          <table:table-cell/>
          <table:table-cell office:value-type="float" office:value="96.8341369031563" calcext:value-type="float">
            <text:p>96.834136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577639" calcext:value-type="float">
            <text:p>577639</text:p>
          </table:table-cell>
          <table:table-cell office:value-type="float" office:value="4924.25255243658" calcext:value-type="float">
            <text:p>4924.2525524366</text:p>
          </table:table-cell>
          <table:table-cell table:style-name="ce1" office:value-type="string" calcext:value-type="string">
            <text:p>6.9165189027270378E-310</text:p>
          </table:table-cell>
          <table:table-cell office:value-type="float" office:value="7.32264958646171" calcext:value-type="float">
            <text:p>7.3226495865</text:p>
          </table:table-cell>
          <table:table-cell office:value-type="float" office:value="52.8199920654297" calcext:value-type="float">
            <text:p>52.819992065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4.0496106528" calcext:value-type="float">
            <text:p>4924.0496106528</text:p>
          </table:table-cell>
          <table:table-cell/>
          <table:table-cell office:value-type="float" office:value="96.8340999263136" calcext:value-type="float">
            <text:p>96.834099926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87110" calcext:value-type="float">
            <text:p>687110</text:p>
          </table:table-cell>
          <table:table-cell office:value-type="float" office:value="4924.2544773177" calcext:value-type="float">
            <text:p>4924.2544773177</text:p>
          </table:table-cell>
          <table:table-cell table:style-name="ce1" office:value-type="string" calcext:value-type="string">
            <text:p>6.9516878834742640E-310</text:p>
          </table:table-cell>
          <table:table-cell office:value-type="float" office:value="7.32257037984339" calcext:value-type="float">
            <text:p>7.3225703798</text:p>
          </table:table-cell>
          <table:table-cell office:value-type="float" office:value="62.4666595458984" calcext:value-type="float">
            <text:p>62.466659545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4.0496106528" calcext:value-type="float">
            <text:p>4924.0496106528</text:p>
          </table:table-cell>
          <table:table-cell/>
          <table:table-cell office:value-type="float" office:value="96.8340999263136" calcext:value-type="float">
            <text:p>96.8340999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48490" calcext:value-type="float">
            <text:p>748490</text:p>
          </table:table-cell>
          <table:table-cell office:value-type="float" office:value="4924.24976064394" calcext:value-type="float">
            <text:p>4924.2497606439</text:p>
          </table:table-cell>
          <table:table-cell table:style-name="ce1" office:value-type="string" calcext:value-type="string">
            <text:p>6.9239436692185368E-310</text:p>
          </table:table-cell>
          <table:table-cell office:value-type="float" office:value="7.32270568728788" calcext:value-type="float">
            <text:p>7.3227056873</text:p>
          </table:table-cell>
          <table:table-cell office:value-type="float" office:value="68.1633224487305" calcext:value-type="float">
            <text:p>68.163322448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4.0496106528" calcext:value-type="float">
            <text:p>4924.0496106528</text:p>
          </table:table-cell>
          <table:table-cell/>
          <table:table-cell office:value-type="float" office:value="96.8340999263136" calcext:value-type="float">
            <text:p>96.8340999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65221" calcext:value-type="float">
            <text:p>165221</text:p>
          </table:table-cell>
          <table:table-cell office:value-type="float" office:value="4924.07001732677" calcext:value-type="float">
            <text:p>4924.0700173268</text:p>
          </table:table-cell>
          <table:table-cell table:style-name="ce1" office:value-type="string" calcext:value-type="string">
            <text:p>6.9187169804662442E-310</text:p>
          </table:table-cell>
          <table:table-cell office:value-type="float" office:value="7.32438375528682" calcext:value-type="float">
            <text:p>7.3243837553</text:p>
          </table:table-cell>
          <table:table-cell office:value-type="float" office:value="15.3333301544189" calcext:value-type="float">
            <text:p>15.333330154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5133599271" calcext:value-type="float">
            <text:p>4923.8513359927</text:p>
          </table:table-cell>
          <table:table-cell/>
          <table:table-cell office:value-type="float" office:value="96.8340962291932" calcext:value-type="float">
            <text:p>96.8340962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81827" calcext:value-type="float">
            <text:p>681827</text:p>
          </table:table-cell>
          <table:table-cell office:value-type="float" office:value="4924.05457650757" calcext:value-type="float">
            <text:p>4924.0545765076</text:p>
          </table:table-cell>
          <table:table-cell table:style-name="ce1" office:value-type="string" calcext:value-type="string">
            <text:p>6.9463544768966159E-310</text:p>
          </table:table-cell>
          <table:table-cell office:value-type="float" office:value="7.32436630886562" calcext:value-type="float">
            <text:p>7.3243663089</text:p>
          </table:table-cell>
          <table:table-cell office:value-type="float" office:value="62.6999931335449" calcext:value-type="float">
            <text:p>62.699993133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5133599271" calcext:value-type="float">
            <text:p>4923.8513359927</text:p>
          </table:table-cell>
          <table:table-cell/>
          <table:table-cell office:value-type="float" office:value="96.8340962291932" calcext:value-type="float">
            <text:p>96.8340962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99012" calcext:value-type="float">
            <text:p>799012</text:p>
          </table:table-cell>
          <table:table-cell office:value-type="float" office:value="4924.05124523162" calcext:value-type="float">
            <text:p>4924.0512452316</text:p>
          </table:table-cell>
          <table:table-cell table:style-name="ce1" office:value-type="string" calcext:value-type="string">
            <text:p>6.9327786361811077E-310</text:p>
          </table:table-cell>
          <table:table-cell office:value-type="float" office:value="7.32437033108928" calcext:value-type="float">
            <text:p>7.3243703311</text:p>
          </table:table-cell>
          <table:table-cell office:value-type="float" office:value="72.7299957275391" calcext:value-type="float">
            <text:p>72.729995727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5133599271" calcext:value-type="float">
            <text:p>4923.8513359927</text:p>
          </table:table-cell>
          <table:table-cell/>
          <table:table-cell office:value-type="float" office:value="96.8340962291932" calcext:value-type="float">
            <text:p>96.8340962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41192" calcext:value-type="float">
            <text:p>641192</text:p>
          </table:table-cell>
          <table:table-cell office:value-type="float" office:value="4924.05504528497" calcext:value-type="float">
            <text:p>4924.055045285</text:p>
          </table:table-cell>
          <table:table-cell table:style-name="ce1" office:value-type="string" calcext:value-type="string">
            <text:p>6.9287236243261070E-310</text:p>
          </table:table-cell>
          <table:table-cell office:value-type="float" office:value="7.3245376292136" calcext:value-type="float">
            <text:p>7.3245376292</text:p>
          </table:table-cell>
          <table:table-cell office:value-type="float" office:value="59.0233268737793" calcext:value-type="float">
            <text:p>59.023326873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3150898063" calcext:value-type="float">
            <text:p>4923.8315089806</text:p>
          </table:table-cell>
          <table:table-cell/>
          <table:table-cell office:value-type="float" office:value="96.8340958594867" calcext:value-type="float">
            <text:p>96.8340958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63417" calcext:value-type="float">
            <text:p>763417</text:p>
          </table:table-cell>
          <table:table-cell office:value-type="float" office:value="4924.0346856021" calcext:value-type="float">
            <text:p>4924.0346856021</text:p>
          </table:table-cell>
          <table:table-cell table:style-name="ce1" office:value-type="string" calcext:value-type="string">
            <text:p>6.8991285496640422E-310</text:p>
          </table:table-cell>
          <table:table-cell office:value-type="float" office:value="7.32453756372891" calcext:value-type="float">
            <text:p>7.3245375637</text:p>
          </table:table-cell>
          <table:table-cell office:value-type="float" office:value="72.3399887084961" calcext:value-type="float">
            <text:p>72.339988708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3150898063" calcext:value-type="float">
            <text:p>4923.8315089806</text:p>
          </table:table-cell>
          <table:table-cell/>
          <table:table-cell office:value-type="float" office:value="96.8340958594867" calcext:value-type="float">
            <text:p>96.8340958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97" calcext:value-type="float">
            <text:p>20197</text:p>
          </table:table-cell>
          <table:table-cell office:value-type="float" office:value="4924.03151309455" calcext:value-type="float">
            <text:p>4924.0315130946</text:p>
          </table:table-cell>
          <table:table-cell table:style-name="ce1" office:value-type="string" calcext:value-type="string">
            <text:p>6.9147455262833723E-310</text:p>
          </table:table-cell>
          <table:table-cell office:value-type="float" office:value="5.32453391466912" calcext:value-type="float">
            <text:p>5.3245339147</text:p>
          </table:table-cell>
          <table:table-cell office:value-type="float" office:value="1.77333199977875" calcext:value-type="float">
            <text:p>1.773331999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3150898063" calcext:value-type="float">
            <text:p>4923.8315089806</text:p>
          </table:table-cell>
          <table:table-cell/>
          <table:table-cell office:value-type="float" office:value="96.8340958594867" calcext:value-type="float">
            <text:p>96.8340958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16099" calcext:value-type="float">
            <text:p>816099</text:p>
          </table:table-cell>
          <table:table-cell office:value-type="float" office:value="4924.05001520325" calcext:value-type="float">
            <text:p>4924.0500152033</text:p>
          </table:table-cell>
          <table:table-cell table:style-name="ce1" office:value-type="string" calcext:value-type="string">
            <text:p>6.9119204615386048E-310</text:p>
          </table:table-cell>
          <table:table-cell office:value-type="float" office:value="7.32455347041575" calcext:value-type="float">
            <text:p>7.3245534704</text:p>
          </table:table-cell>
          <table:table-cell office:value-type="float" office:value="76.3766555786133" calcext:value-type="float">
            <text:p>76.376655578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52628396" calcext:value-type="float">
            <text:p>4923.829526284</text:p>
          </table:table-cell>
          <table:table-cell/>
          <table:table-cell office:value-type="float" office:value="96.8340958225162" calcext:value-type="float">
            <text:p>96.8340958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573306" calcext:value-type="float">
            <text:p>573306</text:p>
          </table:table-cell>
          <table:table-cell office:value-type="float" office:value="4924.03268748499" calcext:value-type="float">
            <text:p>4924.032687485</text:p>
          </table:table-cell>
          <table:table-cell table:style-name="ce1" office:value-type="string" calcext:value-type="string">
            <text:p>6.9051902620623581E-310</text:p>
          </table:table-cell>
          <table:table-cell office:value-type="float" office:value="7.32455356837123" calcext:value-type="float">
            <text:p>7.3245535684</text:p>
          </table:table-cell>
          <table:table-cell office:value-type="float" office:value="54.07666015625" calcext:value-type="float">
            <text:p>54.076660156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52628396" calcext:value-type="float">
            <text:p>4923.829526284</text:p>
          </table:table-cell>
          <table:table-cell/>
          <table:table-cell office:value-type="float" office:value="96.8340958225162" calcext:value-type="float">
            <text:p>96.8340958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37666" calcext:value-type="float">
            <text:p>837666</text:p>
          </table:table-cell>
          <table:table-cell office:value-type="float" office:value="4924.02962789739" calcext:value-type="float">
            <text:p>4924.0296278974</text:p>
          </table:table-cell>
          <table:table-cell table:style-name="ce1" office:value-type="string" calcext:value-type="string">
            <text:p>6.9454584706820772E-310</text:p>
          </table:table-cell>
          <table:table-cell office:value-type="float" office:value="7.32455337890459" calcext:value-type="float">
            <text:p>7.3245533789</text:p>
          </table:table-cell>
          <table:table-cell office:value-type="float" office:value="78.1966552734375" calcext:value-type="float">
            <text:p>78.196655273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52628396" calcext:value-type="float">
            <text:p>4923.829526284</text:p>
          </table:table-cell>
          <table:table-cell/>
          <table:table-cell office:value-type="float" office:value="96.8340958225162" calcext:value-type="float">
            <text:p>96.8340958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21753" calcext:value-type="float">
            <text:p>621753</text:p>
          </table:table-cell>
          <table:table-cell office:value-type="float" office:value="4924.04925495578" calcext:value-type="float">
            <text:p>4924.0492549558</text:p>
          </table:table-cell>
          <table:table-cell table:style-name="ce1" office:value-type="string" calcext:value-type="string">
            <text:p>6.9112873494217874E-310</text:p>
          </table:table-cell>
          <table:table-cell office:value-type="float" office:value="7.32455514177625" calcext:value-type="float">
            <text:p>7.3245551418</text:p>
          </table:table-cell>
          <table:table-cell office:value-type="float" office:value="59.206657409668" calcext:value-type="float">
            <text:p>59.206657409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32801434" calcext:value-type="float">
            <text:p>4923.8293280143</text:p>
          </table:table-cell>
          <table:table-cell/>
          <table:table-cell office:value-type="float" office:value="96.8340958188191" calcext:value-type="float">
            <text:p>96.8340958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60409" calcext:value-type="float">
            <text:p>660409</text:p>
          </table:table-cell>
          <table:table-cell office:value-type="float" office:value="4924.03248758058" calcext:value-type="float">
            <text:p>4924.0324875806</text:p>
          </table:table-cell>
          <table:table-cell table:style-name="ce1" office:value-type="string" calcext:value-type="string">
            <text:p>6.9443407177125166E-310</text:p>
          </table:table-cell>
          <table:table-cell office:value-type="float" office:value="7.32455513534461" calcext:value-type="float">
            <text:p>7.3245551353</text:p>
          </table:table-cell>
          <table:table-cell office:value-type="float" office:value="61.9033241271973" calcext:value-type="float">
            <text:p>61.903324127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32801434" calcext:value-type="float">
            <text:p>4923.8293280143</text:p>
          </table:table-cell>
          <table:table-cell/>
          <table:table-cell office:value-type="float" office:value="96.8340958188191" calcext:value-type="float">
            <text:p>96.8340958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99021" calcext:value-type="float">
            <text:p>799021</text:p>
          </table:table-cell>
          <table:table-cell office:value-type="float" office:value="4924.02935798311" calcext:value-type="float">
            <text:p>4924.0293579831</text:p>
          </table:table-cell>
          <table:table-cell table:style-name="ce1" office:value-type="string" calcext:value-type="string">
            <text:p>6.9499051990551723E-310</text:p>
          </table:table-cell>
          <table:table-cell office:value-type="float" office:value="7.32455513534461" calcext:value-type="float">
            <text:p>7.3245551353</text:p>
          </table:table-cell>
          <table:table-cell office:value-type="float" office:value="74.2333221435547" calcext:value-type="float">
            <text:p>74.233322143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32801434" calcext:value-type="float">
            <text:p>4923.8293280143</text:p>
          </table:table-cell>
          <table:table-cell/>
          <table:table-cell office:value-type="float" office:value="96.8340958188191" calcext:value-type="float">
            <text:p>96.8340958188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541028" calcext:value-type="float">
            <text:p>541028</text:p>
          </table:table-cell>
          <table:table-cell office:value-type="float" office:value="4924.04925210722" calcext:value-type="float">
            <text:p>4924.0492521072</text:p>
          </table:table-cell>
          <table:table-cell table:style-name="ce1" office:value-type="string" calcext:value-type="string">
            <text:p>6.9096894427337183E-310</text:p>
          </table:table-cell>
          <table:table-cell office:value-type="float" office:value="7.32455530048405" calcext:value-type="float">
            <text:p>7.3245553005</text:p>
          </table:table-cell>
          <table:table-cell office:value-type="float" office:value="50.1699943542481" calcext:value-type="float">
            <text:p>50.169994354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30818738" calcext:value-type="float">
            <text:p>4923.8293081874</text:p>
          </table:table-cell>
          <table:table-cell/>
          <table:table-cell office:value-type="float" office:value="96.8340958184494" calcext:value-type="float">
            <text:p>96.8340958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64493" calcext:value-type="float">
            <text:p>764493</text:p>
          </table:table-cell>
          <table:table-cell office:value-type="float" office:value="4924.03246806212" calcext:value-type="float">
            <text:p>4924.0324680621</text:p>
          </table:table-cell>
          <table:table-cell table:style-name="ce1" office:value-type="string" calcext:value-type="string">
            <text:p>6.9144859219008054E-310</text:p>
          </table:table-cell>
          <table:table-cell office:value-type="float" office:value="7.32455530187368" calcext:value-type="float">
            <text:p>7.3245553019</text:p>
          </table:table-cell>
          <table:table-cell office:value-type="float" office:value="70.8666610717773" calcext:value-type="float">
            <text:p>70.866661071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30818738" calcext:value-type="float">
            <text:p>4923.8293081874</text:p>
          </table:table-cell>
          <table:table-cell/>
          <table:table-cell office:value-type="float" office:value="96.8340958184494" calcext:value-type="float">
            <text:p>96.8340958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38740" calcext:value-type="float">
            <text:p>838740</text:p>
          </table:table-cell>
          <table:table-cell office:value-type="float" office:value="4924.02933853381" calcext:value-type="float">
            <text:p>4924.0293385338</text:p>
          </table:table-cell>
          <table:table-cell table:style-name="ce1" office:value-type="string" calcext:value-type="string">
            <text:p>6.9396625640708061E-310</text:p>
          </table:table-cell>
          <table:table-cell office:value-type="float" office:value="7.32455530175838" calcext:value-type="float">
            <text:p>7.3245553018</text:p>
          </table:table-cell>
          <table:table-cell office:value-type="float" office:value="77.4599914550781" calcext:value-type="float">
            <text:p>77.459991455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30818738" calcext:value-type="float">
            <text:p>4923.8293081874</text:p>
          </table:table-cell>
          <table:table-cell/>
          <table:table-cell office:value-type="float" office:value="96.8340958184494" calcext:value-type="float">
            <text:p>96.8340958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58081" calcext:value-type="float">
            <text:p>758081</text:p>
          </table:table-cell>
          <table:table-cell office:value-type="float" office:value="4924.04926196892" calcext:value-type="float">
            <text:p>4924.0492619689</text:p>
          </table:table-cell>
          <table:table-cell table:style-name="ce1" office:value-type="string" calcext:value-type="string">
            <text:p>6.9094169265834349E-310</text:p>
          </table:table-cell>
          <table:table-cell office:value-type="float" office:value="7.32455531857354" calcext:value-type="float">
            <text:p>7.3245553186</text:p>
          </table:table-cell>
          <table:table-cell office:value-type="float" office:value="70.3899917602539" calcext:value-type="float">
            <text:p>70.389991760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30620469" calcext:value-type="float">
            <text:p>4923.8293062047</text:p>
          </table:table-cell>
          <table:table-cell/>
          <table:table-cell office:value-type="float" office:value="96.8340958184124" calcext:value-type="float">
            <text:p>96.8340958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28177" calcext:value-type="float">
            <text:p>528177</text:p>
          </table:table-cell>
          <table:table-cell office:value-type="float" office:value="4924.03246598276" calcext:value-type="float">
            <text:p>4924.0324659828</text:p>
          </table:table-cell>
          <table:table-cell table:style-name="ce1" office:value-type="string" calcext:value-type="string">
            <text:p>6.9324994726044344E-310</text:p>
          </table:table-cell>
          <table:table-cell office:value-type="float" office:value="7.32455531835149" calcext:value-type="float">
            <text:p>7.3245553184</text:p>
          </table:table-cell>
          <table:table-cell office:value-type="float" office:value="49.4633255004883" calcext:value-type="float">
            <text:p>49.463325500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30620469" calcext:value-type="float">
            <text:p>4923.8293062047</text:p>
          </table:table-cell>
          <table:table-cell/>
          <table:table-cell office:value-type="float" office:value="96.8340958184124" calcext:value-type="float">
            <text:p>96.8340958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90424" calcext:value-type="float">
            <text:p>790424</text:p>
          </table:table-cell>
          <table:table-cell office:value-type="float" office:value="4924.02933656352" calcext:value-type="float">
            <text:p>4924.0293365635</text:p>
          </table:table-cell>
          <table:table-cell table:style-name="ce1" office:value-type="string" calcext:value-type="string">
            <text:p>6.9353496333670427E-310</text:p>
          </table:table-cell>
          <table:table-cell office:value-type="float" office:value="7.32455531848683" calcext:value-type="float">
            <text:p>7.3245553185</text:p>
          </table:table-cell>
          <table:table-cell office:value-type="float" office:value="73.4833221435547" calcext:value-type="float">
            <text:p>73.483322143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923.82930620469" calcext:value-type="float">
            <text:p>4923.8293062047</text:p>
          </table:table-cell>
          <table:table-cell/>
          <table:table-cell office:value-type="float" office:value="96.8340958184124" calcext:value-type="float">
            <text:p>96.8340958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13376.5153317" calcext:value-type="float">
            <text:p>913376.5153317</text:p>
          </table:table-cell>
          <table:table-cell office:value-type="float" office:value="0.00358639773875122" calcext:value-type="float">
            <text:p>0.0035863977</text:p>
          </table:table-cell>
          <table:table-cell office:value-type="float" office:value="0.00453609754837103" calcext:value-type="float">
            <text:p>0.0045360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13376.515331672" calcext:value-type="float">
            <text:p>913376.515331672</text:p>
          </table:table-cell>
          <table:table-cell/>
          <table:table-cell office:value-type="float" office:value="0.0000285871149401373" calcext:value-type="float">
            <text:p>2.85871149401373E-00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13376.515331676" calcext:value-type="float">
            <text:p>913376.515331676</text:p>
          </table:table-cell>
          <table:table-cell office:value-type="float" office:value="0.00266274911204665" calcext:value-type="float">
            <text:p>0.0026627491</text:p>
          </table:table-cell>
          <table:table-cell office:value-type="float" office:value="0.000837530786355956" calcext:value-type="float">
            <text:p>0.0008375308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13376.515331672" calcext:value-type="float">
            <text:p>913376.515331672</text:p>
          </table:table-cell>
          <table:table-cell/>
          <table:table-cell office:value-type="float" office:value="0.000349497625194317" calcext:value-type="float">
            <text:p>0.0003494976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13376.515331676" calcext:value-type="float">
            <text:p>913376.515331676</text:p>
          </table:table-cell>
          <table:table-cell office:value-type="float" office:value="0.00257237750589575" calcext:value-type="float">
            <text:p>0.0025723775</text:p>
          </table:table-cell>
          <table:table-cell office:value-type="float" office:value="0.000950894332873986" calcext:value-type="float">
            <text:p>0.000950894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913376.515331672" calcext:value-type="float">
            <text:p>913376.515331672</text:p>
          </table:table-cell>
          <table:table-cell/>
          <table:table-cell office:value-type="float" office:value="0.000632776305963034" calcext:value-type="float">
            <text:p>0.000632776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000</text:p>
          </table:table-cell>
          <table:table-cell office:value-type="float" office:value="749422" calcext:value-type="float">
            <text:p>749422</text:p>
          </table:table-cell>
          <table:table-cell office:value-type="float" office:value="15226.5209921199" calcext:value-type="float">
            <text:p>15226.5209921199</text:p>
          </table:table-cell>
          <table:table-cell table:style-name="ce1" office:value-type="string" calcext:value-type="string">
            <text:p>6.9237771830403970E-310</text:p>
          </table:table-cell>
          <table:table-cell office:value-type="float" office:value="0.0076815043014975" calcext:value-type="float">
            <text:p>0.0076815043</text:p>
          </table:table-cell>
          <table:table-cell office:value-type="float" office:value="100.41332244873" calcext:value-type="float">
            <text:p>100.413322448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5451.3843696483" calcext:value-type="float">
            <text:p>15451.3843696483</text:p>
          </table:table-cell>
          <table:table-cell/>
          <table:table-cell office:value-type="float" office:value="96.683925052043" calcext:value-type="float">
            <text:p>96.683925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000</text:p>
          </table:table-cell>
          <table:table-cell office:value-type="float" office:value="764424" calcext:value-type="float">
            <text:p>764424</text:p>
          </table:table-cell>
          <table:table-cell office:value-type="float" office:value="15237.5469458206" calcext:value-type="float">
            <text:p>15237.5469458206</text:p>
          </table:table-cell>
          <table:table-cell table:style-name="ce1" office:value-type="string" calcext:value-type="string">
            <text:p>6.9336357518752526E-310</text:p>
          </table:table-cell>
          <table:table-cell office:value-type="float" office:value="0.27459106672943" calcext:value-type="float">
            <text:p>0.2745910667</text:p>
          </table:table-cell>
          <table:table-cell office:value-type="float" office:value="101.723320007324" calcext:value-type="float">
            <text:p>101.723320007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5451.3843696483" calcext:value-type="float">
            <text:p>15451.3843696483</text:p>
          </table:table-cell>
          <table:table-cell/>
          <table:table-cell office:value-type="float" office:value="96.683925052043" calcext:value-type="float">
            <text:p>96.68392505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1" calcext:value-type="float">
            <text:p>1.1</text:p>
          </table:table-cell>
          <table:table-cell office:value-type="float" office:value="260" calcext:value-type="float">
            <text:p>260</text:p>
          </table:table-cell>
          <table:table-cell office:value-type="float" office:value="481" calcext:value-type="float">
            <text:p>481</text:p>
          </table:table-cell>
          <table:table-cell office:value-type="float" office:value="15226.5209921198" calcext:value-type="float">
            <text:p>15226.5209921198</text:p>
          </table:table-cell>
          <table:table-cell office:value-type="float" office:value="0.00994731887664264" calcext:value-type="float">
            <text:p>0.0099473189</text:p>
          </table:table-cell>
          <table:table-cell office:value-type="float" office:value="0.00493636469011327" calcext:value-type="float">
            <text:p>0.0049363647</text:p>
          </table:table-cell>
          <table:table-cell office:value-type="float" office:value="0.153331995010376" calcext:value-type="float">
            <text:p>0.153331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5451.3843696483" calcext:value-type="float">
            <text:p>15451.3843696483</text:p>
          </table:table-cell>
          <table:table-cell/>
          <table:table-cell office:value-type="float" office:value="96.683925052043" calcext:value-type="float">
            <text:p>96.683925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187655" calcext:value-type="float">
            <text:p>187655</text:p>
          </table:table-cell>
          <table:table-cell office:value-type="float" office:value="10219.0831638615" calcext:value-type="float">
            <text:p>10219.0831638615</text:p>
          </table:table-cell>
          <table:table-cell table:style-name="ce1" office:value-type="string" calcext:value-type="string">
            <text:p>6.9526793312950317E-310</text:p>
          </table:table-cell>
          <table:table-cell office:value-type="float" office:value="5.9582017064185" calcext:value-type="float">
            <text:p>5.9582017064</text:p>
          </table:table-cell>
          <table:table-cell office:value-type="float" office:value="25.5099964141846" calcext:value-type="float">
            <text:p>25.509996414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218.1756368542" calcext:value-type="float">
            <text:p>10218.1756368542</text:p>
          </table:table-cell>
          <table:table-cell/>
          <table:table-cell office:value-type="float" office:value="96.8371482572998" calcext:value-type="float">
            <text:p>96.837148257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636637" calcext:value-type="float">
            <text:p>636637</text:p>
          </table:table-cell>
          <table:table-cell office:value-type="float" office:value="10219.0980947037" calcext:value-type="float">
            <text:p>10219.0980947037</text:p>
          </table:table-cell>
          <table:table-cell table:style-name="ce1" office:value-type="string" calcext:value-type="string">
            <text:p>6.9414850278162069E-310</text:p>
          </table:table-cell>
          <table:table-cell office:value-type="float" office:value="5.90484744082169" calcext:value-type="float">
            <text:p>5.9048474408</text:p>
          </table:table-cell>
          <table:table-cell office:value-type="float" office:value="85.8433227539063" calcext:value-type="float">
            <text:p>85.843322753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218.1756368542" calcext:value-type="float">
            <text:p>10218.1756368542</text:p>
          </table:table-cell>
          <table:table-cell/>
          <table:table-cell office:value-type="float" office:value="96.8371482572998" calcext:value-type="float">
            <text:p>96.837148257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811918" calcext:value-type="float">
            <text:p>811918</text:p>
          </table:table-cell>
          <table:table-cell office:value-type="float" office:value="10219.0911613426" calcext:value-type="float">
            <text:p>10219.0911613426</text:p>
          </table:table-cell>
          <table:table-cell table:style-name="ce1" office:value-type="string" calcext:value-type="string">
            <text:p>6.9261208776248628E-310</text:p>
          </table:table-cell>
          <table:table-cell office:value-type="float" office:value="5.63717033644877" calcext:value-type="float">
            <text:p>5.6371703364</text:p>
          </table:table-cell>
          <table:table-cell office:value-type="float" office:value="109.669990539551" calcext:value-type="float">
            <text:p>109.669990539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218.1756368542" calcext:value-type="float">
            <text:p>10218.1756368542</text:p>
          </table:table-cell>
          <table:table-cell/>
          <table:table-cell office:value-type="float" office:value="96.8371482572998" calcext:value-type="float">
            <text:p>96.837148257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63086" calcext:value-type="float">
            <text:p>63086</text:p>
          </table:table-cell>
          <table:table-cell office:value-type="float" office:value="9810.48027635716" calcext:value-type="float">
            <text:p>9810.4802763572</text:p>
          </table:table-cell>
          <table:table-cell table:style-name="ce1" office:value-type="string" calcext:value-type="string">
            <text:p>6.9102351258539171E-310</text:p>
          </table:table-cell>
          <table:table-cell office:value-type="float" office:value="7.16144889887848" calcext:value-type="float">
            <text:p>7.1614488989</text:p>
          </table:table-cell>
          <table:table-cell office:value-type="float" office:value="8.83333206176758" calcext:value-type="float">
            <text:p>8.833332061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811.46233903757" calcext:value-type="float">
            <text:p>9811.4623390376</text:p>
          </table:table-cell>
          <table:table-cell/>
          <table:table-cell office:value-type="float" office:value="96.8333225885676" calcext:value-type="float">
            <text:p>96.8333225886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620584" calcext:value-type="float">
            <text:p>620584</text:p>
          </table:table-cell>
          <table:table-cell office:value-type="float" office:value="9810.32203692747" calcext:value-type="float">
            <text:p>9810.3220369275</text:p>
          </table:table-cell>
          <table:table-cell table:style-name="ce1" office:value-type="string" calcext:value-type="string">
            <text:p>6.9143805589378367E-310</text:p>
          </table:table-cell>
          <table:table-cell office:value-type="float" office:value="7.14702374508304" calcext:value-type="float">
            <text:p>7.1470237451</text:p>
          </table:table-cell>
          <table:table-cell office:value-type="float" office:value="85.3233261108398" calcext:value-type="float">
            <text:p>85.323326110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811.46233903757" calcext:value-type="float">
            <text:p>9811.4623390376</text:p>
          </table:table-cell>
          <table:table-cell/>
          <table:table-cell office:value-type="float" office:value="96.8333225885676" calcext:value-type="float">
            <text:p>96.8333225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748501" calcext:value-type="float">
            <text:p>748501</text:p>
          </table:table-cell>
          <table:table-cell office:value-type="float" office:value="9810.30744149375" calcext:value-type="float">
            <text:p>9810.3074414938</text:p>
          </table:table-cell>
          <table:table-cell table:style-name="ce1" office:value-type="string" calcext:value-type="string">
            <text:p>6.9465117566887122E-310</text:p>
          </table:table-cell>
          <table:table-cell office:value-type="float" office:value="7.14164946301789" calcext:value-type="float">
            <text:p>7.141649463</text:p>
          </table:table-cell>
          <table:table-cell office:value-type="float" office:value="100.806655883789" calcext:value-type="float">
            <text:p>100.806655883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811.46233903757" calcext:value-type="float">
            <text:p>9811.4623390376</text:p>
          </table:table-cell>
          <table:table-cell/>
          <table:table-cell office:value-type="float" office:value="96.8333225885676" calcext:value-type="float">
            <text:p>96.8333225886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540196" calcext:value-type="float">
            <text:p>540196</text:p>
          </table:table-cell>
          <table:table-cell office:value-type="float" office:value="9771.43889034237" calcext:value-type="float">
            <text:p>9771.4388903424</text:p>
          </table:table-cell>
          <table:table-cell table:style-name="ce1" office:value-type="string" calcext:value-type="string">
            <text:p>6.9166994695579046E-310</text:p>
          </table:table-cell>
          <table:table-cell office:value-type="float" office:value="7.30823972358233" calcext:value-type="float">
            <text:p>7.3082397236</text:p>
          </table:table-cell>
          <table:table-cell office:value-type="float" office:value="74.5533218383789" calcext:value-type="float">
            <text:p>74.553321838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71.71584117649" calcext:value-type="float">
            <text:p>9771.7158411765</text:p>
          </table:table-cell>
          <table:table-cell/>
          <table:table-cell office:value-type="float" office:value="96.8329455362145" calcext:value-type="float">
            <text:p>96.832945536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430470" calcext:value-type="float">
            <text:p>430470</text:p>
          </table:table-cell>
          <table:table-cell office:value-type="float" office:value="9770.315541948" calcext:value-type="float">
            <text:p>9770.315541948</text:p>
          </table:table-cell>
          <table:table-cell table:style-name="ce1" office:value-type="string" calcext:value-type="string">
            <text:p>6.9357847661922997E-310</text:p>
          </table:table-cell>
          <table:table-cell office:value-type="float" office:value="7.309454607927" calcext:value-type="float">
            <text:p>7.3094546079</text:p>
          </table:table-cell>
          <table:table-cell office:value-type="float" office:value="59.5133247375488" calcext:value-type="float">
            <text:p>59.513324737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71.71584117649" calcext:value-type="float">
            <text:p>9771.7158411765</text:p>
          </table:table-cell>
          <table:table-cell/>
          <table:table-cell office:value-type="float" office:value="96.8329455362145" calcext:value-type="float">
            <text:p>96.832945536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778568" calcext:value-type="float">
            <text:p>778568</text:p>
          </table:table-cell>
          <table:table-cell office:value-type="float" office:value="9770.31901410482" calcext:value-type="float">
            <text:p>9770.3190141048</text:p>
          </table:table-cell>
          <table:table-cell table:style-name="ce1" office:value-type="string" calcext:value-type="string">
            <text:p>6.9213022971006667E-310</text:p>
          </table:table-cell>
          <table:table-cell office:value-type="float" office:value="7.30650316274477" calcext:value-type="float">
            <text:p>7.3065031627</text:p>
          </table:table-cell>
          <table:table-cell office:value-type="float" office:value="105.463325500488" calcext:value-type="float">
            <text:p>105.463325500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71.71584117649" calcext:value-type="float">
            <text:p>9771.7158411765</text:p>
          </table:table-cell>
          <table:table-cell/>
          <table:table-cell office:value-type="float" office:value="96.8329455362145" calcext:value-type="float">
            <text:p>96.832945536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4967" calcext:value-type="float">
            <text:p>84967</text:p>
          </table:table-cell>
          <table:table-cell office:value-type="float" office:value="9766.36622364961" calcext:value-type="float">
            <text:p>9766.3662236496</text:p>
          </table:table-cell>
          <table:table-cell table:style-name="ce1" office:value-type="string" calcext:value-type="string">
            <text:p>6.9195229444895415E-310</text:p>
          </table:table-cell>
          <table:table-cell office:value-type="float" office:value="7.32334984809406" calcext:value-type="float">
            <text:p>7.3233498481</text:p>
          </table:table-cell>
          <table:table-cell office:value-type="float" office:value="11.756664276123" calcext:value-type="float">
            <text:p>11.756664276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75028163593" calcext:value-type="float">
            <text:p>9767.7502816359</text:p>
          </table:table-cell>
          <table:table-cell/>
          <table:table-cell office:value-type="float" office:value="96.8329078875059" calcext:value-type="float">
            <text:p>96.832907887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81814" calcext:value-type="float">
            <text:p>681814</text:p>
          </table:table-cell>
          <table:table-cell office:value-type="float" office:value="9766.31713104699" calcext:value-type="float">
            <text:p>9766.317131047</text:p>
          </table:table-cell>
          <table:table-cell table:style-name="ce1" office:value-type="string" calcext:value-type="string">
            <text:p>6.9327311848327009E-310</text:p>
          </table:table-cell>
          <table:table-cell office:value-type="float" office:value="7.32286249048535" calcext:value-type="float">
            <text:p>7.3228624905</text:p>
          </table:table-cell>
          <table:table-cell office:value-type="float" office:value="91.3299865722656" calcext:value-type="float">
            <text:p>91.329986572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75028163593" calcext:value-type="float">
            <text:p>9767.7502816359</text:p>
          </table:table-cell>
          <table:table-cell/>
          <table:table-cell office:value-type="float" office:value="96.8329078875059" calcext:value-type="float">
            <text:p>96.832907887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36579" calcext:value-type="float">
            <text:p>836579</text:p>
          </table:table-cell>
          <table:table-cell office:value-type="float" office:value="9766.31683349721" calcext:value-type="float">
            <text:p>9766.3168334972</text:p>
          </table:table-cell>
          <table:table-cell table:style-name="ce1" office:value-type="string" calcext:value-type="string">
            <text:p>6.9491240386260937E-310</text:p>
          </table:table-cell>
          <table:table-cell office:value-type="float" office:value="7.32278950530061" calcext:value-type="float">
            <text:p>7.3227895053</text:p>
          </table:table-cell>
          <table:table-cell office:value-type="float" office:value="112.166656494141" calcext:value-type="float">
            <text:p>112.166656494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75028163593" calcext:value-type="float">
            <text:p>9767.7502816359</text:p>
          </table:table-cell>
          <table:table-cell/>
          <table:table-cell office:value-type="float" office:value="96.8329078875059" calcext:value-type="float">
            <text:p>96.832907887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16660" calcext:value-type="float">
            <text:p>616660</text:p>
          </table:table-cell>
          <table:table-cell office:value-type="float" office:value="9765.98579027081" calcext:value-type="float">
            <text:p>9765.9857902708</text:p>
          </table:table-cell>
          <table:table-cell table:style-name="ce1" office:value-type="string" calcext:value-type="string">
            <text:p>6.9005691435738209E-310</text:p>
          </table:table-cell>
          <table:table-cell office:value-type="float" office:value="7.32440300578268" calcext:value-type="float">
            <text:p>7.3244030058</text:p>
          </table:table-cell>
          <table:table-cell office:value-type="float" office:value="83.6933212280274" calcext:value-type="float">
            <text:p>83.69332122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5381643446" calcext:value-type="float">
            <text:p>9767.3538164345</text:p>
          </table:table-cell>
          <table:table-cell/>
          <table:table-cell office:value-type="float" office:value="96.8329041232017" calcext:value-type="float">
            <text:p>96.832904123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02138" calcext:value-type="float">
            <text:p>802138</text:p>
          </table:table-cell>
          <table:table-cell office:value-type="float" office:value="9765.93538814429" calcext:value-type="float">
            <text:p>9765.9353881443</text:p>
          </table:table-cell>
          <table:table-cell table:style-name="ce1" office:value-type="string" calcext:value-type="string">
            <text:p>6.9057230842095318E-310</text:p>
          </table:table-cell>
          <table:table-cell office:value-type="float" office:value="7.32443618704832" calcext:value-type="float">
            <text:p>7.324436187</text:p>
          </table:table-cell>
          <table:table-cell office:value-type="float" office:value="107.9033203125" calcext:value-type="float">
            <text:p>107.903320312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5381643446" calcext:value-type="float">
            <text:p>9767.3538164345</text:p>
          </table:table-cell>
          <table:table-cell/>
          <table:table-cell office:value-type="float" office:value="96.8329041232017" calcext:value-type="float">
            <text:p>96.832904123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23808" calcext:value-type="float">
            <text:p>723808</text:p>
          </table:table-cell>
          <table:table-cell office:value-type="float" office:value="9765.93498824629" calcext:value-type="float">
            <text:p>9765.9349882463</text:p>
          </table:table-cell>
          <table:table-cell table:style-name="ce1" office:value-type="string" calcext:value-type="string">
            <text:p>6.9286669568779310E-310</text:p>
          </table:table-cell>
          <table:table-cell office:value-type="float" office:value="7.32437452600524" calcext:value-type="float">
            <text:p>7.324374526</text:p>
          </table:table-cell>
          <table:table-cell office:value-type="float" office:value="96.1733245849609" calcext:value-type="float">
            <text:p>96.17332458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5381643446" calcext:value-type="float">
            <text:p>9767.3538164345</text:p>
          </table:table-cell>
          <table:table-cell/>
          <table:table-cell office:value-type="float" office:value="96.8329041232017" calcext:value-type="float">
            <text:p>96.832904123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380560" calcext:value-type="float">
            <text:p>380560</text:p>
          </table:table-cell>
          <table:table-cell office:value-type="float" office:value="9765.94366258019" calcext:value-type="float">
            <text:p>9765.9436625802</text:p>
          </table:table-cell>
          <table:table-cell table:style-name="ce1" office:value-type="string" calcext:value-type="string">
            <text:p>6.9282254443608528E-310</text:p>
          </table:table-cell>
          <table:table-cell office:value-type="float" office:value="7.32454229109749" calcext:value-type="float">
            <text:p>7.3245422911</text:p>
          </table:table-cell>
          <table:table-cell office:value-type="float" office:value="51.7466583251953" calcext:value-type="float">
            <text:p>51.746658325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141708217" calcext:value-type="float">
            <text:p>9767.3141708217</text:p>
          </table:table-cell>
          <table:table-cell/>
          <table:table-cell office:value-type="float" office:value="96.8329037467769" calcext:value-type="float">
            <text:p>96.8329037468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76401" calcext:value-type="float">
            <text:p>676401</text:p>
          </table:table-cell>
          <table:table-cell office:value-type="float" office:value="9765.89559523092" calcext:value-type="float">
            <text:p>9765.8955952309</text:p>
          </table:table-cell>
          <table:table-cell table:style-name="ce1" office:value-type="string" calcext:value-type="string">
            <text:p>6.9079440331186207E-310</text:p>
          </table:table-cell>
          <table:table-cell office:value-type="float" office:value="7.32453857931981" calcext:value-type="float">
            <text:p>7.3245385793</text:p>
          </table:table-cell>
          <table:table-cell office:value-type="float" office:value="91.1399917602539" calcext:value-type="float">
            <text:p>91.139991760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141708217" calcext:value-type="float">
            <text:p>9767.3141708217</text:p>
          </table:table-cell>
          <table:table-cell/>
          <table:table-cell office:value-type="float" office:value="96.8329037467769" calcext:value-type="float">
            <text:p>96.8329037468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20443" calcext:value-type="float">
            <text:p>820443</text:p>
          </table:table-cell>
          <table:table-cell office:value-type="float" office:value="9765.89558031581" calcext:value-type="float">
            <text:p>9765.8955803158</text:p>
          </table:table-cell>
          <table:table-cell table:style-name="ce1" office:value-type="string" calcext:value-type="string">
            <text:p>6.9148901490906864E-310</text:p>
          </table:table-cell>
          <table:table-cell office:value-type="float" office:value="7.32453648555479" calcext:value-type="float">
            <text:p>7.3245364856</text:p>
          </table:table-cell>
          <table:table-cell office:value-type="float" office:value="111.14665222168" calcext:value-type="float">
            <text:p>111.146652221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141708217" calcext:value-type="float">
            <text:p>9767.3141708217</text:p>
          </table:table-cell>
          <table:table-cell/>
          <table:table-cell office:value-type="float" office:value="96.8329037467769" calcext:value-type="float">
            <text:p>96.8329037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91695" calcext:value-type="float">
            <text:p>291695</text:p>
          </table:table-cell>
          <table:table-cell office:value-type="float" office:value="9765.94165580839" calcext:value-type="float">
            <text:p>9765.9416558084</text:p>
          </table:table-cell>
          <table:table-cell table:style-name="ce1" office:value-type="string" calcext:value-type="string">
            <text:p>6.9006402646413228E-310</text:p>
          </table:table-cell>
          <table:table-cell office:value-type="float" office:value="7.32455374657442" calcext:value-type="float">
            <text:p>7.3245537466</text:p>
          </table:table-cell>
          <table:table-cell office:value-type="float" office:value="39.1599960327148" calcext:value-type="float">
            <text:p>39.159996032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1020626947" calcext:value-type="float">
            <text:p>9767.3102062695</text:p>
          </table:table-cell>
          <table:table-cell/>
          <table:table-cell office:value-type="float" office:value="96.8329037091345" calcext:value-type="float">
            <text:p>96.8329037091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483114" calcext:value-type="float">
            <text:p>483114</text:p>
          </table:table-cell>
          <table:table-cell office:value-type="float" office:value="9765.89159759879" calcext:value-type="float">
            <text:p>9765.8915975988</text:p>
          </table:table-cell>
          <table:table-cell table:style-name="ce1" office:value-type="string" calcext:value-type="string">
            <text:p>6.9038875310161792E-310</text:p>
          </table:table-cell>
          <table:table-cell office:value-type="float" office:value="7.32455353989805" calcext:value-type="float">
            <text:p>7.3245535399</text:p>
          </table:table-cell>
          <table:table-cell office:value-type="float" office:value="64.9199905395508" calcext:value-type="float">
            <text:p>64.919990539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1020626947" calcext:value-type="float">
            <text:p>9767.3102062695</text:p>
          </table:table-cell>
          <table:table-cell/>
          <table:table-cell office:value-type="float" office:value="96.8329037091345" calcext:value-type="float">
            <text:p>96.8329037091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88235" calcext:value-type="float">
            <text:p>788235</text:p>
          </table:table-cell>
          <table:table-cell office:value-type="float" office:value="9765.89153373586" calcext:value-type="float">
            <text:p>9765.8915337359</text:p>
          </table:table-cell>
          <table:table-cell table:style-name="ce1" office:value-type="string" calcext:value-type="string">
            <text:p>6.8988388841331403E-310</text:p>
          </table:table-cell>
          <table:table-cell office:value-type="float" office:value="7.32455351236613" calcext:value-type="float">
            <text:p>7.3245535124</text:p>
          </table:table-cell>
          <table:table-cell office:value-type="float" office:value="106.129989624023" calcext:value-type="float">
            <text:p>106.12998962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1020626947" calcext:value-type="float">
            <text:p>9767.3102062695</text:p>
          </table:table-cell>
          <table:table-cell/>
          <table:table-cell office:value-type="float" office:value="96.8329037091345" calcext:value-type="float">
            <text:p>96.8329037091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91665" calcext:value-type="float">
            <text:p>791665</text:p>
          </table:table-cell>
          <table:table-cell office:value-type="float" office:value="9765.9401216119" calcext:value-type="float">
            <text:p>9765.9401216119</text:p>
          </table:table-cell>
          <table:table-cell table:style-name="ce1" office:value-type="string" calcext:value-type="string">
            <text:p>6.9530002244308476E-310</text:p>
          </table:table-cell>
          <table:table-cell office:value-type="float" office:value="7.32455518538385" calcext:value-type="float">
            <text:p>7.3245551854</text:p>
          </table:table-cell>
          <table:table-cell office:value-type="float" office:value="108.963317871094" calcext:value-type="float">
            <text:p>108.963317871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0980981435" calcext:value-type="float">
            <text:p>9767.3098098144</text:p>
          </table:table-cell>
          <table:table-cell/>
          <table:table-cell office:value-type="float" office:value="96.8329037053702" calcext:value-type="float">
            <text:p>96.8329037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11017" calcext:value-type="float">
            <text:p>611017</text:p>
          </table:table-cell>
          <table:table-cell office:value-type="float" office:value="9765.89121722533" calcext:value-type="float">
            <text:p>9765.8912172253</text:p>
          </table:table-cell>
          <table:table-cell table:style-name="ce1" office:value-type="string" calcext:value-type="string">
            <text:p>6.9111843673334983E-310</text:p>
          </table:table-cell>
          <table:table-cell office:value-type="float" office:value="7.32455515211457" calcext:value-type="float">
            <text:p>7.3245551521</text:p>
          </table:table-cell>
          <table:table-cell office:value-type="float" office:value="84.5133209228516" calcext:value-type="float">
            <text:p>84.513320922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0980981435" calcext:value-type="float">
            <text:p>9767.3098098144</text:p>
          </table:table-cell>
          <table:table-cell/>
          <table:table-cell office:value-type="float" office:value="96.8329037053702" calcext:value-type="float">
            <text:p>96.832903705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766774" calcext:value-type="float">
            <text:p>766774</text:p>
          </table:table-cell>
          <table:table-cell office:value-type="float" office:value="9765.89114433319" calcext:value-type="float">
            <text:p>9765.8911443332</text:p>
          </table:table-cell>
          <table:table-cell table:style-name="ce1" office:value-type="string" calcext:value-type="string">
            <text:p>6.9046196946025944E-310</text:p>
          </table:table-cell>
          <table:table-cell office:value-type="float" office:value="7.32455514616007" calcext:value-type="float">
            <text:p>7.3245551462</text:p>
          </table:table-cell>
          <table:table-cell office:value-type="float" office:value="103.986656188965" calcext:value-type="float">
            <text:p>103.98665618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0980981435" calcext:value-type="float">
            <text:p>9767.3098098144</text:p>
          </table:table-cell>
          <table:table-cell/>
          <table:table-cell office:value-type="float" office:value="96.8329037053702" calcext:value-type="float">
            <text:p>96.832903705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341122" calcext:value-type="float">
            <text:p>341122</text:p>
          </table:table-cell>
          <table:table-cell office:value-type="float" office:value="9765.94002653399" calcext:value-type="float">
            <text:p>9765.940026534</text:p>
          </table:table-cell>
          <table:table-cell table:style-name="ce1" office:value-type="string" calcext:value-type="string">
            <text:p>6.9297837109526833E-310</text:p>
          </table:table-cell>
          <table:table-cell office:value-type="float" office:value="7.3245553056375" calcext:value-type="float">
            <text:p>7.3245553056</text:p>
          </table:table-cell>
          <table:table-cell office:value-type="float" office:value="46.8399925231934" calcext:value-type="float">
            <text:p>46.839992523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0977016879" calcext:value-type="float">
            <text:p>9767.3097701688</text:p>
          </table:table-cell>
          <table:table-cell/>
          <table:table-cell office:value-type="float" office:value="96.8329037049938" calcext:value-type="float">
            <text:p>96.83290370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56082" calcext:value-type="float">
            <text:p>656082</text:p>
          </table:table-cell>
          <table:table-cell office:value-type="float" office:value="9765.89118599284" calcext:value-type="float">
            <text:p>9765.8911859928</text:p>
          </table:table-cell>
          <table:table-cell table:style-name="ce1" office:value-type="string" calcext:value-type="string">
            <text:p>6.9223828792840475E-310</text:p>
          </table:table-cell>
          <table:table-cell office:value-type="float" office:value="7.32455530401387" calcext:value-type="float">
            <text:p>7.324555304</text:p>
          </table:table-cell>
          <table:table-cell office:value-type="float" office:value="88.7433242797852" calcext:value-type="float">
            <text:p>88.743324279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0977016879" calcext:value-type="float">
            <text:p>9767.3097701688</text:p>
          </table:table-cell>
          <table:table-cell/>
          <table:table-cell office:value-type="float" office:value="96.8329037049938" calcext:value-type="float">
            <text:p>96.832903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05421" calcext:value-type="float">
            <text:p>805421</text:p>
          </table:table-cell>
          <table:table-cell office:value-type="float" office:value="9765.89110087785" calcext:value-type="float">
            <text:p>9765.8911008779</text:p>
          </table:table-cell>
          <table:table-cell table:style-name="ce1" office:value-type="string" calcext:value-type="string">
            <text:p>6.9197606921794693E-310</text:p>
          </table:table-cell>
          <table:table-cell office:value-type="float" office:value="7.32455530336739" calcext:value-type="float">
            <text:p>7.3245553034</text:p>
          </table:table-cell>
          <table:table-cell office:value-type="float" office:value="110.206657409668" calcext:value-type="float">
            <text:p>110.206657409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0977016879" calcext:value-type="float">
            <text:p>9767.3097701688</text:p>
          </table:table-cell>
          <table:table-cell/>
          <table:table-cell office:value-type="float" office:value="96.8329037049938" calcext:value-type="float">
            <text:p>96.83290370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51370" calcext:value-type="float">
            <text:p>451370</text:p>
          </table:table-cell>
          <table:table-cell office:value-type="float" office:value="9765.94006803942" calcext:value-type="float">
            <text:p>9765.9400680394</text:p>
          </table:table-cell>
          <table:table-cell table:style-name="ce1" office:value-type="string" calcext:value-type="string">
            <text:p>6.9270322481205258E-310</text:p>
          </table:table-cell>
          <table:table-cell office:value-type="float" office:value="7.32455531874534" calcext:value-type="float">
            <text:p>7.3245553187</text:p>
          </table:table-cell>
          <table:table-cell office:value-type="float" office:value="61.4799919128418" calcext:value-type="float">
            <text:p>61.479991912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0976620431" calcext:value-type="float">
            <text:p>9767.3097662043</text:p>
          </table:table-cell>
          <table:table-cell/>
          <table:table-cell office:value-type="float" office:value="96.8329037049562" calcext:value-type="float">
            <text:p>96.83290370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89472" calcext:value-type="float">
            <text:p>589472</text:p>
          </table:table-cell>
          <table:table-cell office:value-type="float" office:value="9765.89118286437" calcext:value-type="float">
            <text:p>9765.8911828644</text:p>
          </table:table-cell>
          <table:table-cell table:style-name="ce1" office:value-type="string" calcext:value-type="string">
            <text:p>6.9280771018036461E-310</text:p>
          </table:table-cell>
          <table:table-cell office:value-type="float" office:value="7.32455531852877" calcext:value-type="float">
            <text:p>7.3245553185</text:p>
          </table:table-cell>
          <table:table-cell office:value-type="float" office:value="79.1266555786133" calcext:value-type="float">
            <text:p>79.126655578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0976620431" calcext:value-type="float">
            <text:p>9767.3097662043</text:p>
          </table:table-cell>
          <table:table-cell/>
          <table:table-cell office:value-type="float" office:value="96.8329037049562" calcext:value-type="float">
            <text:p>96.83290370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55002" calcext:value-type="float">
            <text:p>755002</text:p>
          </table:table-cell>
          <table:table-cell office:value-type="float" office:value="9765.89109603985" calcext:value-type="float">
            <text:p>9765.8910960399</text:p>
          </table:table-cell>
          <table:table-cell table:style-name="ce1" office:value-type="string" calcext:value-type="string">
            <text:p>6.9354930579457993E-310</text:p>
          </table:table-cell>
          <table:table-cell office:value-type="float" office:value="7.32455531852877" calcext:value-type="float">
            <text:p>7.3245553185</text:p>
          </table:table-cell>
          <table:table-cell office:value-type="float" office:value="101.373321533203" calcext:value-type="float">
            <text:p>101.373321533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767.30976620431" calcext:value-type="float">
            <text:p>9767.3097662043</text:p>
          </table:table-cell>
          <table:table-cell/>
          <table:table-cell office:value-type="float" office:value="96.8329037049562" calcext:value-type="float">
            <text:p>96.83290370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603460.52289739" calcext:value-type="float">
            <text:p>4603460.52289739</text:p>
          </table:table-cell>
          <table:table-cell office:value-type="float" office:value="0.00398574435231948" calcext:value-type="float">
            <text:p>0.0039857444</text:p>
          </table:table-cell>
          <table:table-cell office:value-type="float" office:value="0.00885093200932374" calcext:value-type="float">
            <text:p>0.008850932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603460.52289722" calcext:value-type="float">
            <text:p>4603460.52289722</text:p>
          </table:table-cell>
          <table:table-cell/>
          <table:table-cell office:value-type="float" office:value="0.0000301363527341891" calcext:value-type="float">
            <text:p>3.01363527341891E-005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603460.52289733" calcext:value-type="float">
            <text:p>4603460.52289733</text:p>
          </table:table-cell>
          <table:table-cell office:value-type="float" office:value="0.0052354907137308" calcext:value-type="float">
            <text:p>0.0052354907</text:p>
          </table:table-cell>
          <table:table-cell office:value-type="float" office:value="0.000687632007782213" calcext:value-type="float">
            <text:p>0.000687632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603460.52289722" calcext:value-type="float">
            <text:p>4603460.52289722</text:p>
          </table:table-cell>
          <table:table-cell/>
          <table:table-cell office:value-type="float" office:value="0.000323683250442741" calcext:value-type="float">
            <text:p>0.0003236833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603460.52289732" calcext:value-type="float">
            <text:p>4603460.52289732</text:p>
          </table:table-cell>
          <table:table-cell office:value-type="float" office:value="0.00497368115163991" calcext:value-type="float">
            <text:p>0.0049736812</text:p>
          </table:table-cell>
          <table:table-cell office:value-type="float" office:value="0.000778086348645957" calcext:value-type="float">
            <text:p>0.0007780863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4603460.52289721" calcext:value-type="float">
            <text:p>4603460.52289721</text:p>
          </table:table-cell>
          <table:table-cell/>
          <table:table-cell office:value-type="float" office:value="0.0000118303889848903" calcext:value-type="float">
            <text:p>1.18303889848903E-005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office:value-type="float" office:value="360" calcext:value-type="float">
            <text:p>360</text:p>
          </table:table-cell>
          <table:table-cell office:value-type="float" office:value="662" calcext:value-type="float">
            <text:p>662</text:p>
          </table:table-cell>
          <table:table-cell office:value-type="float" office:value="76420.545202706" calcext:value-type="float">
            <text:p>76420.545202706</text:p>
          </table:table-cell>
          <table:table-cell office:value-type="float" office:value="0.00202323740442502" calcext:value-type="float">
            <text:p>0.0020232374</text:p>
          </table:table-cell>
          <table:table-cell office:value-type="float" office:value="0.274790739848425" calcext:value-type="float">
            <text:p>0.2747907398</text:p>
          </table:table-cell>
          <table:table-cell office:value-type="float" office:value="0.399998992681503" calcext:value-type="float">
            <text:p>0.3999989927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6939.1084854932" calcext:value-type="float">
            <text:p>76939.1084854932</text:p>
          </table:table-cell>
          <table:table-cell/>
          <table:table-cell office:value-type="float" office:value="96.683130347634" calcext:value-type="float">
            <text:p>96.6831303476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000</text:p>
          </table:table-cell>
          <table:table-cell office:value-type="float" office:value="774150" calcext:value-type="float">
            <text:p>774150</text:p>
          </table:table-cell>
          <table:table-cell office:value-type="float" office:value="76420.5452027046" calcext:value-type="float">
            <text:p>76420.5452027046</text:p>
          </table:table-cell>
          <table:table-cell table:style-name="ce1" office:value-type="string" calcext:value-type="string">
            <text:p>6.9443479746752035E-310</text:p>
          </table:table-cell>
          <table:table-cell office:value-type="float" office:value="0.0178133295028107" calcext:value-type="float">
            <text:p>0.0178133295</text:p>
          </table:table-cell>
          <table:table-cell office:value-type="float" office:value="357.659973144531" calcext:value-type="float">
            <text:p>357.659973144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6939.1084854932" calcext:value-type="float">
            <text:p>76939.1084854932</text:p>
          </table:table-cell>
          <table:table-cell/>
          <table:table-cell office:value-type="float" office:value="96.683130347634" calcext:value-type="float">
            <text:p>96.6831303476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000</text:p>
          </table:table-cell>
          <table:table-cell office:value-type="float" office:value="791364" calcext:value-type="float">
            <text:p>791364</text:p>
          </table:table-cell>
          <table:table-cell office:value-type="float" office:value="76420.5452027043" calcext:value-type="float">
            <text:p>76420.5452027043</text:p>
          </table:table-cell>
          <table:table-cell table:style-name="ce1" office:value-type="string" calcext:value-type="string">
            <text:p>6.9267205773579270E-310</text:p>
          </table:table-cell>
          <table:table-cell office:value-type="float" office:value="0.00888670125247937" calcext:value-type="float">
            <text:p>0.0088867013</text:p>
          </table:table-cell>
          <table:table-cell office:value-type="float" office:value="366.766632080078" calcext:value-type="float">
            <text:p>366.766632080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6939.1084854932" calcext:value-type="float">
            <text:p>76939.1084854932</text:p>
          </table:table-cell>
          <table:table-cell/>
          <table:table-cell office:value-type="float" office:value="96.683130347634" calcext:value-type="float">
            <text:p>96.6831303476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2566" calcext:value-type="float">
            <text:p>2566</text:p>
          </table:table-cell>
          <table:table-cell office:value-type="float" office:value="50766.7276972194" calcext:value-type="float">
            <text:p>50766.7276972194</text:p>
          </table:table-cell>
          <table:table-cell table:style-name="ce1" office:value-type="string" calcext:value-type="string">
            <text:p>6.9066626261291135E-310</text:p>
          </table:table-cell>
          <table:table-cell office:value-type="float" office:value="6.29301720465492" calcext:value-type="float">
            <text:p>6.2930172047</text:p>
          </table:table-cell>
          <table:table-cell office:value-type="float" office:value="1.86999893188477" calcext:value-type="float">
            <text:p>1.869998931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0769.1255888723" calcext:value-type="float">
            <text:p>50769.1255888723</text:p>
          </table:table-cell>
          <table:table-cell/>
          <table:table-cell office:value-type="float" office:value="96.836255532905" calcext:value-type="float">
            <text:p>96.8362555329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148338" calcext:value-type="float">
            <text:p>148338</text:p>
          </table:table-cell>
          <table:table-cell office:value-type="float" office:value="50766.6896002142" calcext:value-type="float">
            <text:p>50766.6896002142</text:p>
          </table:table-cell>
          <table:table-cell table:style-name="ce1" office:value-type="string" calcext:value-type="string">
            <text:p>6.9029266919550413E-310</text:p>
          </table:table-cell>
          <table:table-cell office:value-type="float" office:value="6.04605501135319" calcext:value-type="float">
            <text:p>6.0460550114</text:p>
          </table:table-cell>
          <table:table-cell office:value-type="float" office:value="70.5666580200195" calcext:value-type="float">
            <text:p>70.5666580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0769.1255888723" calcext:value-type="float">
            <text:p>50769.1255888723</text:p>
          </table:table-cell>
          <table:table-cell/>
          <table:table-cell office:value-type="float" office:value="96.836255532905" calcext:value-type="float">
            <text:p>96.8362555329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503636" calcext:value-type="float">
            <text:p>503636</text:p>
          </table:table-cell>
          <table:table-cell office:value-type="float" office:value="50766.6818668449" calcext:value-type="float">
            <text:p>50766.6818668449</text:p>
          </table:table-cell>
          <table:table-cell table:style-name="ce1" office:value-type="string" calcext:value-type="string">
            <text:p>6.9278091794362125E-310</text:p>
          </table:table-cell>
          <table:table-cell office:value-type="float" office:value="5.77147842134064" calcext:value-type="float">
            <text:p>5.7714784213</text:p>
          </table:table-cell>
          <table:table-cell office:value-type="float" office:value="230.869979858398" calcext:value-type="float">
            <text:p>230.869979858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0769.1255888723" calcext:value-type="float">
            <text:p>50769.1255888723</text:p>
          </table:table-cell>
          <table:table-cell/>
          <table:table-cell office:value-type="float" office:value="96.836255532905" calcext:value-type="float">
            <text:p>96.8362555329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345173" calcext:value-type="float">
            <text:p>345173</text:p>
          </table:table-cell>
          <table:table-cell office:value-type="float" office:value="48724.4477384774" calcext:value-type="float">
            <text:p>48724.4477384774</text:p>
          </table:table-cell>
          <table:table-cell table:style-name="ce1" office:value-type="string" calcext:value-type="string">
            <text:p>6.9399919178618372E-310</text:p>
          </table:table-cell>
          <table:table-cell office:value-type="float" office:value="7.20810573645746" calcext:value-type="float">
            <text:p>7.2081057365</text:p>
          </table:table-cell>
          <table:table-cell office:value-type="float" office:value="158.096649169922" calcext:value-type="float">
            <text:p>158.096649169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735.9321295938" calcext:value-type="float">
            <text:p>48735.9321295938</text:p>
          </table:table-cell>
          <table:table-cell/>
          <table:table-cell office:value-type="float" office:value="96.8323756947239" calcext:value-type="float">
            <text:p>96.8323756947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2289" calcext:value-type="float">
            <text:p>2289</text:p>
          </table:table-cell>
          <table:table-cell office:value-type="float" office:value="48722.9468292051" calcext:value-type="float">
            <text:p>48722.9468292051</text:p>
          </table:table-cell>
          <table:table-cell table:style-name="ce1" office:value-type="string" calcext:value-type="string">
            <text:p>6.9380766418943735E-310</text:p>
          </table:table-cell>
          <table:table-cell office:value-type="float" office:value="7.19379498218654" calcext:value-type="float">
            <text:p>7.1937949822</text:p>
          </table:table-cell>
          <table:table-cell office:value-type="float" office:value="1.85666596889496" calcext:value-type="float">
            <text:p>1.856665968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735.9321295938" calcext:value-type="float">
            <text:p>48735.9321295938</text:p>
          </table:table-cell>
          <table:table-cell/>
          <table:table-cell office:value-type="float" office:value="96.8323756947239" calcext:value-type="float">
            <text:p>96.8323756947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560556" calcext:value-type="float">
            <text:p>560556</text:p>
          </table:table-cell>
          <table:table-cell office:value-type="float" office:value="48722.9398499609" calcext:value-type="float">
            <text:p>48722.9398499609</text:p>
          </table:table-cell>
          <table:table-cell table:style-name="ce1" office:value-type="string" calcext:value-type="string">
            <text:p>6.9043790562697491E-310</text:p>
          </table:table-cell>
          <table:table-cell office:value-type="float" office:value="7.15982912057611" calcext:value-type="float">
            <text:p>7.1598291206</text:p>
          </table:table-cell>
          <table:table-cell office:value-type="float" office:value="257.386627197266" calcext:value-type="float">
            <text:p>257.386627197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735.9321295938" calcext:value-type="float">
            <text:p>48735.9321295938</text:p>
          </table:table-cell>
          <table:table-cell/>
          <table:table-cell office:value-type="float" office:value="96.8323756947239" calcext:value-type="float">
            <text:p>96.8323756947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216623" calcext:value-type="float">
            <text:p>216623</text:p>
          </table:table-cell>
          <table:table-cell office:value-type="float" office:value="48524.93915097" calcext:value-type="float">
            <text:p>48524.93915097</text:p>
          </table:table-cell>
          <table:table-cell table:style-name="ce1" office:value-type="string" calcext:value-type="string">
            <text:p>6.9091902195547817E-310</text:p>
          </table:table-cell>
          <table:table-cell office:value-type="float" office:value="7.31109804064855" calcext:value-type="float">
            <text:p>7.3110980406</text:p>
          </table:table-cell>
          <table:table-cell office:value-type="float" office:value="99.239990234375" calcext:value-type="float">
            <text:p>99.239990234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37.233352038" calcext:value-type="float">
            <text:p>48537.233352038</text:p>
          </table:table-cell>
          <table:table-cell/>
          <table:table-cell office:value-type="float" office:value="96.8319932416985" calcext:value-type="float">
            <text:p>96.8319932417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638078" calcext:value-type="float">
            <text:p>638078</text:p>
          </table:table-cell>
          <table:table-cell office:value-type="float" office:value="48523.1250791141" calcext:value-type="float">
            <text:p>48523.1250791141</text:p>
          </table:table-cell>
          <table:table-cell table:style-name="ce1" office:value-type="string" calcext:value-type="string">
            <text:p>6.9125706064713304E-310</text:p>
          </table:table-cell>
          <table:table-cell office:value-type="float" office:value="7.31470962771084" calcext:value-type="float">
            <text:p>7.3147096277</text:p>
          </table:table-cell>
          <table:table-cell office:value-type="float" office:value="292.543304443359" calcext:value-type="float">
            <text:p>292.543304443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37.233352038" calcext:value-type="float">
            <text:p>48537.233352038</text:p>
          </table:table-cell>
          <table:table-cell/>
          <table:table-cell office:value-type="float" office:value="96.8319932416985" calcext:value-type="float">
            <text:p>96.8319932417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607802" calcext:value-type="float">
            <text:p>607802</text:p>
          </table:table-cell>
          <table:table-cell office:value-type="float" office:value="48523.1262240766" calcext:value-type="float">
            <text:p>48523.1262240766</text:p>
          </table:table-cell>
          <table:table-cell table:style-name="ce1" office:value-type="string" calcext:value-type="string">
            <text:p>6.9493920706776818E-310</text:p>
          </table:table-cell>
          <table:table-cell office:value-type="float" office:value="7.30542824947853" calcext:value-type="float">
            <text:p>7.3054282495</text:p>
          </table:table-cell>
          <table:table-cell office:value-type="float" office:value="276.323303222656" calcext:value-type="float">
            <text:p>276.323303222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37.233352038" calcext:value-type="float">
            <text:p>48537.233352038</text:p>
          </table:table-cell>
          <table:table-cell/>
          <table:table-cell office:value-type="float" office:value="96.8319932416985" calcext:value-type="float">
            <text:p>96.8319932417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9087" calcext:value-type="float">
            <text:p>209087</text:p>
          </table:table-cell>
          <table:table-cell office:value-type="float" office:value="48503.4078426933" calcext:value-type="float">
            <text:p>48503.4078426933</text:p>
          </table:table-cell>
          <table:table-cell table:style-name="ce1" office:value-type="string" calcext:value-type="string">
            <text:p>6.9133059543385007E-310</text:p>
          </table:table-cell>
          <table:table-cell office:value-type="float" office:value="7.32352518657229" calcext:value-type="float">
            <text:p>7.3235251866</text:p>
          </table:table-cell>
          <table:table-cell office:value-type="float" office:value="95.9166564941406" calcext:value-type="float">
            <text:p>95.916656494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7.4089095878" calcext:value-type="float">
            <text:p>48517.4089095878</text:p>
          </table:table-cell>
          <table:table-cell/>
          <table:table-cell office:value-type="float" office:value="96.8319550531355" calcext:value-type="float">
            <text:p>96.8319550531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11324" calcext:value-type="float">
            <text:p>611324</text:p>
          </table:table-cell>
          <table:table-cell office:value-type="float" office:value="48503.2475806639" calcext:value-type="float">
            <text:p>48503.2475806639</text:p>
          </table:table-cell>
          <table:table-cell table:style-name="ce1" office:value-type="string" calcext:value-type="string">
            <text:p>6.9510403717707208E-310</text:p>
          </table:table-cell>
          <table:table-cell office:value-type="float" office:value="7.32324862013534" calcext:value-type="float">
            <text:p>7.3232486201</text:p>
          </table:table-cell>
          <table:table-cell office:value-type="float" office:value="279.669982910156" calcext:value-type="float">
            <text:p>279.669982910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7.4089095878" calcext:value-type="float">
            <text:p>48517.4089095878</text:p>
          </table:table-cell>
          <table:table-cell/>
          <table:table-cell office:value-type="float" office:value="96.8319550531355" calcext:value-type="float">
            <text:p>96.8319550531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597160" calcext:value-type="float">
            <text:p>597160</text:p>
          </table:table-cell>
          <table:table-cell office:value-type="float" office:value="48503.1966621961" calcext:value-type="float">
            <text:p>48503.1966621961</text:p>
          </table:table-cell>
          <table:table-cell table:style-name="ce1" office:value-type="string" calcext:value-type="string">
            <text:p>6.9220870439182767E-310</text:p>
          </table:table-cell>
          <table:table-cell office:value-type="float" office:value="7.3227476251985" calcext:value-type="float">
            <text:p>7.3227476252</text:p>
          </table:table-cell>
          <table:table-cell office:value-type="float" office:value="273.803314208984" calcext:value-type="float">
            <text:p>273.80331420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7.4089095878" calcext:value-type="float">
            <text:p>48517.4089095878</text:p>
          </table:table-cell>
          <table:table-cell/>
          <table:table-cell office:value-type="float" office:value="96.8319550531355" calcext:value-type="float">
            <text:p>96.8319550531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42734" calcext:value-type="float">
            <text:p>42734</text:p>
          </table:table-cell>
          <table:table-cell office:value-type="float" office:value="48501.4226401478" calcext:value-type="float">
            <text:p>48501.4226401478</text:p>
          </table:table-cell>
          <table:table-cell table:style-name="ce1" office:value-type="string" calcext:value-type="string">
            <text:p>6.9502828341110624E-310</text:p>
          </table:table-cell>
          <table:table-cell office:value-type="float" office:value="7.3244763672907" calcext:value-type="float">
            <text:p>7.3244763673</text:p>
          </table:table-cell>
          <table:table-cell office:value-type="float" office:value="19.8999977111816" calcext:value-type="float">
            <text:p>19.899997711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4269189542" calcext:value-type="float">
            <text:p>48515.4269189542</text:p>
          </table:table-cell>
          <table:table-cell/>
          <table:table-cell office:value-type="float" office:value="96.8319512348479" calcext:value-type="float">
            <text:p>96.8319512348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582183" calcext:value-type="float">
            <text:p>582183</text:p>
          </table:table-cell>
          <table:table-cell office:value-type="float" office:value="48501.2546293113" calcext:value-type="float">
            <text:p>48501.2546293113</text:p>
          </table:table-cell>
          <table:table-cell table:style-name="ce1" office:value-type="string" calcext:value-type="string">
            <text:p>6.9469180947926420E-310</text:p>
          </table:table-cell>
          <table:table-cell office:value-type="float" office:value="7.32439969323808" calcext:value-type="float">
            <text:p>7.3243996932</text:p>
          </table:table-cell>
          <table:table-cell office:value-type="float" office:value="266.426635742187" calcext:value-type="float">
            <text:p>266.426635742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4269189542" calcext:value-type="float">
            <text:p>48515.4269189542</text:p>
          </table:table-cell>
          <table:table-cell/>
          <table:table-cell office:value-type="float" office:value="96.8319512348479" calcext:value-type="float">
            <text:p>96.8319512348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504809" calcext:value-type="float">
            <text:p>504809</text:p>
          </table:table-cell>
          <table:table-cell office:value-type="float" office:value="48501.2721834743" calcext:value-type="float">
            <text:p>48501.2721834743</text:p>
          </table:table-cell>
          <table:table-cell table:style-name="ce1" office:value-type="string" calcext:value-type="string">
            <text:p>6.9118901968067655E-310</text:p>
          </table:table-cell>
          <table:table-cell office:value-type="float" office:value="7.32437452600524" calcext:value-type="float">
            <text:p>7.324374526</text:p>
          </table:table-cell>
          <table:table-cell office:value-type="float" office:value="231.516647338867" calcext:value-type="float">
            <text:p>231.516647338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4269189542" calcext:value-type="float">
            <text:p>48515.4269189542</text:p>
          </table:table-cell>
          <table:table-cell/>
          <table:table-cell office:value-type="float" office:value="96.8319512348479" calcext:value-type="float">
            <text:p>96.8319512348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62097" calcext:value-type="float">
            <text:p>162097</text:p>
          </table:table-cell>
          <table:table-cell office:value-type="float" office:value="48503.7108525751" calcext:value-type="float">
            <text:p>48503.7108525751</text:p>
          </table:table-cell>
          <table:table-cell table:style-name="ce1" office:value-type="string" calcext:value-type="string">
            <text:p>6.9444113369041829E-310</text:p>
          </table:table-cell>
          <table:table-cell office:value-type="float" office:value="7.32454465043031" calcext:value-type="float">
            <text:p>7.3245446504</text:p>
          </table:table-cell>
          <table:table-cell office:value-type="float" office:value="74.5299911499023" calcext:value-type="float">
            <text:p>74.529991149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287244254" calcext:value-type="float">
            <text:p>48515.2287244254</text:p>
          </table:table-cell>
          <table:table-cell/>
          <table:table-cell office:value-type="float" office:value="96.8319508530248" calcext:value-type="float">
            <text:p>96.831950853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03863" calcext:value-type="float">
            <text:p>603863</text:p>
          </table:table-cell>
          <table:table-cell office:value-type="float" office:value="48501.0581406831" calcext:value-type="float">
            <text:p>48501.0581406831</text:p>
          </table:table-cell>
          <table:table-cell table:style-name="ce1" office:value-type="string" calcext:value-type="string">
            <text:p>6.9109951186577840E-310</text:p>
          </table:table-cell>
          <table:table-cell office:value-type="float" office:value="7.32454249921068" calcext:value-type="float">
            <text:p>7.3245424992</text:p>
          </table:table-cell>
          <table:table-cell office:value-type="float" office:value="277.513305664062" calcext:value-type="float">
            <text:p>277.513305664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287244254" calcext:value-type="float">
            <text:p>48515.2287244254</text:p>
          </table:table-cell>
          <table:table-cell/>
          <table:table-cell office:value-type="float" office:value="96.8319508530248" calcext:value-type="float">
            <text:p>96.831950853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867954" calcext:value-type="float">
            <text:p>867954</text:p>
          </table:table-cell>
          <table:table-cell office:value-type="float" office:value="48501.0050721471" calcext:value-type="float">
            <text:p>48501.0050721471</text:p>
          </table:table-cell>
          <table:table-cell table:style-name="ce1" office:value-type="string" calcext:value-type="string">
            <text:p>6.9234364763322790E-310</text:p>
          </table:table-cell>
          <table:table-cell office:value-type="float" office:value="7.32454098613315" calcext:value-type="float">
            <text:p>7.3245409861</text:p>
          </table:table-cell>
          <table:table-cell office:value-type="float" office:value="397.326629638672" calcext:value-type="float">
            <text:p>397.326629638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287244254" calcext:value-type="float">
            <text:p>48515.2287244254</text:p>
          </table:table-cell>
          <table:table-cell/>
          <table:table-cell office:value-type="float" office:value="96.8319508530248" calcext:value-type="float">
            <text:p>96.831950853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3112" calcext:value-type="float">
            <text:p>3112</text:p>
          </table:table-cell>
          <table:table-cell office:value-type="float" office:value="48501.0909819822" calcext:value-type="float">
            <text:p>48501.0909819822</text:p>
          </table:table-cell>
          <table:table-cell table:style-name="ce1" office:value-type="string" calcext:value-type="string">
            <text:p>6.8998923344636377E-310</text:p>
          </table:table-cell>
          <table:table-cell office:value-type="float" office:value="7.32455440012519" calcext:value-type="float">
            <text:p>7.3245544001</text:p>
          </table:table-cell>
          <table:table-cell office:value-type="float" office:value="1.70333194732666" calcext:value-type="float">
            <text:p>1.703331947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89050185" calcext:value-type="float">
            <text:p>48515.2089050185</text:p>
          </table:table-cell>
          <table:table-cell/>
          <table:table-cell office:value-type="float" office:value="96.8319508148426" calcext:value-type="float">
            <text:p>96.8319508148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384669" calcext:value-type="float">
            <text:p>384669</text:p>
          </table:table-cell>
          <table:table-cell office:value-type="float" office:value="48501.0677990946" calcext:value-type="float">
            <text:p>48501.0677990946</text:p>
          </table:table-cell>
          <table:table-cell table:style-name="ce1" office:value-type="string" calcext:value-type="string">
            <text:p>6.9413854010107218E-310</text:p>
          </table:table-cell>
          <table:table-cell office:value-type="float" office:value="7.32455399221737" calcext:value-type="float">
            <text:p>7.3245539922</text:p>
          </table:table-cell>
          <table:table-cell office:value-type="float" office:value="175.919982910156" calcext:value-type="float">
            <text:p>175.9199829102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89050185" calcext:value-type="float">
            <text:p>48515.2089050185</text:p>
          </table:table-cell>
          <table:table-cell/>
          <table:table-cell office:value-type="float" office:value="96.8319508148426" calcext:value-type="float">
            <text:p>96.8319508148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94868" calcext:value-type="float">
            <text:p>694868</text:p>
          </table:table-cell>
          <table:table-cell office:value-type="float" office:value="48500.9850160905" calcext:value-type="float">
            <text:p>48500.9850160905</text:p>
          </table:table-cell>
          <table:table-cell table:style-name="ce1" office:value-type="string" calcext:value-type="string">
            <text:p>6.9369814539099619E-310</text:p>
          </table:table-cell>
          <table:table-cell office:value-type="float" office:value="7.32455367761004" calcext:value-type="float">
            <text:p>7.3245536776</text:p>
          </table:table-cell>
          <table:table-cell office:value-type="float" office:value="316.323303222656" calcext:value-type="float">
            <text:p>316.323303222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89050185" calcext:value-type="float">
            <text:p>48515.2089050185</text:p>
          </table:table-cell>
          <table:table-cell/>
          <table:table-cell office:value-type="float" office:value="96.8319508148426" calcext:value-type="float">
            <text:p>96.8319508148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534481" calcext:value-type="float">
            <text:p>534481</text:p>
          </table:table-cell>
          <table:table-cell office:value-type="float" office:value="48501.3087682997" calcext:value-type="float">
            <text:p>48501.3087682997</text:p>
          </table:table-cell>
          <table:table-cell table:style-name="ce1" office:value-type="string" calcext:value-type="string">
            <text:p>6.9289803631595482E-310</text:p>
          </table:table-cell>
          <table:table-cell office:value-type="float" office:value="7.32455519384514" calcext:value-type="float">
            <text:p>7.3245551938</text:p>
          </table:table-cell>
          <table:table-cell office:value-type="float" office:value="244.209976196289" calcext:value-type="float">
            <text:p>244.209976196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69230779" calcext:value-type="float">
            <text:p>48515.2069230779</text:p>
          </table:table-cell>
          <table:table-cell/>
          <table:table-cell office:value-type="float" office:value="96.8319508110244" calcext:value-type="float">
            <text:p>96.831950811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513463" calcext:value-type="float">
            <text:p>513463</text:p>
          </table:table-cell>
          <table:table-cell office:value-type="float" office:value="48501.0660526139" calcext:value-type="float">
            <text:p>48501.0660526139</text:p>
          </table:table-cell>
          <table:table-cell table:style-name="ce1" office:value-type="string" calcext:value-type="string">
            <text:p>6.9113167016705046E-310</text:p>
          </table:table-cell>
          <table:table-cell office:value-type="float" office:value="7.32455518703424" calcext:value-type="float">
            <text:p>7.324555187</text:p>
          </table:table-cell>
          <table:table-cell office:value-type="float" office:value="237.329971313477" calcext:value-type="float">
            <text:p>237.329971313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69230779" calcext:value-type="float">
            <text:p>48515.2069230779</text:p>
          </table:table-cell>
          <table:table-cell/>
          <table:table-cell office:value-type="float" office:value="96.8319508110244" calcext:value-type="float">
            <text:p>96.831950811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572381" calcext:value-type="float">
            <text:p>572381</text:p>
          </table:table-cell>
          <table:table-cell office:value-type="float" office:value="48500.9827286457" calcext:value-type="float">
            <text:p>48500.9827286457</text:p>
          </table:table-cell>
          <table:table-cell table:style-name="ce1" office:value-type="string" calcext:value-type="string">
            <text:p>6.9387342587059705E-310</text:p>
          </table:table-cell>
          <table:table-cell office:value-type="float" office:value="7.32455513953964" calcext:value-type="float">
            <text:p>7.3245551395</text:p>
          </table:table-cell>
          <table:table-cell office:value-type="float" office:value="262.666625976563" calcext:value-type="float">
            <text:p>262.666625976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69230779" calcext:value-type="float">
            <text:p>48515.2069230779</text:p>
          </table:table-cell>
          <table:table-cell/>
          <table:table-cell office:value-type="float" office:value="96.8319508110244" calcext:value-type="float">
            <text:p>96.831950811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484900" calcext:value-type="float">
            <text:p>484900</text:p>
          </table:table-cell>
          <table:table-cell office:value-type="float" office:value="48503.5582579212" calcext:value-type="float">
            <text:p>48503.5582579212</text:p>
          </table:table-cell>
          <table:table-cell table:style-name="ce1" office:value-type="string" calcext:value-type="string">
            <text:p>6.9225818186155126E-310</text:p>
          </table:table-cell>
          <table:table-cell office:value-type="float" office:value="7.32455530798403" calcext:value-type="float">
            <text:p>7.324555308</text:p>
          </table:table-cell>
          <table:table-cell office:value-type="float" office:value="222.869979858398" calcext:value-type="float">
            <text:p>222.869979858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67248843" calcext:value-type="float">
            <text:p>48515.2067248843</text:p>
          </table:table-cell>
          <table:table-cell/>
          <table:table-cell office:value-type="float" office:value="96.8319508106426" calcext:value-type="float">
            <text:p>96.8319508106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26241" calcext:value-type="float">
            <text:p>626241</text:p>
          </table:table-cell>
          <table:table-cell office:value-type="float" office:value="48501.0656756409" calcext:value-type="float">
            <text:p>48501.0656756409</text:p>
          </table:table-cell>
          <table:table-cell table:style-name="ce1" office:value-type="string" calcext:value-type="string">
            <text:p>6.9093716405864155E-310</text:p>
          </table:table-cell>
          <table:table-cell office:value-type="float" office:value="7.32455530779451" calcext:value-type="float">
            <text:p>7.3245553078</text:p>
          </table:table-cell>
          <table:table-cell office:value-type="float" office:value="287.873291015625" calcext:value-type="float">
            <text:p>287.873291015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67248843" calcext:value-type="float">
            <text:p>48515.2067248843</text:p>
          </table:table-cell>
          <table:table-cell/>
          <table:table-cell office:value-type="float" office:value="96.8319508106426" calcext:value-type="float">
            <text:p>96.8319508106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609987" calcext:value-type="float">
            <text:p>609987</text:p>
          </table:table-cell>
          <table:table-cell office:value-type="float" office:value="48500.9825301642" calcext:value-type="float">
            <text:p>48500.9825301642</text:p>
          </table:table-cell>
          <table:table-cell table:style-name="ce1" office:value-type="string" calcext:value-type="string">
            <text:p>6.9048303375571235E-310</text:p>
          </table:table-cell>
          <table:table-cell office:value-type="float" office:value="7.32455530183754" calcext:value-type="float">
            <text:p>7.3245553018</text:p>
          </table:table-cell>
          <table:table-cell office:value-type="float" office:value="281.056640625" calcext:value-type="float">
            <text:p>281.05664062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67248843" calcext:value-type="float">
            <text:p>48515.2067248843</text:p>
          </table:table-cell>
          <table:table-cell/>
          <table:table-cell office:value-type="float" office:value="96.8319508106426" calcext:value-type="float">
            <text:p>96.8319508106</text:p>
          </table:table-cell>
          <table:table-cell office:value-type="float" office:value="0.013332000002265" calcext:value-type="float">
            <text:p>0.013332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41724" calcext:value-type="float">
            <text:p>341724</text:p>
          </table:table-cell>
          <table:table-cell office:value-type="float" office:value="48501.0770590555" calcext:value-type="float">
            <text:p>48501.0770590555</text:p>
          </table:table-cell>
          <table:table-cell table:style-name="ce1" office:value-type="string" calcext:value-type="string">
            <text:p>6.9215787044076301E-310</text:p>
          </table:table-cell>
          <table:table-cell office:value-type="float" office:value="7.32455531897997" calcext:value-type="float">
            <text:p>7.324555319</text:p>
          </table:table-cell>
          <table:table-cell office:value-type="float" office:value="157.496643066406" calcext:value-type="float">
            <text:p>157.496643066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67050634" calcext:value-type="float">
            <text:p>48515.2067050634</text:p>
          </table:table-cell>
          <table:table-cell/>
          <table:table-cell office:value-type="float" office:value="96.8319508106044" calcext:value-type="float">
            <text:p>96.8319508106</text:p>
          </table:table-cell>
          <table:table-cell office:value-type="float" office:value="0.0166660007089376" calcext:value-type="float">
            <text:p>0.0166660007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03007" calcext:value-type="float">
            <text:p>403007</text:p>
          </table:table-cell>
          <table:table-cell office:value-type="float" office:value="48501.0661582021" calcext:value-type="float">
            <text:p>48501.0661582021</text:p>
          </table:table-cell>
          <table:table-cell table:style-name="ce1" office:value-type="string" calcext:value-type="string">
            <text:p>6.9126587322254094E-310</text:p>
          </table:table-cell>
          <table:table-cell office:value-type="float" office:value="7.32455531867776" calcext:value-type="float">
            <text:p>7.3245553187</text:p>
          </table:table-cell>
          <table:table-cell office:value-type="float" office:value="185.369979858398" calcext:value-type="float">
            <text:p>185.369979858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67050634" calcext:value-type="float">
            <text:p>48515.2067050634</text:p>
          </table:table-cell>
          <table:table-cell/>
          <table:table-cell office:value-type="float" office:value="96.8319508106044" calcext:value-type="float">
            <text:p>96.8319508106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77726" calcext:value-type="float">
            <text:p>677726</text:p>
          </table:table-cell>
          <table:table-cell office:value-type="float" office:value="48500.9825100274" calcext:value-type="float">
            <text:p>48500.9825100274</text:p>
          </table:table-cell>
          <table:table-cell table:style-name="ce1" office:value-type="string" calcext:value-type="string">
            <text:p>6.9069293421732182E-310</text:p>
          </table:table-cell>
          <table:table-cell office:value-type="float" office:value="7.32455531852877" calcext:value-type="float">
            <text:p>7.3245553185</text:p>
          </table:table-cell>
          <table:table-cell office:value-type="float" office:value="313.736633300781" calcext:value-type="float">
            <text:p>313.736633300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8515.2067050634" calcext:value-type="float">
            <text:p>48515.2067050634</text:p>
          </table:table-cell>
          <table:table-cell/>
          <table:table-cell office:value-type="float" office:value="96.8319508106044" calcext:value-type="float">
            <text:p>96.8319508106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S7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3T13:46:33.712163704</dc:date>
    <meta:document-statistic meta:table-count="1" meta:cell-count="10887" meta:object-count="0"/>
    <meta:generator>LibreOffice/4.1.2.3$Linux_X86_64 LibreOffice_project/410m0$Build-3</meta:generator>
  </office:meta>
</office:document-meta>
</file>